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126in"/>
    </style:style>
    <style:style style:name="co3" style:family="table-column">
      <style:table-column-properties fo:break-before="auto" style:column-width="2.3118in"/>
    </style:style>
    <style:style style:name="co4" style:family="table-column">
      <style:table-column-properties fo:break-before="auto" style:column-width="2.3362in"/>
    </style:style>
    <style:style style:name="co5" style:family="table-column">
      <style:table-column-properties fo:break-before="auto" style:column-width="1.9957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5516in"/>
    </style:style>
    <style:style style:name="co8" style:family="table-column">
      <style:table-column-properties fo:break-before="auto" style:column-width="2.5783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2.1118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2.4575in"/>
    </style:style>
    <style:style style:name="co14" style:family="table-column">
      <style:table-column-properties fo:break-before="auto" style:column-width="2.755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umberland1" style:font-name-asian="Cumberland1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umberland1" style:font-name-asian="Cumberland1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artan45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>
            <text:p>CMDLST_SPARTAN_ATTACKS</text:p>
          </table:table-cell>
          <table:table-cell office:value-type="string">
            <text:p>XREF[1]:</text:p>
          </table:table-cell>
          <table:table-cell office:value-type="string">
            <text:p>82111ac0(*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ナックルアロー（仮）</text:p>
          </table:table-cell>
        </table:table-row>
        <table:table-row table:style-name="ro1">
          <table:table-cell table:number-columns-repeated="4"/>
          <table:table-cell office:value-type="string">
            <text:p>ナックルアロ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7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ワンハンドハンマー（仮）</text:p>
          </table:table-cell>
        </table:table-row>
        <table:table-row table:style-name="ro1">
          <table:table-cell table:number-columns-repeated="4"/>
          <table:table-cell office:value-type="string">
            <text:p>ワンハンドハンマ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ジャンピングストレート（仮）</text:p>
          </table:table-cell>
        </table:table-row>
        <table:table-row table:style-name="ro1">
          <table:table-cell table:number-columns-repeated="4"/>
          <table:table-cell office:value-type="string">
            <text:p>ジャンピングストレー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9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8PPC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PPPC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トマホーク（仮）</text:p>
          </table:table-cell>
        </table:table-row>
        <table:table-row table:style-name="ro1">
          <table:table-cell table:number-columns-repeated="4"/>
          <table:table-cell office:value-type="string">
            <text:p>トマホー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PP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レッグスパイク（仮）</text:p>
          </table:table-cell>
        </table:table-row>
        <table:table-row table:style-name="ro1">
          <table:table-cell table:number-columns-repeated="4"/>
          <table:table-cell office:value-type="string">
            <text:p>レッグスパイ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PP2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マッハストレート（仮）</text:p>
          </table:table-cell>
        </table:table-row>
        <table:table-row table:style-name="ro1">
          <table:table-cell table:number-columns-repeated="4"/>
          <table:table-cell office:value-type="string">
            <text:p>マッハストレー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reak Shot</text:p>
          </table:table-cell>
        </table:table-row>
        <table:table-row table:style-name="ro1">
          <table:table-cell table:number-columns-repeated="4"/>
          <table:table-cell office:value-type="string">
            <text:p>ブレイクショッ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K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ナックル・トマホーク（仮）</text:p>
          </table:table-cell>
        </table:table-row>
        <table:table-row table:style-name="ro1">
          <table:table-cell table:number-columns-repeated="4"/>
          <table:table-cell office:value-type="string">
            <text:p>ナックル・トマホー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PPPC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トマホーク（仮）</text:p>
          </table:table-cell>
        </table:table-row>
        <table:table-row table:style-name="ro1">
          <table:table-cell table:number-columns-repeated="4"/>
          <table:table-cell office:value-type="string">
            <text:p>トマホー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PP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レッグスパイク（仮）</text:p>
          </table:table-cell>
        </table:table-row>
        <table:table-row table:style-name="ro1">
          <table:table-cell table:number-columns-repeated="4"/>
          <table:table-cell office:value-type="string">
            <text:p>レッグスパイ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PP2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Giant Uppercut</text:p>
          </table:table-cell>
        </table:table-row>
        <table:table-row table:style-name="ro1">
          <table:table-cell table:number-columns-repeated="4"/>
          <table:table-cell office:value-type="string">
            <text:p>ジャイアントアッパ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チョッピングライト（仮）</text:p>
          </table:table-cell>
        </table:table-row>
        <table:table-row table:style-name="ro1">
          <table:table-cell table:number-columns-repeated="4"/>
          <table:table-cell office:value-type="string">
            <text:p>チョッピングライ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6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チョッピングライト（仮）</text:p>
          </table:table-cell>
        </table:table-row>
        <table:table-row table:style-name="ro1">
          <table:table-cell table:number-columns-repeated="4"/>
          <table:table-cell office:value-type="string">
            <text:p>チョッピングライ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_P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pike Shoulder</text:p>
          </table:table-cell>
        </table:table-row>
        <table:table-row table:style-name="ro1">
          <table:table-cell table:number-columns-repeated="4"/>
          <table:table-cell office:value-type="string">
            <text:p>スパイクショルダ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3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ブレイクショット（仮）</text:p>
          </table:table-cell>
        </table:table-row>
        <table:table-row table:style-name="ro1">
          <table:table-cell table:number-columns-repeated="4"/>
          <table:table-cell office:value-type="string">
            <text:p>ブレイクショッ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Trass Kick</text:p>
          </table:table-cell>
        </table:table-row>
        <table:table-row table:style-name="ro1">
          <table:table-cell table:number-columns-repeated="4"/>
          <table:table-cell office:value-type="string">
            <text:p>トラースキッ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Rising Tomahawk</text:p>
          </table:table-cell>
        </table:table-row>
        <table:table-row table:style-name="ro1">
          <table:table-cell table:number-columns-repeated="4"/>
          <table:table-cell office:value-type="string">
            <text:p>ライジングトマホー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9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ジャベリンキック（仮）</text:p>
          </table:table-cell>
        </table:table-row>
        <table:table-row table:style-name="ro1">
          <table:table-cell table:number-columns-repeated="4"/>
          <table:table-cell office:value-type="string">
            <text:p>ジャベリンキッ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7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Leg Spike</text:p>
          </table:table-cell>
        </table:table-row>
        <table:table-row table:style-name="ro1">
          <table:table-cell table:number-columns-repeated="4"/>
          <table:table-cell office:value-type="string">
            <text:p>レッグスパイ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ブレイクショット（仮）</text:p>
          </table:table-cell>
        </table:table-row>
        <table:table-row table:style-name="ro1">
          <table:table-cell table:number-columns-repeated="4"/>
          <table:table-cell office:value-type="string">
            <text:p>ブレイクショッ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idewinder</text:p>
          </table:table-cell>
        </table:table-row>
        <table:table-row table:style-name="ro1">
          <table:table-cell table:number-columns-repeated="4"/>
          <table:table-cell office:value-type="string">
            <text:p>サイドワインダ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+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Turn Low Javelin</text:p>
          </table:table-cell>
        </table:table-row>
        <table:table-row table:style-name="ro1">
          <table:table-cell table:number-columns-repeated="4"/>
          <table:table-cell office:value-type="string">
            <text:p>ターンロージャベリン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2F+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ダブルハンマー（仮）</text:p>
          </table:table-cell>
        </table:table-row>
        <table:table-row table:style-name="ro1">
          <table:table-cell table:number-columns-repeated="4"/>
          <table:table-cell office:value-type="string">
            <text:p>ダブルハンマ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P+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4"/>
          <table:table-cell office:value-type="string">
            <text:p>ストレー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P+KC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プラズマグレネード</text:p>
          </table:table-cell>
        </table:table-row>
        <table:table-row table:style-name="ro1">
          <table:table-cell table:number-columns-repeated="4"/>
          <table:table-cell office:value-type="string">
            <text:p>プラズマグレネー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+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>
            <text:p>CMDLST_SPARTAN_THROWS</text:p>
          </table:table-cell>
          <table:table-cell office:value-type="string">
            <text:p>XREF[1]:</text:p>
          </table:table-cell>
          <table:table-cell office:value-type="string">
            <text:p>82111ad0(*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スパルタンパンチ（仮）</text:p>
          </table:table-cell>
        </table:table-row>
        <table:table-row table:style-name="ro1">
          <table:table-cell table:number-columns-repeated="4"/>
          <table:table-cell office:value-type="string">
            <text:p>スパルタンパンチ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assive Throw</text:p>
          </table:table-cell>
        </table:table-row>
        <table:table-row table:style-name="ro1">
          <table:table-cell table:number-columns-repeated="4"/>
          <table:table-cell office:value-type="string">
            <text:p>マッシブスロ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ワンハンドネックハング（仮）</text:p>
          </table:table-cell>
        </table:table-row>
        <table:table-row table:style-name="ro1">
          <table:table-cell table:number-columns-repeated="4"/>
          <table:table-cell office:value-type="string">
            <text:p>ワンハンドネックハング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Neck Hanging Blow</text:p>
          </table:table-cell>
        </table:table-row>
        <table:table-row table:style-name="ro1">
          <table:table-cell table:number-columns-repeated="4"/>
          <table:table-cell office:value-type="string">
            <text:p>ネックハンギングブロ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ジェイルロックニー（仮）</text:p>
          </table:table-cell>
        </table:table-row>
        <table:table-row table:style-name="ro1">
          <table:table-cell table:number-columns-repeated="4"/>
          <table:table-cell office:value-type="string">
            <text:p>ジェイルロックニ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スパルタンラッシュ（仮）</text:p>
          </table:table-cell>
        </table:table-row>
        <table:table-row table:style-name="ro1">
          <table:table-cell table:number-columns-repeated="4"/>
          <table:table-cell office:value-type="string">
            <text:p>スパルタンラッシュ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たたきつけ（仮）</text:p>
          </table:table-cell>
        </table:table-row>
        <table:table-row table:style-name="ro1">
          <table:table-cell table:number-columns-repeated="4"/>
          <table:table-cell office:value-type="string">
            <text:p>たたきつけ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Y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背後からスパルタンパンチ（仮）</text:p>
          </table:table-cell>
        </table:table-row>
        <table:table-row table:style-name="ro1">
          <table:table-cell table:number-columns-repeated="4"/>
          <table:table-cell office:value-type="string">
            <text:p>背後からスパルタンパンチ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wing Neck Hold</text:p>
          </table:table-cell>
        </table:table-row>
        <table:table-row table:style-name="ro1">
          <table:table-cell table:number-columns-repeated="4"/>
          <table:table-cell office:value-type="string">
            <text:p>スイングスリーパ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6F+P.4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wing Breath Fall</text:p>
          </table:table-cell>
        </table:table-row>
        <table:table-row table:style-name="ro1">
          <table:table-cell table:number-columns-repeated="4"/>
          <table:table-cell office:value-type="string">
            <text:p>スイングブレスフォール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6F+P.4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ワンハンドネックハング（仮）</text:p>
          </table:table-cell>
        </table:table-row>
        <table:table-row table:style-name="ro1">
          <table:table-cell table:number-columns-repeated="4"/>
          <table:table-cell office:value-type="string">
            <text:p>ワンハンドネックハング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打ち下ろしハンマーパンチ（仮）</text:p>
          </table:table-cell>
        </table:table-row>
        <table:table-row table:style-name="ro1">
          <table:table-cell table:number-columns-repeated="4"/>
          <table:table-cell office:value-type="string">
            <text:p>打ち下ろしハンマーパンチ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2F+P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>
            <text:p>CMDLST_SPARTAN_HOLDS</text:p>
          </table:table-cell>
          <table:table-cell office:value-type="string">
            <text:p>XREF[1]:</text:p>
          </table:table-cell>
          <table:table-cell office:value-type="string">
            <text:p>82111ad4(*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Head Hunting Cross Lock</text:p>
          </table:table-cell>
        </table:table-row>
        <table:table-row table:style-name="ro1">
          <table:table-cell table:number-columns-repeated="4"/>
          <table:table-cell office:value-type="string">
            <text:p>首狩り十字固め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7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Reverse Achilles Heel Lock</text:p>
          </table:table-cell>
        </table:table-row>
        <table:table-row table:style-name="ro1">
          <table:table-cell table:number-columns-repeated="4"/>
          <table:table-cell office:value-type="string">
            <text:p>裏アキレス腱固め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7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eath Trap</text:p>
          </table:table-cell>
        </table:table-row>
        <table:table-row table:style-name="ro1">
          <table:table-cell table:number-columns-repeated="4"/>
          <table:table-cell office:value-type="string">
            <text:p>デストラップ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nake Bites</text:p>
          </table:table-cell>
        </table:table-row>
        <table:table-row table:style-name="ro1">
          <table:table-cell table:number-columns-repeated="4"/>
          <table:table-cell office:value-type="string">
            <text:p>スネークヴァイツ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atching Cross Hold</text:p>
          </table:table-cell>
        </table:table-row>
        <table:table-row table:style-name="ro1">
          <table:table-cell table:number-columns-repeated="4"/>
          <table:table-cell office:value-type="string">
            <text:p>飛びつき膝十字固め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Rolling Cross Hold</text:p>
          </table:table-cell>
        </table:table-row>
        <table:table-row table:style-name="ro1">
          <table:table-cell table:number-columns-repeated="4"/>
          <table:table-cell office:value-type="string">
            <text:p>巻き込み十字固め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obra Death Lock</text:p>
          </table:table-cell>
        </table:table-row>
        <table:table-row table:style-name="ro1">
          <table:table-cell table:number-columns-repeated="4"/>
          <table:table-cell office:value-type="string">
            <text:p>コブラデスロッ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atching Arm Lock</text:p>
          </table:table-cell>
        </table:table-row>
        <table:table-row table:style-name="ro1">
          <table:table-cell table:number-columns-repeated="4"/>
          <table:table-cell office:value-type="string">
            <text:p>キャッチングアームロック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eel Hold</text:p>
          </table:table-cell>
        </table:table-row>
        <table:table-row table:style-name="ro1">
          <table:table-cell table:number-columns-repeated="4"/>
          <table:table-cell office:value-type="string">
            <text:p>ヒールホールド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F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>
            <text:p>CMDLST_SPARTAN_DOWN-ATTACKS</text:p>
          </table:table-cell>
          <table:table-cell office:value-type="string">
            <text:p>XREF[1]:</text:p>
          </table:table-cell>
          <table:table-cell office:value-type="string">
            <text:p>82111ad8(*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Knee Drop</text:p>
          </table:table-cell>
        </table:table-row>
        <table:table-row table:style-name="ro1">
          <table:table-cell table:number-columns-repeated="4"/>
          <table:table-cell office:value-type="string">
            <text:p>ニードロップ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8P+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>
            <text:p>CMDLST_SPARTAN_SPECIAL-MOVES</text:p>
          </table:table-cell>
          <table:table-cell office:value-type="string">
            <text:p>XREF[1]:</text:p>
          </table:table-cell>
          <table:table-cell office:value-type="string">
            <text:p>82111adc(*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アピール</text:p>
          </table:table-cell>
        </table:table-row>
        <table:table-row table:style-name="ro1">
          <table:table-cell table:number-columns-repeated="4"/>
          <table:table-cell office:value-type="string">
            <text:p>アピール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64F+P+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アピール</text:p>
          </table:table-cell>
        </table:table-row>
        <table:table-row table:style-name="ro1">
          <table:table-cell table:number-columns-repeated="4"/>
          <table:table-cell office:value-type="string">
            <text:p>アピール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22F+P+K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デストラップスパルタン版（仮）</text:p>
          </table:table-cell>
        </table:table-row>
        <table:table-row table:style-name="ro1">
          <table:table-cell table:number-columns-repeated="4"/>
          <table:table-cell office:value-type="string">
            <text:p>デストラップスパルタン版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+P</text:p>
          </table:table-cell>
        </table:table-row>
      </table:table>
      <table:table table:name="Spartan458filtered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20" table:default-cell-style-name="ce2"/>
        <table:table-row table:style-name="ro1">
          <table:table-cell table:formula="of:=([$Spartan458.E2])" office:value-type="string" office:string-value="ナックルアロー（仮）">
            <text:p>ナックルアロー（仮）</text:p>
          </table:table-cell>
          <table:table-cell table:formula="of:=([$Spartan458.E3])" office:value-type="string" office:string-value="ナックルアロー（仮）">
            <text:p>ナックルアロー（仮）</text:p>
          </table:table-cell>
          <table:table-cell table:formula="of:=([$Spartan458.E5])" office:value-type="string" office:string-value="7P">
            <text:p>7P</text:p>
          </table:table-cell>
          <table:table-cell table:formula="of:=([$Spartan458.E7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4])" office:value-type="string" office:string-value="ワンハンドハンマー（仮）">
            <text:p>ワンハンドハンマー（仮）</text:p>
          </table:table-cell>
          <table:table-cell table:formula="of:=([$Spartan458.E15])" office:value-type="string" office:string-value="ワンハンドハンマー（仮）">
            <text:p>ワンハンドハンマー（仮）</text:p>
          </table:table-cell>
          <table:table-cell table:formula="of:=([$Spartan458.E17])" office:value-type="string" office:string-value="1P">
            <text:p>1P</text:p>
          </table:table-cell>
          <table:table-cell table:formula="of:=([$Spartan458.E1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6])" office:value-type="string" office:string-value="ジャンピングストレート（仮）">
            <text:p>ジャンピングストレート（仮）</text:p>
          </table:table-cell>
          <table:table-cell table:formula="of:=([$Spartan458.E27])" office:value-type="string" office:string-value="ジャンピングストレート（仮）">
            <text:p>ジャンピングストレート（仮）</text:p>
          </table:table-cell>
          <table:table-cell table:formula="of:=([$Spartan458.E29])" office:value-type="string" office:string-value="9P">
            <text:p>9P</text:p>
          </table:table-cell>
          <table:table-cell table:formula="of:=([$Spartan458.E3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8])" office:value-type="string" office:string-value="ストレート（仮）">
            <text:p>ストレート（仮）</text:p>
          </table:table-cell>
          <table:table-cell table:formula="of:=([$Spartan458.E39])" office:value-type="string" office:string-value="ストレート（仮）">
            <text:p>ストレート（仮）</text:p>
          </table:table-cell>
          <table:table-cell table:formula="of:=([$Spartan458.E41])" office:value-type="string" office:string-value="8PPC">
            <text:p>8PPC</text:p>
          </table:table-cell>
          <table:table-cell table:formula="of:=([$Spartan458.E4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0])" office:value-type="string" office:string-value="ストレート（仮）">
            <text:p>ストレート（仮）</text:p>
          </table:table-cell>
          <table:table-cell table:formula="of:=([$Spartan458.E51])" office:value-type="string" office:string-value="ストレート（仮）">
            <text:p>ストレート（仮）</text:p>
          </table:table-cell>
          <table:table-cell table:formula="of:=([$Spartan458.E53])" office:value-type="string" office:string-value="PPPPPC">
            <text:p>PPPPPC</text:p>
          </table:table-cell>
          <table:table-cell table:formula="of:=([$Spartan458.E55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62])" office:value-type="string" office:string-value="トマホーク（仮）">
            <text:p>トマホーク（仮）</text:p>
          </table:table-cell>
          <table:table-cell table:formula="of:=([$Spartan458.E63])" office:value-type="string" office:string-value="トマホーク（仮）">
            <text:p>トマホーク（仮）</text:p>
          </table:table-cell>
          <table:table-cell table:formula="of:=([$Spartan458.E65])" office:value-type="string" office:string-value="PPPPK">
            <text:p>PPPPK</text:p>
          </table:table-cell>
          <table:table-cell table:formula="of:=([$Spartan458.E67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74])" office:value-type="string" office:string-value="レッグスパイク（仮）">
            <text:p>レッグスパイク（仮）</text:p>
          </table:table-cell>
          <table:table-cell table:formula="of:=([$Spartan458.E75])" office:value-type="string" office:string-value="レッグスパイク（仮）">
            <text:p>レッグスパイク（仮）</text:p>
          </table:table-cell>
          <table:table-cell table:formula="of:=([$Spartan458.E77])" office:value-type="string" office:string-value="PPPP2K">
            <text:p>PPPP2K</text:p>
          </table:table-cell>
          <table:table-cell table:formula="of:=([$Spartan458.E7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86])" office:value-type="string" office:string-value="マッハストレート（仮）">
            <text:p>マッハストレート（仮）</text:p>
          </table:table-cell>
          <table:table-cell table:formula="of:=([$Spartan458.E87])" office:value-type="string" office:string-value="マッハストレート（仮）">
            <text:p>マッハストレート（仮）</text:p>
          </table:table-cell>
          <table:table-cell table:formula="of:=([$Spartan458.E89])" office:value-type="string" office:string-value="PP6P">
            <text:p>PP6P</text:p>
          </table:table-cell>
          <table:table-cell table:formula="of:=([$Spartan458.E9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98])" office:value-type="string" office:string-value="Break Shot">
            <text:p>Break Shot</text:p>
          </table:table-cell>
          <table:table-cell table:formula="of:=([$Spartan458.E99])" office:value-type="string" office:string-value="ブレイクショット（仮）">
            <text:p>ブレイクショット（仮）</text:p>
          </table:table-cell>
          <table:table-cell table:formula="of:=([$Spartan458.E101])" office:value-type="string" office:string-value="PPKK">
            <text:p>PPKK</text:p>
          </table:table-cell>
          <table:table-cell table:formula="of:=([$Spartan458.E10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10])" office:value-type="string" office:string-value="ナックル・トマホーク（仮）">
            <text:p>ナックル・トマホーク（仮）</text:p>
          </table:table-cell>
          <table:table-cell table:formula="of:=([$Spartan458.E111])" office:value-type="string" office:string-value="ナックル・トマホーク（仮）">
            <text:p>ナックル・トマホーク（仮）</text:p>
          </table:table-cell>
          <table:table-cell table:formula="of:=([$Spartan458.E113])" office:value-type="string" office:string-value="PK">
            <text:p>PK</text:p>
          </table:table-cell>
          <table:table-cell table:formula="of:=([$Spartan458.E115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22])" office:value-type="string" office:string-value="ストレート（仮）">
            <text:p>ストレート（仮）</text:p>
          </table:table-cell>
          <table:table-cell table:formula="of:=([$Spartan458.E123])" office:value-type="string" office:string-value="ストレート（仮）">
            <text:p>ストレート（仮）</text:p>
          </table:table-cell>
          <table:table-cell table:formula="of:=([$Spartan458.E125])" office:value-type="string" office:string-value="6PPPC">
            <text:p>6PPPC</text:p>
          </table:table-cell>
          <table:table-cell table:formula="of:=([$Spartan458.E127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34])" office:value-type="string" office:string-value="トマホーク（仮）">
            <text:p>トマホーク（仮）</text:p>
          </table:table-cell>
          <table:table-cell table:formula="of:=([$Spartan458.E135])" office:value-type="string" office:string-value="トマホーク（仮）">
            <text:p>トマホーク（仮）</text:p>
          </table:table-cell>
          <table:table-cell table:formula="of:=([$Spartan458.E137])" office:value-type="string" office:string-value="6PPK">
            <text:p>6PPK</text:p>
          </table:table-cell>
          <table:table-cell table:formula="of:=([$Spartan458.E13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46])" office:value-type="string" office:string-value="レッグスパイク（仮）">
            <text:p>レッグスパイク（仮）</text:p>
          </table:table-cell>
          <table:table-cell table:formula="of:=([$Spartan458.E147])" office:value-type="string" office:string-value="レッグスパイク（仮）">
            <text:p>レッグスパイク（仮）</text:p>
          </table:table-cell>
          <table:table-cell table:formula="of:=([$Spartan458.E149])" office:value-type="string" office:string-value="6PP2K">
            <text:p>6PP2K</text:p>
          </table:table-cell>
          <table:table-cell table:formula="of:=([$Spartan458.E15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58])" office:value-type="string" office:string-value="Giant Uppercut">
            <text:p>Giant Uppercut</text:p>
          </table:table-cell>
          <table:table-cell table:formula="of:=([$Spartan458.E159])" office:value-type="string" office:string-value="ジャイアントアッパー（仮）">
            <text:p>ジャイアントアッパー（仮）</text:p>
          </table:table-cell>
          <table:table-cell table:formula="of:=([$Spartan458.E161])" office:value-type="string" office:string-value="4P">
            <text:p>4P</text:p>
          </table:table-cell>
          <table:table-cell table:formula="of:=([$Spartan458.E16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70])" office:value-type="string" office:string-value="チョッピングライト（仮）">
            <text:p>チョッピングライト（仮）</text:p>
          </table:table-cell>
          <table:table-cell table:formula="of:=([$Spartan458.E171])" office:value-type="string" office:string-value="チョッピングライト（仮）">
            <text:p>チョッピングライト（仮）</text:p>
          </table:table-cell>
          <table:table-cell table:formula="of:=([$Spartan458.E173])" office:value-type="string" office:string-value="66P">
            <text:p>66P</text:p>
          </table:table-cell>
          <table:table-cell table:formula="of:=([$Spartan458.E175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82])" office:value-type="string" office:string-value="チョッピングライト（仮）">
            <text:p>チョッピングライト（仮）</text:p>
          </table:table-cell>
          <table:table-cell table:formula="of:=([$Spartan458.E183])" office:value-type="string" office:string-value="チョッピングライト（仮）">
            <text:p>チョッピングライト（仮）</text:p>
          </table:table-cell>
          <table:table-cell table:formula="of:=([$Spartan458.E185])" office:value-type="string" office:string-value="3_PP">
            <text:p>3_PP</text:p>
          </table:table-cell>
          <table:table-cell table:formula="of:=([$Spartan458.E187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194])" office:value-type="string" office:string-value="Spike Shoulder">
            <text:p>Spike Shoulder</text:p>
          </table:table-cell>
          <table:table-cell table:formula="of:=([$Spartan458.E195])" office:value-type="string" office:string-value="スパイクショルダー（仮）">
            <text:p>スパイクショルダー（仮）</text:p>
          </table:table-cell>
          <table:table-cell table:formula="of:=([$Spartan458.E197])" office:value-type="string" office:string-value="33P">
            <text:p>33P</text:p>
          </table:table-cell>
          <table:table-cell table:formula="of:=([$Spartan458.E19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06])" office:value-type="string" office:string-value="ブレイクショット（仮）">
            <text:p>ブレイクショット（仮）</text:p>
          </table:table-cell>
          <table:table-cell table:formula="of:=([$Spartan458.E207])" office:value-type="string" office:string-value="ブレイクショット（仮）">
            <text:p>ブレイクショット（仮）</text:p>
          </table:table-cell>
          <table:table-cell table:formula="of:=([$Spartan458.E209])" office:value-type="string" office:string-value="KK">
            <text:p>KK</text:p>
          </table:table-cell>
          <table:table-cell table:formula="of:=([$Spartan458.E21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18])" office:value-type="string" office:string-value="Trass Kick">
            <text:p>Trass Kick</text:p>
          </table:table-cell>
          <table:table-cell table:formula="of:=([$Spartan458.E219])" office:value-type="string" office:string-value="トラースキック（仮）">
            <text:p>トラースキック（仮）</text:p>
          </table:table-cell>
          <table:table-cell table:formula="of:=([$Spartan458.E221])" office:value-type="string" office:string-value="4K">
            <text:p>4K</text:p>
          </table:table-cell>
          <table:table-cell table:formula="of:=([$Spartan458.E22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30])" office:value-type="string" office:string-value="Rising Tomahawk">
            <text:p>Rising Tomahawk</text:p>
          </table:table-cell>
          <table:table-cell table:formula="of:=([$Spartan458.E231])" office:value-type="string" office:string-value="ライジングトマホーク（仮）">
            <text:p>ライジングトマホーク（仮）</text:p>
          </table:table-cell>
          <table:table-cell table:formula="of:=([$Spartan458.E233])" office:value-type="string" office:string-value="9K">
            <text:p>9K</text:p>
          </table:table-cell>
          <table:table-cell table:formula="of:=([$Spartan458.E235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42])" office:value-type="string" office:string-value="ジャベリンキック（仮）">
            <text:p>ジャベリンキック（仮）</text:p>
          </table:table-cell>
          <table:table-cell table:formula="of:=([$Spartan458.E243])" office:value-type="string" office:string-value="ジャベリンキック（仮）">
            <text:p>ジャベリンキック（仮）</text:p>
          </table:table-cell>
          <table:table-cell table:formula="of:=([$Spartan458.E245])" office:value-type="string" office:string-value="7K">
            <text:p>7K</text:p>
          </table:table-cell>
          <table:table-cell table:formula="of:=([$Spartan458.E247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54])" office:value-type="string" office:string-value="Leg Spike">
            <text:p>Leg Spike</text:p>
          </table:table-cell>
          <table:table-cell table:formula="of:=([$Spartan458.E255])" office:value-type="string" office:string-value="レッグスパイク（仮）">
            <text:p>レッグスパイク（仮）</text:p>
          </table:table-cell>
          <table:table-cell table:formula="of:=([$Spartan458.E257])" office:value-type="string" office:string-value="1K">
            <text:p>1K</text:p>
          </table:table-cell>
          <table:table-cell table:formula="of:=([$Spartan458.E25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66])" office:value-type="string" office:string-value="ブレイクショット（仮）">
            <text:p>ブレイクショット（仮）</text:p>
          </table:table-cell>
          <table:table-cell table:formula="of:=([$Spartan458.E267])" office:value-type="string" office:string-value="ブレイクショット（仮）">
            <text:p>ブレイクショット（仮）</text:p>
          </table:table-cell>
          <table:table-cell table:formula="of:=([$Spartan458.E269])" office:value-type="string" office:string-value="HK">
            <text:p>HK</text:p>
          </table:table-cell>
          <table:table-cell table:formula="of:=([$Spartan458.E27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78])" office:value-type="string" office:string-value="Sidewinder">
            <text:p>Sidewinder</text:p>
          </table:table-cell>
          <table:table-cell table:formula="of:=([$Spartan458.E279])" office:value-type="string" office:string-value="サイドワインダー（仮）">
            <text:p>サイドワインダー（仮）</text:p>
          </table:table-cell>
          <table:table-cell table:formula="of:=([$Spartan458.E281])" office:value-type="string" office:string-value="F+K">
            <text:p>F+K</text:p>
          </table:table-cell>
          <table:table-cell table:formula="of:=([$Spartan458.E28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290])" office:value-type="string" office:string-value="Turn Low Javelin">
            <text:p>Turn Low Javelin</text:p>
          </table:table-cell>
          <table:table-cell table:formula="of:=([$Spartan458.E291])" office:value-type="string" office:string-value="ターンロージャベリン（仮）">
            <text:p>ターンロージャベリン（仮）</text:p>
          </table:table-cell>
          <table:table-cell table:formula="of:=([$Spartan458.E293])" office:value-type="string" office:string-value="2F+K">
            <text:p>2F+K</text:p>
          </table:table-cell>
          <table:table-cell table:formula="of:=([$Spartan458.E295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02])" office:value-type="string" office:string-value="ダブルハンマー（仮）">
            <text:p>ダブルハンマー（仮）</text:p>
          </table:table-cell>
          <table:table-cell table:formula="of:=([$Spartan458.E303])" office:value-type="string" office:string-value="ダブルハンマー（仮）">
            <text:p>ダブルハンマー（仮）</text:p>
          </table:table-cell>
          <table:table-cell table:formula="of:=([$Spartan458.E305])" office:value-type="string" office:string-value="6P+K">
            <text:p>6P+K</text:p>
          </table:table-cell>
          <table:table-cell table:formula="of:=([$Spartan458.E307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14])" office:value-type="string" office:string-value="ストレート（仮）">
            <text:p>ストレート（仮）</text:p>
          </table:table-cell>
          <table:table-cell table:formula="of:=([$Spartan458.E315])" office:value-type="string" office:string-value="ストレート（仮）">
            <text:p>ストレート（仮）</text:p>
          </table:table-cell>
          <table:table-cell table:formula="of:=([$Spartan458.E317])" office:value-type="string" office:string-value="4P+KC">
            <text:p>4P+KC</text:p>
          </table:table-cell>
          <table:table-cell table:formula="of:=([$Spartan458.E31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26])" office:value-type="string" office:string-value="プラズマグレネード">
            <text:p>プラズマグレネード</text:p>
          </table:table-cell>
          <table:table-cell table:formula="of:=([$Spartan458.E327])" office:value-type="string" office:string-value="プラズマグレネード">
            <text:p>プラズマグレネード</text:p>
          </table:table-cell>
          <table:table-cell table:formula="of:=([$Spartan458.E329])" office:value-type="string" office:string-value="P+K">
            <text:p>P+K</text:p>
          </table:table-cell>
          <table:table-cell table:formula="of:=([$Spartan458.E33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39])" office:value-type="string" office:string-value="スパルタンパンチ（仮）">
            <text:p>スパルタンパンチ（仮）</text:p>
          </table:table-cell>
          <table:table-cell table:formula="of:=([$Spartan458.E340])" office:value-type="string" office:string-value="スパルタンパンチ（仮）">
            <text:p>スパルタンパンチ（仮）</text:p>
          </table:table-cell>
          <table:table-cell table:formula="of:=([$Spartan458.E342])" office:value-type="string" office:string-value="F+P">
            <text:p>F+P</text:p>
          </table:table-cell>
          <table:table-cell table:formula="of:=([$Spartan458.E344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51])" office:value-type="string" office:string-value="Massive Throw">
            <text:p>Massive Throw</text:p>
          </table:table-cell>
          <table:table-cell table:formula="of:=([$Spartan458.E352])" office:value-type="string" office:string-value="マッシブスロー（仮）">
            <text:p>マッシブスロー（仮）</text:p>
          </table:table-cell>
          <table:table-cell table:formula="of:=([$Spartan458.E354])" office:value-type="string" office:string-value="F+P">
            <text:p>F+P</text:p>
          </table:table-cell>
          <table:table-cell table:formula="of:=([$Spartan458.E356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63])" office:value-type="string" office:string-value="ワンハンドネックハング（仮）">
            <text:p>ワンハンドネックハング（仮）</text:p>
          </table:table-cell>
          <table:table-cell table:formula="of:=([$Spartan458.E364])" office:value-type="string" office:string-value="ワンハンドネックハング（仮）">
            <text:p>ワンハンドネックハング（仮）</text:p>
          </table:table-cell>
          <table:table-cell table:formula="of:=([$Spartan458.E366])" office:value-type="string" office:string-value="4F+P">
            <text:p>4F+P</text:p>
          </table:table-cell>
          <table:table-cell table:formula="of:=([$Spartan458.E368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75])" office:value-type="string" office:string-value="Neck Hanging Blow">
            <text:p>Neck Hanging Blow</text:p>
          </table:table-cell>
          <table:table-cell table:formula="of:=([$Spartan458.E376])" office:value-type="string" office:string-value="ネックハンギングブロー（仮）">
            <text:p>ネックハンギングブロー（仮）</text:p>
          </table:table-cell>
          <table:table-cell table:formula="of:=([$Spartan458.E378])" office:value-type="string" office:string-value="4F+P">
            <text:p>4F+P</text:p>
          </table:table-cell>
          <table:table-cell table:formula="of:=([$Spartan458.E380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87])" office:value-type="string" office:string-value="ジェイルロックニー（仮）">
            <text:p>ジェイルロックニー（仮）</text:p>
          </table:table-cell>
          <table:table-cell table:formula="of:=([$Spartan458.E388])" office:value-type="string" office:string-value="ジェイルロックニー（仮）">
            <text:p>ジェイルロックニー（仮）</text:p>
          </table:table-cell>
          <table:table-cell table:formula="of:=([$Spartan458.E390])" office:value-type="string" office:string-value="6F+P">
            <text:p>6F+P</text:p>
          </table:table-cell>
          <table:table-cell table:formula="of:=([$Spartan458.E392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399])" office:value-type="string" office:string-value="スパルタンラッシュ（仮）">
            <text:p>スパルタンラッシュ（仮）</text:p>
          </table:table-cell>
          <table:table-cell table:formula="of:=([$Spartan458.E400])" office:value-type="string" office:string-value="スパルタンラッシュ（仮）">
            <text:p>スパルタンラッシュ（仮）</text:p>
          </table:table-cell>
          <table:table-cell table:formula="of:=([$Spartan458.E402])" office:value-type="string" office:string-value="6F+P">
            <text:p>6F+P</text:p>
          </table:table-cell>
          <table:table-cell table:formula="of:=([$Spartan458.E404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11])" office:value-type="string" office:string-value="たたきつけ（仮）">
            <text:p>たたきつけ（仮）</text:p>
          </table:table-cell>
          <table:table-cell table:formula="of:=([$Spartan458.E412])" office:value-type="string" office:string-value="たたきつけ（仮）">
            <text:p>たたきつけ（仮）</text:p>
          </table:table-cell>
          <table:table-cell table:formula="of:=([$Spartan458.E414])" office:value-type="string" office:string-value="YF+P">
            <text:p>YF+P</text:p>
          </table:table-cell>
          <table:table-cell table:formula="of:=([$Spartan458.E416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23])" office:value-type="string" office:string-value="背後からスパルタンパンチ（仮）">
            <text:p>背後からスパルタンパンチ（仮）</text:p>
          </table:table-cell>
          <table:table-cell table:formula="of:=([$Spartan458.E424])" office:value-type="string" office:string-value="背後からスパルタンパンチ（仮）">
            <text:p>背後からスパルタンパンチ（仮）</text:p>
          </table:table-cell>
          <table:table-cell table:formula="of:=([$Spartan458.E426])" office:value-type="string" office:string-value="F+P">
            <text:p>F+P</text:p>
          </table:table-cell>
          <table:table-cell table:formula="of:=([$Spartan458.E428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35])" office:value-type="string" office:string-value="Swing Neck Hold">
            <text:p>Swing Neck Hold</text:p>
          </table:table-cell>
          <table:table-cell table:formula="of:=([$Spartan458.E436])" office:value-type="string" office:string-value="スイングスリーパー（仮）">
            <text:p>スイングスリーパー（仮）</text:p>
          </table:table-cell>
          <table:table-cell table:formula="of:=([$Spartan458.E438])" office:value-type="string" office:string-value="66F+P.4F+P">
            <text:p>66F+P.4F+P</text:p>
          </table:table-cell>
          <table:table-cell table:formula="of:=([$Spartan458.E440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47])" office:value-type="string" office:string-value="Swing Breath Fall">
            <text:p>Swing Breath Fall</text:p>
          </table:table-cell>
          <table:table-cell table:formula="of:=([$Spartan458.E448])" office:value-type="string" office:string-value="スイングブレスフォール（仮）">
            <text:p>スイングブレスフォール（仮）</text:p>
          </table:table-cell>
          <table:table-cell table:formula="of:=([$Spartan458.E450])" office:value-type="string" office:string-value="66F+P.4F+P">
            <text:p>66F+P.4F+P</text:p>
          </table:table-cell>
          <table:table-cell table:formula="of:=([$Spartan458.E452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59])" office:value-type="string" office:string-value="ワンハンドネックハング（仮）">
            <text:p>ワンハンドネックハング（仮）</text:p>
          </table:table-cell>
          <table:table-cell table:formula="of:=([$Spartan458.E460])" office:value-type="string" office:string-value="ワンハンドネックハング（仮）">
            <text:p>ワンハンドネックハング（仮）</text:p>
          </table:table-cell>
          <table:table-cell table:formula="of:=([$Spartan458.E462])" office:value-type="string" office:string-value="1F+P">
            <text:p>1F+P</text:p>
          </table:table-cell>
          <table:table-cell table:formula="of:=([$Spartan458.E464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71])" office:value-type="string" office:string-value="打ち下ろしハンマーパンチ（仮）">
            <text:p>打ち下ろしハンマーパンチ（仮）</text:p>
          </table:table-cell>
          <table:table-cell table:formula="of:=([$Spartan458.E472])" office:value-type="string" office:string-value="打ち下ろしハンマーパンチ（仮）">
            <text:p>打ち下ろしハンマーパンチ（仮）</text:p>
          </table:table-cell>
          <table:table-cell table:formula="of:=([$Spartan458.E474])" office:value-type="string" office:string-value="2F+P">
            <text:p>2F+P</text:p>
          </table:table-cell>
          <table:table-cell table:formula="of:=([$Spartan458.E476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84])" office:value-type="string" office:string-value="Head Hunting Cross Lock">
            <text:p>Head Hunting Cross Lock</text:p>
          </table:table-cell>
          <table:table-cell table:formula="of:=([$Spartan458.E485])" office:value-type="string" office:string-value="首狩り十字固め（仮）">
            <text:p>首狩り十字固め（仮）</text:p>
          </table:table-cell>
          <table:table-cell table:formula="of:=([$Spartan458.E487])" office:value-type="string" office:string-value="7F">
            <text:p>7F</text:p>
          </table:table-cell>
          <table:table-cell table:formula="of:=([$Spartan458.E48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496])" office:value-type="string" office:string-value="Reverse Achilles Heel Lock">
            <text:p>Reverse Achilles Heel Lock</text:p>
          </table:table-cell>
          <table:table-cell table:formula="of:=([$Spartan458.E497])" office:value-type="string" office:string-value="裏アキレス腱固め（仮）">
            <text:p>裏アキレス腱固め（仮）</text:p>
          </table:table-cell>
          <table:table-cell table:formula="of:=([$Spartan458.E499])" office:value-type="string" office:string-value="7F">
            <text:p>7F</text:p>
          </table:table-cell>
          <table:table-cell table:formula="of:=([$Spartan458.E50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08])" office:value-type="string" office:string-value="Death Trap">
            <text:p>Death Trap</text:p>
          </table:table-cell>
          <table:table-cell table:formula="of:=([$Spartan458.E509])" office:value-type="string" office:string-value="デストラップ（仮）">
            <text:p>デストラップ（仮）</text:p>
          </table:table-cell>
          <table:table-cell table:formula="of:=([$Spartan458.E511])" office:value-type="string" office:string-value="4F">
            <text:p>4F</text:p>
          </table:table-cell>
          <table:table-cell table:formula="of:=([$Spartan458.E51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20])" office:value-type="string" office:string-value="Snake Bites">
            <text:p>Snake Bites</text:p>
          </table:table-cell>
          <table:table-cell table:formula="of:=([$Spartan458.E521])" office:value-type="string" office:string-value="スネークヴァイツ（仮）">
            <text:p>スネークヴァイツ（仮）</text:p>
          </table:table-cell>
          <table:table-cell table:formula="of:=([$Spartan458.E523])" office:value-type="string" office:string-value="4F">
            <text:p>4F</text:p>
          </table:table-cell>
          <table:table-cell table:formula="of:=([$Spartan458.E525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32])" office:value-type="string" office:string-value="Catching Cross Hold">
            <text:p>Catching Cross Hold</text:p>
          </table:table-cell>
          <table:table-cell table:formula="of:=([$Spartan458.E533])" office:value-type="string" office:string-value="飛びつき膝十字固め（仮）">
            <text:p>飛びつき膝十字固め（仮）</text:p>
          </table:table-cell>
          <table:table-cell table:formula="of:=([$Spartan458.E535])" office:value-type="string" office:string-value="6F">
            <text:p>6F</text:p>
          </table:table-cell>
          <table:table-cell table:formula="of:=([$Spartan458.E537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44])" office:value-type="string" office:string-value="Rolling Cross Hold">
            <text:p>Rolling Cross Hold</text:p>
          </table:table-cell>
          <table:table-cell table:formula="of:=([$Spartan458.E545])" office:value-type="string" office:string-value="巻き込み十字固め（仮）">
            <text:p>巻き込み十字固め（仮）</text:p>
          </table:table-cell>
          <table:table-cell table:formula="of:=([$Spartan458.E547])" office:value-type="string" office:string-value="1F">
            <text:p>1F</text:p>
          </table:table-cell>
          <table:table-cell table:formula="of:=([$Spartan458.E549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56])" office:value-type="string" office:string-value="Cobra Death Lock">
            <text:p>Cobra Death Lock</text:p>
          </table:table-cell>
          <table:table-cell table:formula="of:=([$Spartan458.E557])" office:value-type="string" office:string-value="コブラデスロック（仮）">
            <text:p>コブラデスロック（仮）</text:p>
          </table:table-cell>
          <table:table-cell table:formula="of:=([$Spartan458.E559])" office:value-type="string" office:string-value="1F">
            <text:p>1F</text:p>
          </table:table-cell>
          <table:table-cell table:formula="of:=([$Spartan458.E56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68])" office:value-type="string" office:string-value="Catching Arm Lock">
            <text:p>Catching Arm Lock</text:p>
          </table:table-cell>
          <table:table-cell table:formula="of:=([$Spartan458.E569])" office:value-type="string" office:string-value="キャッチングアームロック（仮）">
            <text:p>キャッチングアームロック（仮）</text:p>
          </table:table-cell>
          <table:table-cell table:formula="of:=([$Spartan458.E571])" office:value-type="string" office:string-value="4F">
            <text:p>4F</text:p>
          </table:table-cell>
          <table:table-cell table:formula="of:=([$Spartan458.E57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80])" office:value-type="string" office:string-value="Heel Hold">
            <text:p>Heel Hold</text:p>
          </table:table-cell>
          <table:table-cell table:formula="of:=([$Spartan458.E581])" office:value-type="string" office:string-value="ヒールホールド（仮）">
            <text:p>ヒールホールド（仮）</text:p>
          </table:table-cell>
          <table:table-cell table:formula="of:=([$Spartan458.E583])" office:value-type="string" office:string-value="6F">
            <text:p>6F</text:p>
          </table:table-cell>
          <table:table-cell table:formula="of:=([$Spartan458.E585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593])" office:value-type="string" office:string-value="Knee Drop">
            <text:p>Knee Drop</text:p>
          </table:table-cell>
          <table:table-cell table:formula="of:=([$Spartan458.E594])" office:value-type="string" office:string-value="ニードロップ（仮）">
            <text:p>ニードロップ（仮）</text:p>
          </table:table-cell>
          <table:table-cell table:formula="of:=([$Spartan458.E596])" office:value-type="string" office:string-value="8P+K">
            <text:p>8P+K</text:p>
          </table:table-cell>
          <table:table-cell table:formula="of:=([$Spartan458.E598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606])" office:value-type="string" office:string-value="アピール">
            <text:p>アピール</text:p>
          </table:table-cell>
          <table:table-cell table:formula="of:=([$Spartan458.E607])" office:value-type="string" office:string-value="アピール">
            <text:p>アピール</text:p>
          </table:table-cell>
          <table:table-cell table:formula="of:=([$Spartan458.E609])" office:value-type="string" office:string-value="464F+P+K">
            <text:p>464F+P+K</text:p>
          </table:table-cell>
          <table:table-cell table:formula="of:=([$Spartan458.E611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618])" office:value-type="string" office:string-value="アピール">
            <text:p>アピール</text:p>
          </table:table-cell>
          <table:table-cell table:formula="of:=([$Spartan458.E619])" office:value-type="string" office:string-value="アピール">
            <text:p>アピール</text:p>
          </table:table-cell>
          <table:table-cell table:formula="of:=([$Spartan458.E621])" office:value-type="string" office:string-value="22F+P+K">
            <text:p>22F+P+K</text:p>
          </table:table-cell>
          <table:table-cell table:formula="of:=([$Spartan458.E623])" office:value-type="string" office:string-value="FFFFh">
            <text:p>FFFFh</text:p>
          </table:table-cell>
          <table:table-cell table:number-columns-repeated="1020"/>
        </table:table-row>
        <table:table-row table:style-name="ro1">
          <table:table-cell table:formula="of:=([$Spartan458.E630])" office:value-type="string" office:string-value="デストラップスパルタン版（仮）">
            <text:p>デストラップスパルタン版（仮）</text:p>
          </table:table-cell>
          <table:table-cell table:formula="of:=([$Spartan458.E631])" office:value-type="string" office:string-value="デストラップスパルタン版（仮）">
            <text:p>デストラップスパルタン版（仮）</text:p>
          </table:table-cell>
          <table:table-cell table:formula="of:=([$Spartan458.E633])" office:value-type="string" office:string-value="F+P">
            <text:p>F+P</text:p>
          </table:table-cell>
          <table:table-cell table:formula="of:=([$Spartan458.E635])"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sumi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CMDLST_KASUMI_ATTACKS</text:p>
          </table:table-cell>
          <table:table-cell office:value-type="string">
            <text:p>XREF[1]:</text:p>
          </table:table-cell>
          <table:table-cell office:value-type="string">
            <text:p>82110248(*)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Hitenjin</text:p>
          </table:table-cell>
        </table:table-row>
        <table:table-row table:style-name="ro1">
          <table:table-cell table:number-columns-repeated="4"/>
          <table:table-cell office:value-type="string">
            <text:p>避天刃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40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前ＪＰ～二連突き（仮）</text:p>
          </table:table-cell>
        </table:table-row>
        <table:table-row table:style-name="ro1">
          <table:table-cell table:number-columns-repeated="4"/>
          <table:table-cell office:value-type="string">
            <text:p>前ＪＰ～二連突き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連突白鷺脚</text:p>
          </table:table-cell>
        </table:table-row>
        <table:table-row table:style-name="ro1">
          <table:table-cell table:number-columns-repeated="4"/>
          <table:table-cell office:value-type="string">
            <text:p>連突白鷺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連突白鷺閃</text:p>
          </table:table-cell>
        </table:table-row>
        <table:table-row table:style-name="ro1">
          <table:table-cell table:number-columns-repeated="4"/>
          <table:table-cell office:value-type="string">
            <text:p>連突白鷺閃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K2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-Kaio-Sentots</text:p>
          </table:table-cell>
        </table:table-row>
        <table:table-row table:style-name="ro1">
          <table:table-cell table:number-columns-repeated="4"/>
          <table:table-cell office:value-type="string">
            <text:p>連界央閃突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P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33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-Kaio-Enb</text:p>
          </table:table-cell>
        </table:table-row>
        <table:table-row table:style-name="ro1">
          <table:table-cell table:number-columns-repeated="4"/>
          <table:table-cell office:value-type="string">
            <text:p>連界央炎舞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P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-Getsusai</text:p>
          </table:table-cell>
        </table:table-row>
        <table:table-row table:style-name="ro1">
          <table:table-cell table:number-columns-repeated="4"/>
          <table:table-cell office:value-type="string">
            <text:p>連月砕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7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34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ko-Rekk</text:p>
          </table:table-cell>
        </table:table-row>
        <table:table-row table:style-name="ro1">
          <table:table-cell table:number-columns-repeated="4"/>
          <table:table-cell office:value-type="string">
            <text:p>連光裂空牙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P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ko-Rish</text:p>
          </table:table-cell>
        </table:table-row>
        <table:table-row table:style-name="ro1">
          <table:table-cell table:number-columns-repeated="4"/>
          <table:table-cell office:value-type="string">
            <text:p>連光裏襲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PK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8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ko-Kyosh</text:p>
          </table:table-cell>
        </table:table-row>
        <table:table-row table:style-name="ro1">
          <table:table-cell table:number-columns-repeated="4"/>
          <table:table-cell office:value-type="string">
            <text:p>連光虚襲斬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PK2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9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回転肘（仮）</text:p>
          </table:table-cell>
        </table:table-row>
        <table:table-row table:style-name="ro1">
          <table:table-cell table:number-columns-repeated="4"/>
          <table:table-cell office:value-type="string">
            <text:p>回転肘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P6K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回転蹴り（仮）</text:p>
          </table:table-cell>
        </table:table-row>
        <table:table-row table:style-name="ro1">
          <table:table-cell table:number-columns-repeated="4"/>
          <table:table-cell office:value-type="string">
            <text:p>回転蹴り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P6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ko-Genrak</text:p>
          </table:table-cell>
        </table:table-row>
        <table:table-row table:style-name="ro1">
          <table:table-cell table:number-columns-repeated="4"/>
          <table:table-cell office:value-type="string">
            <text:p>連光幻落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P2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47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-Engets</text:p>
          </table:table-cell>
        </table:table-row>
        <table:table-row table:style-name="ro1">
          <table:table-cell table:number-columns-repeated="4"/>
          <table:table-cell office:value-type="string">
            <text:p>連炎月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K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B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-Enb</text:p>
          </table:table-cell>
        </table:table-row>
        <table:table-row table:style-name="ro1">
          <table:table-cell table:number-columns-repeated="4"/>
          <table:table-cell office:value-type="string">
            <text:p>連炎舞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_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-Getsuro</text:p>
          </table:table-cell>
        </table:table-row>
        <table:table-row table:style-name="ro1">
          <table:table-cell table:number-columns-repeated="4"/>
          <table:table-cell office:value-type="string">
            <text:p>連月露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6K2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C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連突風渦閃</text:p>
          </table:table-cell>
        </table:table-row>
        <table:table-row table:style-name="ro1">
          <table:table-cell table:number-columns-repeated="4"/>
          <table:table-cell office:value-type="string">
            <text:p>連突風渦閃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P2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Tenjin, Rengo</text:p>
          </table:table-cell>
        </table:table-row>
        <table:table-row table:style-name="ro1">
          <table:table-cell table:number-columns-repeated="4"/>
          <table:table-cell office:value-type="string">
            <text:p>天刃・連轟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K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70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K2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足払い（仮）</text:p>
          </table:table-cell>
        </table:table-row>
        <table:table-row table:style-name="ro1">
          <table:table-cell table:number-columns-repeated="4"/>
          <table:table-cell office:value-type="string">
            <text:p>足払い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K2_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旋・霞蹴り（仮）</text:p>
          </table:table-cell>
        </table:table-row>
        <table:table-row table:style-name="ro1">
          <table:table-cell table:number-columns-repeated="4"/>
          <table:table-cell office:value-type="string">
            <text:p>旋・霞蹴り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K6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月輪脚（仮）</text:p>
          </table:table-cell>
        </table:table-row>
        <table:table-row table:style-name="ro1">
          <table:table-cell table:number-columns-repeated="4"/>
          <table:table-cell office:value-type="string">
            <text:p>月輪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K7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K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Tenjin, Renjin</text:p>
          </table:table-cell>
        </table:table-row>
        <table:table-row table:style-name="ro1">
          <table:table-cell table:number-columns-repeated="4"/>
          <table:table-cell office:value-type="string">
            <text:p>天刃・連刃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3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71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Tenjin, Renchi</text:p>
          </table:table-cell>
        </table:table-row>
        <table:table-row table:style-name="ro1">
          <table:table-cell table:number-columns-repeated="4"/>
          <table:table-cell office:value-type="string">
            <text:p>天刃・連地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K2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72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上段突き（仮）</text:p>
          </table:table-cell>
        </table:table-row>
        <table:table-row table:style-name="ro1">
          <table:table-cell table:number-columns-repeated="4"/>
          <table:table-cell office:value-type="string">
            <text:p>上段突き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P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フライングニー（仮）</text:p>
          </table:table-cell>
        </table:table-row>
        <table:table-row table:style-name="ro1">
          <table:table-cell table:number-columns-repeated="4"/>
          <table:table-cell office:value-type="string">
            <text:p>フライングニ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P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utenjin</text:p>
          </table:table-cell>
        </table:table-row>
        <table:table-row table:style-name="ro1">
          <table:table-cell table:number-columns-repeated="4"/>
          <table:table-cell office:value-type="string">
            <text:p>浮天刃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8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1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Kaio-Sentots</text:p>
          </table:table-cell>
        </table:table-row>
        <table:table-row table:style-name="ro1">
          <table:table-cell table:number-columns-repeated="4"/>
          <table:table-cell office:value-type="string">
            <text:p>界央閃突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P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3D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Kaio-Enb</text:p>
          </table:table-cell>
        </table:table-row>
        <table:table-row table:style-name="ro1">
          <table:table-cell table:number-columns-repeated="4"/>
          <table:table-cell office:value-type="string">
            <text:p>界央炎舞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P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Kaio-Genrak</text:p>
          </table:table-cell>
        </table:table-row>
        <table:table-row table:style-name="ro1">
          <table:table-cell table:number-columns-repeated="4"/>
          <table:table-cell office:value-type="string">
            <text:p>界央幻落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_P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3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上段突き（仮）</text:p>
          </table:table-cell>
        </table:table-row>
        <table:table-row table:style-name="ro1">
          <table:table-cell table:number-columns-repeated="4"/>
          <table:table-cell office:value-type="string">
            <text:p>上段突き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P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Muei-Hangets</text:p>
          </table:table-cell>
        </table:table-row>
        <table:table-row table:style-name="ro1">
          <table:table-cell table:number-columns-repeated="4"/>
          <table:table-cell office:value-type="string">
            <text:p>無影半月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6P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Muei-Chish</text:p>
          </table:table-cell>
        </table:table-row>
        <table:table-row table:style-name="ro1">
          <table:table-cell table:number-columns-repeated="4"/>
          <table:table-cell office:value-type="string">
            <text:p>無影地襲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6P2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1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Mugen-To</text:p>
          </table:table-cell>
        </table:table-row>
        <table:table-row table:style-name="ro1">
          <table:table-cell table:number-columns-repeated="4"/>
          <table:table-cell office:value-type="string">
            <text:p>霧幻刀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3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4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浮かせ肘（仮）</text:p>
          </table:table-cell>
        </table:table-row>
        <table:table-row table:style-name="ro1">
          <table:table-cell table:number-columns-repeated="4"/>
          <table:table-cell office:value-type="string">
            <text:p>浮かせ肘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go-Kyak</text:p>
          </table:table-cell>
        </table:table-row>
        <table:table-row table:style-name="ro1">
          <table:table-cell table:number-columns-repeated="4"/>
          <table:table-cell office:value-type="string">
            <text:p>連轟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K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50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K2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足払い（仮）</text:p>
          </table:table-cell>
        </table:table-row>
        <table:table-row table:style-name="ro1">
          <table:table-cell table:number-columns-repeated="4"/>
          <table:table-cell office:value-type="string">
            <text:p>足払い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K2_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旋・霞蹴り（仮）</text:p>
          </table:table-cell>
        </table:table-row>
        <table:table-row table:style-name="ro1">
          <table:table-cell table:number-columns-repeated="4"/>
          <table:table-cell office:value-type="string">
            <text:p>旋・霞蹴り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K6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月輪脚（仮）</text:p>
          </table:table-cell>
        </table:table-row>
        <table:table-row table:style-name="ro1">
          <table:table-cell table:number-columns-repeated="4"/>
          <table:table-cell office:value-type="string">
            <text:p>月輪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K7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K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jin-Kyak</text:p>
          </table:table-cell>
        </table:table-row>
        <table:table-row table:style-name="ro1">
          <table:table-cell table:number-columns-repeated="4"/>
          <table:table-cell office:value-type="string">
            <text:p>連人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3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36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nchi-Kyak</text:p>
          </table:table-cell>
        </table:table-row>
        <table:table-row table:style-name="ro1">
          <table:table-cell table:number-columns-repeated="4"/>
          <table:table-cell office:value-type="string">
            <text:p>連地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K2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37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中ＫＫ（仮）</text:p>
          </table:table-cell>
        </table:table-row>
        <table:table-row table:style-name="ro1">
          <table:table-cell table:number-columns-repeated="4"/>
          <table:table-cell office:value-type="string">
            <text:p>中ＫＫ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回転肘（仮）</text:p>
          </table:table-cell>
        </table:table-row>
        <table:table-row table:style-name="ro1">
          <table:table-cell table:number-columns-repeated="4"/>
          <table:table-cell office:value-type="string">
            <text:p>回転肘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K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回転蹴り（仮）</text:p>
          </table:table-cell>
        </table:table-row>
        <table:table-row table:style-name="ro1">
          <table:table-cell table:number-columns-repeated="4"/>
          <table:table-cell office:value-type="string">
            <text:p>回転蹴り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Shiranami</text:p>
          </table:table-cell>
        </table:table-row>
        <table:table-row table:style-name="ro1">
          <table:table-cell table:number-columns-repeated="4"/>
          <table:table-cell office:value-type="string">
            <text:p>白浪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K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5A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浮かせ技（仮）</text:p>
          </table:table-cell>
        </table:table-row>
        <table:table-row table:style-name="ro1">
          <table:table-cell table:number-columns-repeated="4"/>
          <table:table-cell office:value-type="string">
            <text:p>浮かせ技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K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Hiry</text:p>
          </table:table-cell>
        </table:table-row>
        <table:table-row table:style-name="ro1">
          <table:table-cell table:number-columns-repeated="4"/>
          <table:table-cell office:value-type="string">
            <text:p>飛龍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8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2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Tenbu-Sh</text:p>
          </table:table-cell>
        </table:table-row>
        <table:table-row table:style-name="ro1">
          <table:table-cell table:number-columns-repeated="4"/>
          <table:table-cell office:value-type="string">
            <text:p>天舞襲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9P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5E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Getsurin</text:p>
          </table:table-cell>
        </table:table-row>
        <table:table-row table:style-name="ro1">
          <table:table-cell table:number-columns-repeated="4"/>
          <table:table-cell office:value-type="string">
            <text:p>月輪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7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4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下ＫＫ（仮）</text:p>
          </table:table-cell>
        </table:table-row>
        <table:table-row table:style-name="ro1">
          <table:table-cell table:number-columns-repeated="4"/>
          <table:table-cell office:value-type="string">
            <text:p>下ＫＫ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2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足払い（仮）</text:p>
          </table:table-cell>
        </table:table-row>
        <table:table-row table:style-name="ro1">
          <table:table-cell table:number-columns-repeated="4"/>
          <table:table-cell office:value-type="string">
            <text:p>足払い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2_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ukasen</text:p>
          </table:table-cell>
        </table:table-row>
        <table:table-row table:style-name="ro1">
          <table:table-cell table:number-columns-repeated="4"/>
          <table:table-cell office:value-type="string">
            <text:p>風渦閃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2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oga</text:p>
          </table:table-cell>
        </table:table-row>
        <table:table-row table:style-name="ro1">
          <table:table-cell table:number-columns-repeated="4"/>
          <table:table-cell office:value-type="string">
            <text:p>狼牙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6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38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フライングニー（仮）</text:p>
          </table:table-cell>
        </table:table-row>
        <table:table-row table:style-name="ro1">
          <table:table-cell table:number-columns-repeated="4"/>
          <table:table-cell office:value-type="string">
            <text:p>フライングニー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33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Shitten-Kyak</text:p>
          </table:table-cell>
        </table:table-row>
        <table:table-row table:style-name="ro1">
          <table:table-cell table:number-columns-repeated="4"/>
          <table:table-cell office:value-type="string">
            <text:p>疾天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K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0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Shitsuro-Kyak</text:p>
          </table:table-cell>
        </table:table-row>
        <table:table-row table:style-name="ro1">
          <table:table-cell table:number-columns-repeated="4"/>
          <table:table-cell office:value-type="string">
            <text:p>疾露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K2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5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+K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+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朧斬り（仮）</text:p>
          </table:table-cell>
        </table:table-row>
        <table:table-row table:style-name="ro1">
          <table:table-cell table:number-columns-repeated="4"/>
          <table:table-cell office:value-type="string">
            <text:p>朧斬り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P+KC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Hakuro-Kyak</text:p>
          </table:table-cell>
        </table:table-row>
        <table:table-row table:style-name="ro1">
          <table:table-cell table:number-columns-repeated="4"/>
          <table:table-cell office:value-type="string">
            <text:p>白鷺脚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+K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Hakuro-Sen</text:p>
          </table:table-cell>
        </table:table-row>
        <table:table-row table:style-name="ro1">
          <table:table-cell table:number-columns-repeated="4"/>
          <table:table-cell office:value-type="string">
            <text:p>白鷺閃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F+K2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スライディング月輪脚（仮）</text:p>
          </table:table-cell>
        </table:table-row>
        <table:table-row table:style-name="ro1">
          <table:table-cell table:number-columns-repeated="4"/>
          <table:table-cell office:value-type="string">
            <text:p>スライディング月輪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6F+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Nagi</text:p>
          </table:table-cell>
        </table:table-row>
        <table:table-row table:style-name="ro1">
          <table:table-cell table:number-columns-repeated="4"/>
          <table:table-cell office:value-type="string">
            <text:p>薙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F+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52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旋・霞蹴り</text:p>
          </table:table-cell>
        </table:table-row>
        <table:table-row table:style-name="ro1">
          <table:table-cell table:number-columns-repeated="4"/>
          <table:table-cell office:value-type="string">
            <text:p>旋・霞蹴り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2F+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3C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9F.P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4"/>
          <table:table-cell office:value-type="string">
            <text:p>技名未定（仮）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9F.PK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Rekkuga</text:p>
          </table:table-cell>
        </table:table-row>
        <table:table-row table:style-name="ro1">
          <table:table-cell table:number-columns-repeated="4"/>
          <table:table-cell office:value-type="string">
            <text:p>裂空牙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FP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FFFF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Mai-Ogi</text:p>
          </table:table-cell>
        </table:table-row>
        <table:table-row table:style-name="ro1">
          <table:table-cell table:number-columns-repeated="4"/>
          <table:table-cell office:value-type="string">
            <text:p>舞扇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HFK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162h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3">
          <table:table-cell table:number-columns-repeated="4"/>
          <table:table-cell office:value-type="string">
            <text:p>Oboro-Giri</text:p>
          </table:table-cell>
        </table:table-row>
        <table:table-row table:style-name="ro1">
          <table:table-cell table:number-columns-repeated="4"/>
          <table:table-cell office:value-type="string">
            <text:p>朧斬り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4P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>
            <text:p>CMDLST_KASUMI_THROWS</text:p>
          </table:table-cell>
          <table:table-cell office:value-type="string">
            <text:p>XREF[1]:</text:p>
          </table:table-cell>
          <table:table-cell office:value-type="string">
            <text:p>82110258(*)</text:p>
          </table:table-cell>
          <table:table-cell/>
        </table:table-row>
        <table:table-row table:style-name="ro1">
          <table:table-cell/>
          <table:table-cell office:value-type="string">
            <text:p>82b6297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Ryuto-Enb</text:p>
          </table:table-cell>
        </table:table-row>
        <table:table-row table:style-name="ro4">
          <table:table-cell/>
          <table:table-cell office:value-type="string">
            <text:p>82b6297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竜灯円舞</text:p>
          </table:table-cell>
        </table:table-row>
        <table:table-row table:style-name="ro1">
          <table:table-cell/>
          <table:table-cell office:value-type="string">
            <text:p>82b629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7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29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8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9Dh</text:p>
          </table:table-cell>
        </table:table-row>
        <table:table-row table:style-name="ro1">
          <table:table-cell/>
          <table:table-cell office:value-type="string">
            <text:p>82b629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8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9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9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a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Taka-Azusa</text:p>
          </table:table-cell>
        </table:table-row>
        <table:table-row table:style-name="ro4">
          <table:table-cell/>
          <table:table-cell office:value-type="string">
            <text:p>82b629a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鷹梓</text:p>
          </table:table-cell>
        </table:table-row>
        <table:table-row table:style-name="ro1">
          <table:table-cell/>
          <table:table-cell office:value-type="string">
            <text:p>82b629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a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29b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b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b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c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c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c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d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Kumoi-Zakura</text:p>
          </table:table-cell>
        </table:table-row>
        <table:table-row table:style-name="ro4">
          <table:table-cell/>
          <table:table-cell office:value-type="string">
            <text:p>82b629d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雲居桜</text:p>
          </table:table-cell>
        </table:table-row>
        <table:table-row table:style-name="ro1">
          <table:table-cell/>
          <table:table-cell office:value-type="string">
            <text:p>82b629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d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29e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e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e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e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f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f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9f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0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Kobore-Ume</text:p>
          </table:table-cell>
        </table:table-row>
        <table:table-row table:style-name="ro4">
          <table:table-cell/>
          <table:table-cell office:value-type="string">
            <text:p>82b62a0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零れ梅</text:p>
          </table:table-cell>
        </table:table-row>
        <table:table-row table:style-name="ro1">
          <table:table-cell/>
          <table:table-cell office:value-type="string">
            <text:p>82b62a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0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2a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1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2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3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Ibara-Otoshi</text:p>
          </table:table-cell>
        </table:table-row>
        <table:table-row table:style-name="ro4">
          <table:table-cell/>
          <table:table-cell office:value-type="string">
            <text:p>82b62a3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茨落とし</text:p>
          </table:table-cell>
        </table:table-row>
        <table:table-row table:style-name="ro1">
          <table:table-cell/>
          <table:table-cell office:value-type="string">
            <text:p>82b62a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3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6F+P.2F+P</text:p>
          </table:table-cell>
        </table:table-row>
        <table:table-row table:style-name="ro1">
          <table:table-cell/>
          <table:table-cell office:value-type="string">
            <text:p>82b62a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4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D2h</text:p>
          </table:table-cell>
        </table:table-row>
        <table:table-row table:style-name="ro1">
          <table:table-cell/>
          <table:table-cell office:value-type="string">
            <text:p>82b62a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4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5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6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Ibara-Kudaki</text:p>
          </table:table-cell>
        </table:table-row>
        <table:table-row table:style-name="ro4">
          <table:table-cell/>
          <table:table-cell office:value-type="string">
            <text:p>82b62a6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茨砕き</text:p>
          </table:table-cell>
        </table:table-row>
        <table:table-row table:style-name="ro1">
          <table:table-cell/>
          <table:table-cell office:value-type="string">
            <text:p>82b62a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6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6F+P.2F+P</text:p>
          </table:table-cell>
        </table:table-row>
        <table:table-row table:style-name="ro1">
          <table:table-cell/>
          <table:table-cell office:value-type="string">
            <text:p>82b62a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7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8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8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9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Oboro-Gake</text:p>
          </table:table-cell>
        </table:table-row>
        <table:table-row table:style-name="ro4">
          <table:table-cell/>
          <table:table-cell office:value-type="string">
            <text:p>82b62a9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朧駆け</text:p>
          </table:table-cell>
        </table:table-row>
        <table:table-row table:style-name="ro1">
          <table:table-cell/>
          <table:table-cell office:value-type="string">
            <text:p>82b62a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9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2aa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a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FFFFh</text:p>
          </table:table-cell>
        </table:table-row>
        <table:table-row table:style-name="ro1">
          <table:table-cell/>
          <table:table-cell office:value-type="string">
            <text:p>82b62a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a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b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b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b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c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Tenro-Kyak</text:p>
          </table:table-cell>
        </table:table-row>
        <table:table-row table:style-name="ro4">
          <table:table-cell/>
          <table:table-cell office:value-type="string">
            <text:p>82b62ac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天瀧脚</text:p>
          </table:table-cell>
        </table:table-row>
        <table:table-row table:style-name="ro1">
          <table:table-cell/>
          <table:table-cell office:value-type="string">
            <text:p>82b62a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c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F+P</text:p>
          </table:table-cell>
        </table:table-row>
        <table:table-row table:style-name="ro1">
          <table:table-cell/>
          <table:table-cell office:value-type="string">
            <text:p>82b62ad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d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DCh</text:p>
          </table:table-cell>
        </table:table-row>
        <table:table-row table:style-name="ro1">
          <table:table-cell/>
          <table:table-cell office:value-type="string">
            <text:p>82b62a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d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e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e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e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e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f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Adachi-Shizuka</text:p>
          </table:table-cell>
        </table:table-row>
        <table:table-row table:style-name="ro4">
          <table:table-cell/>
          <table:table-cell office:value-type="string">
            <text:p>82b62af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安達静</text:p>
          </table:table-cell>
        </table:table-row>
        <table:table-row table:style-name="ro1">
          <table:table-cell/>
          <table:table-cell office:value-type="string">
            <text:p>82b62a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af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F+P</text:p>
          </table:table-cell>
        </table:table-row>
        <table:table-row table:style-name="ro1">
          <table:table-cell/>
          <table:table-cell office:value-type="string">
            <text:p>82b62b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0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0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1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2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ien-Saka-Otoshi</text:p>
          </table:table-cell>
        </table:table-row>
        <table:table-row table:style-name="ro4">
          <table:table-cell/>
          <table:table-cell office:value-type="string">
            <text:p>82b62b2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飛燕逆落</text:p>
          </table:table-cell>
        </table:table-row>
        <table:table-row table:style-name="ro1">
          <table:table-cell/>
          <table:table-cell office:value-type="string">
            <text:p>82b62b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2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8F+P.F+P</text:p>
          </table:table-cell>
        </table:table-row>
        <table:table-row table:style-name="ro1">
          <table:table-cell/>
          <table:table-cell office:value-type="string">
            <text:p>82b62b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3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DAh</text:p>
          </table:table-cell>
        </table:table-row>
        <table:table-row table:style-name="ro1">
          <table:table-cell/>
          <table:table-cell office:value-type="string">
            <text:p>82b62b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3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4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string">
            <text:p>82b62b5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新朧（仮）</text:p>
          </table:table-cell>
        </table:table-row>
        <table:table-row table:style-name="ro4">
          <table:table-cell/>
          <table:table-cell office:value-type="string">
            <text:p>82b62b5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新朧（仮）</text:p>
          </table:table-cell>
        </table:table-row>
        <table:table-row table:style-name="ro1">
          <table:table-cell/>
          <table:table-cell office:value-type="string">
            <text:p>82b62b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5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33F+P</text:p>
          </table:table-cell>
        </table:table-row>
        <table:table-row table:style-name="ro1">
          <table:table-cell/>
          <table:table-cell office:value-type="string">
            <text:p>82b62b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6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C8h</text:p>
          </table:table-cell>
        </table:table-row>
        <table:table-row table:style-name="ro1">
          <table:table-cell/>
          <table:table-cell office:value-type="string">
            <text:p>82b62b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6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7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8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Oboro</text:p>
          </table:table-cell>
        </table:table-row>
        <table:table-row table:style-name="ro4">
          <table:table-cell/>
          <table:table-cell office:value-type="string">
            <text:p>82b62b8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朧</text:p>
          </table:table-cell>
        </table:table-row>
        <table:table-row table:style-name="ro1">
          <table:table-cell/>
          <table:table-cell office:value-type="string">
            <text:p>82b62b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8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F.F+P</text:p>
          </table:table-cell>
        </table:table-row>
        <table:table-row table:style-name="ro1">
          <table:table-cell/>
          <table:table-cell office:value-type="string">
            <text:p>82b62b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9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FFFFh</text:p>
          </table:table-cell>
        </table:table-row>
        <table:table-row table:style-name="ro1">
          <table:table-cell/>
          <table:table-cell office:value-type="string">
            <text:p>82b62b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9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a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a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a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b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Rogaku-Sh</text:p>
          </table:table-cell>
        </table:table-row>
        <table:table-row table:style-name="ro4">
          <table:table-cell/>
          <table:table-cell office:value-type="string">
            <text:p>82b62bb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狼顎蹴</text:p>
          </table:table-cell>
        </table:table-row>
        <table:table-row table:style-name="ro1">
          <table:table-cell/>
          <table:table-cell office:value-type="string">
            <text:p>82b62b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b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F+P</text:p>
          </table:table-cell>
        </table:table-row>
        <table:table-row table:style-name="ro1">
          <table:table-cell/>
          <table:table-cell office:value-type="string">
            <text:p>82b62bc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c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E0h</text:p>
          </table:table-cell>
        </table:table-row>
        <table:table-row table:style-name="ro1">
          <table:table-cell/>
          <table:table-cell office:value-type="string">
            <text:p>82b62b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c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d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d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d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e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Tsuzumi-Guruma</text:p>
          </table:table-cell>
        </table:table-row>
        <table:table-row table:style-name="ro4">
          <table:table-cell/>
          <table:table-cell office:value-type="string">
            <text:p>82b62be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鼓車</text:p>
          </table:table-cell>
        </table:table-row>
        <table:table-row table:style-name="ro1">
          <table:table-cell/>
          <table:table-cell office:value-type="string">
            <text:p>82b62be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e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F+P</text:p>
          </table:table-cell>
        </table:table-row>
        <table:table-row table:style-name="ro1">
          <table:table-cell/>
          <table:table-cell office:value-type="string">
            <text:p>82b62bf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f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E6h</text:p>
          </table:table-cell>
        </table:table-row>
        <table:table-row table:style-name="ro1">
          <table:table-cell/>
          <table:table-cell office:value-type="string">
            <text:p>82b62b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bf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0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0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1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Byakko</text:p>
          </table:table-cell>
        </table:table-row>
        <table:table-row table:style-name="ro4">
          <table:table-cell/>
          <table:table-cell office:value-type="string">
            <text:p>82b62c1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白虹</text:p>
          </table:table-cell>
        </table:table-row>
        <table:table-row table:style-name="ro1">
          <table:table-cell/>
          <table:table-cell office:value-type="string">
            <text:p>82b62c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1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2c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2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A1h</text:p>
          </table:table-cell>
        </table:table-row>
        <table:table-row table:style-name="ro1">
          <table:table-cell/>
          <table:table-cell office:value-type="string">
            <text:p>82b62c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2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3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3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4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Ura-Hien</text:p>
          </table:table-cell>
        </table:table-row>
        <table:table-row table:style-name="ro4">
          <table:table-cell/>
          <table:table-cell office:value-type="string">
            <text:p>82b62c4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裏飛燕</text:p>
          </table:table-cell>
        </table:table-row>
        <table:table-row table:style-name="ro1">
          <table:table-cell/>
          <table:table-cell office:value-type="string">
            <text:p>82b62c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4c</text:p>
          </table:table-cell>
          <table:table-cell office:value-type="float" office:value="82">
            <text:p>82</text:p>
          </table:table-cell>
          <table:table-cell office:value-type="string">
            <text:p>0f</text:p>
          </table:table-cell>
          <table:table-cell office:value-type="string">
            <text:p>8F+P</text:p>
          </table:table-cell>
        </table:table-row>
        <table:table-row table:style-name="ro1">
          <table:table-cell/>
          <table:table-cell office:value-type="string">
            <text:p>82b62c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5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F4h</text:p>
          </table:table-cell>
        </table:table-row>
        <table:table-row table:style-name="ro1">
          <table:table-cell/>
          <table:table-cell office:value-type="string">
            <text:p>82b62c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5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6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6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7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ishu-Enb</text:p>
          </table:table-cell>
        </table:table-row>
        <table:table-row table:style-name="ro4">
          <table:table-cell/>
          <table:table-cell office:value-type="string">
            <text:p>82b62c7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飛襲円舞</text:p>
          </table:table-cell>
        </table:table-row>
        <table:table-row table:style-name="ro1">
          <table:table-cell/>
          <table:table-cell office:value-type="string">
            <text:p>82b62c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7c</text:p>
          </table:table-cell>
          <table:table-cell office:value-type="float" office:value="82">
            <text:p>82</text:p>
          </table:table-cell>
          <table:table-cell office:value-type="string">
            <text:p>0f</text:p>
          </table:table-cell>
          <table:table-cell office:value-type="string">
            <text:p>6F+P</text:p>
          </table:table-cell>
        </table:table-row>
        <table:table-row table:style-name="ro1">
          <table:table-cell/>
          <table:table-cell office:value-type="string">
            <text:p>82b62c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8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F2h</text:p>
          </table:table-cell>
        </table:table-row>
        <table:table-row table:style-name="ro1">
          <table:table-cell/>
          <table:table-cell office:value-type="string">
            <text:p>82b62c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8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9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9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string">
            <text:p>82b62ca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背後朧（仮）</text:p>
          </table:table-cell>
        </table:table-row>
        <table:table-row table:style-name="ro4">
          <table:table-cell/>
          <table:table-cell office:value-type="string">
            <text:p>82b62ca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背後朧（仮）</text:p>
          </table:table-cell>
        </table:table-row>
        <table:table-row table:style-name="ro1">
          <table:table-cell/>
          <table:table-cell office:value-type="string">
            <text:p>82b62c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a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F.F+P</text:p>
          </table:table-cell>
        </table:table-row>
        <table:table-row table:style-name="ro1">
          <table:table-cell/>
          <table:table-cell office:value-type="string">
            <text:p>82b62cb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b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FFFFh</text:p>
          </table:table-cell>
        </table:table-row>
        <table:table-row table:style-name="ro1">
          <table:table-cell/>
          <table:table-cell office:value-type="string">
            <text:p>82b62c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b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c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c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c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d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Niji-Shibuki</text:p>
          </table:table-cell>
        </table:table-row>
        <table:table-row table:style-name="ro4">
          <table:table-cell/>
          <table:table-cell office:value-type="string">
            <text:p>82b62cd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虹飛沫</text:p>
          </table:table-cell>
        </table:table-row>
        <table:table-row table:style-name="ro1">
          <table:table-cell/>
          <table:table-cell office:value-type="string">
            <text:p>82b62c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d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2F+P</text:p>
          </table:table-cell>
        </table:table-row>
        <table:table-row table:style-name="ro1">
          <table:table-cell/>
          <table:table-cell office:value-type="string">
            <text:p>82b62ce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e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E2h</text:p>
          </table:table-cell>
        </table:table-row>
        <table:table-row table:style-name="ro1">
          <table:table-cell/>
          <table:table-cell office:value-type="string">
            <text:p>82b62ce8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F6h</text:p>
          </table:table-cell>
        </table:table-row>
        <table:table-row table:style-name="ro1">
          <table:table-cell/>
          <table:table-cell office:value-type="string">
            <text:p>82b62ce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f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f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cf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0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ien-Sh</text:p>
          </table:table-cell>
        </table:table-row>
        <table:table-row table:style-name="ro4">
          <table:table-cell/>
          <table:table-cell office:value-type="string">
            <text:p>82b62d0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飛燕襲</text:p>
          </table:table-cell>
        </table:table-row>
        <table:table-row table:style-name="ro1">
          <table:table-cell/>
          <table:table-cell office:value-type="string">
            <text:p>82b62d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0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1F+P</text:p>
          </table:table-cell>
        </table:table-row>
        <table:table-row table:style-name="ro1">
          <table:table-cell/>
          <table:table-cell office:value-type="string">
            <text:p>82b62d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1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E4h</text:p>
          </table:table-cell>
        </table:table-row>
        <table:table-row table:style-name="ro1">
          <table:table-cell/>
          <table:table-cell office:value-type="string">
            <text:p>82b62d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1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2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CMDLST_KASUMI_HOLDS</text:p>
          </table:table-cell>
          <table:table-cell office:value-type="string">
            <text:p>XREF[1]:</text:p>
          </table:table-cell>
          <table:table-cell office:value-type="string">
            <text:p>8211025c(*)</text:p>
          </table:table-cell>
          <table:table-cell/>
        </table:table-row>
        <table:table-row table:style-name="ro1">
          <table:table-cell/>
          <table:table-cell office:value-type="string">
            <text:p>82b62d3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Kasumi-Kyoka</text:p>
          </table:table-cell>
        </table:table-row>
        <table:table-row table:style-name="ro4">
          <table:table-cell/>
          <table:table-cell office:value-type="string">
            <text:p>82b62d3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霞鏡花</text:p>
          </table:table-cell>
        </table:table-row>
        <table:table-row table:style-name="ro1">
          <table:table-cell/>
          <table:table-cell office:value-type="string">
            <text:p>82b62d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3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7F</text:p>
          </table:table-cell>
        </table:table-row>
        <table:table-row table:style-name="ro1">
          <table:table-cell/>
          <table:table-cell office:value-type="string">
            <text:p>82b62d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4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FCh</text:p>
          </table:table-cell>
        </table:table-row>
        <table:table-row table:style-name="ro1">
          <table:table-cell/>
          <table:table-cell office:value-type="string">
            <text:p>82b62d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4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5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6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Kakinomi-Gari</text:p>
          </table:table-cell>
        </table:table-row>
        <table:table-row table:style-name="ro4">
          <table:table-cell/>
          <table:table-cell office:value-type="string">
            <text:p>82b62d6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柿の実狩り</text:p>
          </table:table-cell>
        </table:table-row>
        <table:table-row table:style-name="ro1">
          <table:table-cell/>
          <table:table-cell office:value-type="string">
            <text:p>82b62d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6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7F</text:p>
          </table:table-cell>
        </table:table-row>
        <table:table-row table:style-name="ro1">
          <table:table-cell/>
          <table:table-cell office:value-type="string">
            <text:p>82b62d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7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FEh</text:p>
          </table:table-cell>
        </table:table-row>
        <table:table-row table:style-name="ro1">
          <table:table-cell/>
          <table:table-cell office:value-type="string">
            <text:p>82b62d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7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8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8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9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Mugen-Shiraha</text:p>
          </table:table-cell>
        </table:table-row>
        <table:table-row table:style-name="ro4">
          <table:table-cell/>
          <table:table-cell office:value-type="string">
            <text:p>82b62d9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霧幻白羽取り</text:p>
          </table:table-cell>
        </table:table-row>
        <table:table-row table:style-name="ro1">
          <table:table-cell/>
          <table:table-cell office:value-type="string">
            <text:p>82b62d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9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</table:table-row>
        <table:table-row table:style-name="ro1">
          <table:table-cell/>
          <table:table-cell office:value-type="string">
            <text:p>82b62da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a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00h</text:p>
          </table:table-cell>
        </table:table-row>
        <table:table-row table:style-name="ro1">
          <table:table-cell/>
          <table:table-cell office:value-type="string">
            <text:p>82b62d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a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b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b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b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c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Shigure-Mai</text:p>
          </table:table-cell>
        </table:table-row>
        <table:table-row table:style-name="ro4">
          <table:table-cell/>
          <table:table-cell office:value-type="string">
            <text:p>82b62dc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時雨舞い</text:p>
          </table:table-cell>
        </table:table-row>
        <table:table-row table:style-name="ro1">
          <table:table-cell/>
          <table:table-cell office:value-type="string">
            <text:p>82b62d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c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6F</text:p>
          </table:table-cell>
        </table:table-row>
        <table:table-row table:style-name="ro1">
          <table:table-cell/>
          <table:table-cell office:value-type="string">
            <text:p>82b62dd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d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02h</text:p>
          </table:table-cell>
        </table:table-row>
        <table:table-row table:style-name="ro1">
          <table:table-cell/>
          <table:table-cell office:value-type="string">
            <text:p>82b62dd8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0Eh</text:p>
          </table:table-cell>
        </table:table-row>
        <table:table-row table:style-name="ro1">
          <table:table-cell/>
          <table:table-cell office:value-type="string">
            <text:p>82b62dd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e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e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e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e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f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Momiji-Otoshi</text:p>
          </table:table-cell>
        </table:table-row>
        <table:table-row table:style-name="ro4">
          <table:table-cell/>
          <table:table-cell office:value-type="string">
            <text:p>82b62df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紅葉落とし</text:p>
          </table:table-cell>
        </table:table-row>
        <table:table-row table:style-name="ro1">
          <table:table-cell/>
          <table:table-cell office:value-type="string">
            <text:p>82b62d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df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</table:table-row>
        <table:table-row table:style-name="ro1">
          <table:table-cell/>
          <table:table-cell office:value-type="string">
            <text:p>82b62e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0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04h</text:p>
          </table:table-cell>
        </table:table-row>
        <table:table-row table:style-name="ro1">
          <table:table-cell/>
          <table:table-cell office:value-type="string">
            <text:p>82b62e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0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1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2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Soken-Gari</text:p>
          </table:table-cell>
        </table:table-row>
        <table:table-row table:style-name="ro4">
          <table:table-cell/>
          <table:table-cell office:value-type="string">
            <text:p>82b62e2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霜剣刈り</text:p>
          </table:table-cell>
        </table:table-row>
        <table:table-row table:style-name="ro1">
          <table:table-cell/>
          <table:table-cell office:value-type="string">
            <text:p>82b62e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2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1F</text:p>
          </table:table-cell>
        </table:table-row>
        <table:table-row table:style-name="ro1">
          <table:table-cell/>
          <table:table-cell office:value-type="string">
            <text:p>82b62e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3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06h</text:p>
          </table:table-cell>
        </table:table-row>
        <table:table-row table:style-name="ro1">
          <table:table-cell/>
          <table:table-cell office:value-type="string">
            <text:p>82b62e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3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4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5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Sakura-Madoi</text:p>
          </table:table-cell>
        </table:table-row>
        <table:table-row table:style-name="ro4">
          <table:table-cell/>
          <table:table-cell office:value-type="string">
            <text:p>82b62e5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桜惑い</text:p>
          </table:table-cell>
        </table:table-row>
        <table:table-row table:style-name="ro1">
          <table:table-cell/>
          <table:table-cell office:value-type="string">
            <text:p>82b62e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5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9F</text:p>
          </table:table-cell>
        </table:table-row>
        <table:table-row table:style-name="ro1">
          <table:table-cell/>
          <table:table-cell office:value-type="string">
            <text:p>82b62e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6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3Ah</text:p>
          </table:table-cell>
        </table:table-row>
        <table:table-row table:style-name="ro1">
          <table:table-cell/>
          <table:table-cell office:value-type="string">
            <text:p>82b62e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6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7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8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Sakura-Mayoi</text:p>
          </table:table-cell>
        </table:table-row>
        <table:table-row table:style-name="ro4">
          <table:table-cell/>
          <table:table-cell office:value-type="string">
            <text:p>82b62e8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桜迷い</text:p>
          </table:table-cell>
        </table:table-row>
        <table:table-row table:style-name="ro1">
          <table:table-cell/>
          <table:table-cell office:value-type="string">
            <text:p>82b62e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8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3F</text:p>
          </table:table-cell>
        </table:table-row>
        <table:table-row table:style-name="ro1">
          <table:table-cell/>
          <table:table-cell office:value-type="string">
            <text:p>82b62e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9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3Ah</text:p>
          </table:table-cell>
        </table:table-row>
        <table:table-row table:style-name="ro1">
          <table:table-cell/>
          <table:table-cell office:value-type="string">
            <text:p>82b62e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9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a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a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a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b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Mai-Goromo</text:p>
          </table:table-cell>
        </table:table-row>
        <table:table-row table:style-name="ro4">
          <table:table-cell/>
          <table:table-cell office:value-type="string">
            <text:p>82b62eb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舞衣</text:p>
          </table:table-cell>
        </table:table-row>
        <table:table-row table:style-name="ro1">
          <table:table-cell/>
          <table:table-cell office:value-type="string">
            <text:p>82b62e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b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</table:table-row>
        <table:table-row table:style-name="ro1">
          <table:table-cell/>
          <table:table-cell office:value-type="string">
            <text:p>82b62ec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c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08h</text:p>
          </table:table-cell>
        </table:table-row>
        <table:table-row table:style-name="ro1">
          <table:table-cell/>
          <table:table-cell office:value-type="string">
            <text:p>82b62e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c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d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d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d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e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agoromo</text:p>
          </table:table-cell>
        </table:table-row>
        <table:table-row table:style-name="ro4">
          <table:table-cell/>
          <table:table-cell office:value-type="string">
            <text:p>82b62ee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羽衣</text:p>
          </table:table-cell>
        </table:table-row>
        <table:table-row table:style-name="ro1">
          <table:table-cell/>
          <table:table-cell office:value-type="string">
            <text:p>82b62ee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e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F</text:p>
          </table:table-cell>
        </table:table-row>
        <table:table-row table:style-name="ro1">
          <table:table-cell/>
          <table:table-cell office:value-type="string">
            <text:p>82b62ef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f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ef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0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0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string">
            <text:p>82b62f1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ジャンプＫ取り（仮）</text:p>
          </table:table-cell>
        </table:table-row>
        <table:table-row table:style-name="ro4">
          <table:table-cell/>
          <table:table-cell office:value-type="string">
            <text:p>82b62f1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ジャンプＫ取り（仮）</text:p>
          </table:table-cell>
        </table:table-row>
        <table:table-row table:style-name="ro1">
          <table:table-cell/>
          <table:table-cell office:value-type="string">
            <text:p>82b62f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1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6F</text:p>
          </table:table-cell>
        </table:table-row>
        <table:table-row table:style-name="ro1">
          <table:table-cell/>
          <table:table-cell office:value-type="string">
            <text:p>82b62f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2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20Ch</text:p>
          </table:table-cell>
        </table:table-row>
        <table:table-row table:style-name="ro1">
          <table:table-cell/>
          <table:table-cell office:value-type="string">
            <text:p>82b62f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2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3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3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CMDLST_KASUMI_DOWN-ATTACKS</text:p>
          </table:table-cell>
          <table:table-cell office:value-type="string">
            <text:p>XREF[1]:</text:p>
          </table:table-cell>
          <table:table-cell office:value-type="string">
            <text:p>82110260(*)</text:p>
          </table:table-cell>
          <table:table-cell/>
        </table:table-row>
        <table:table-row table:style-name="ro1">
          <table:table-cell/>
          <table:table-cell office:value-type="string">
            <text:p>82b62f4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Takazume</text:p>
          </table:table-cell>
        </table:table-row>
        <table:table-row table:style-name="ro4">
          <table:table-cell/>
          <table:table-cell office:value-type="string">
            <text:p>82b62f4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鷹爪脚</text:p>
          </table:table-cell>
        </table:table-row>
        <table:table-row table:style-name="ro1">
          <table:table-cell/>
          <table:table-cell office:value-type="string">
            <text:p>82b62f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4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8P+K</text:p>
          </table:table-cell>
        </table:table-row>
        <table:table-row table:style-name="ro1">
          <table:table-cell/>
          <table:table-cell office:value-type="string">
            <text:p>82b62f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5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E1h</text:p>
          </table:table-cell>
        </table:table-row>
        <table:table-row table:style-name="ro1">
          <table:table-cell/>
          <table:table-cell office:value-type="string">
            <text:p>82b62f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5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6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6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CMDLST_KASUMI_SPECIAL-MOVES</text:p>
          </table:table-cell>
          <table:table-cell office:value-type="string">
            <text:p>XREF[1]:</text:p>
          </table:table-cell>
          <table:table-cell office:value-type="string">
            <text:p>82110264(*)</text:p>
          </table:table-cell>
          <table:table-cell/>
        </table:table-row>
        <table:table-row table:style-name="ro1">
          <table:table-cell/>
          <table:table-cell office:value-type="string">
            <text:p>82b62f7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Uragake</text:p>
          </table:table-cell>
        </table:table-row>
        <table:table-row table:style-name="ro4">
          <table:table-cell/>
          <table:table-cell office:value-type="string">
            <text:p>82b62f7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裏駆け</text:p>
          </table:table-cell>
        </table:table-row>
        <table:table-row table:style-name="ro1">
          <table:table-cell/>
          <table:table-cell office:value-type="string">
            <text:p>82b62f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7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7P</text:p>
          </table:table-cell>
        </table:table-row>
        <table:table-row table:style-name="ro1">
          <table:table-cell/>
          <table:table-cell office:value-type="string">
            <text:p>82b62f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8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B3h</text:p>
          </table:table-cell>
        </table:table-row>
        <table:table-row table:style-name="ro1">
          <table:table-cell/>
          <table:table-cell office:value-type="string">
            <text:p>82b62f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8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9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9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a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Tenb</text:p>
          </table:table-cell>
        </table:table-row>
        <table:table-row table:style-name="ro4">
          <table:table-cell/>
          <table:table-cell office:value-type="string">
            <text:p>82b62fa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天舞</text:p>
          </table:table-cell>
        </table:table-row>
        <table:table-row table:style-name="ro1">
          <table:table-cell/>
          <table:table-cell office:value-type="string">
            <text:p>82b62f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a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9P</text:p>
          </table:table-cell>
        </table:table-row>
        <table:table-row table:style-name="ro1">
          <table:table-cell/>
          <table:table-cell office:value-type="string">
            <text:p>82b62fb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b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AFh</text:p>
          </table:table-cell>
        </table:table-row>
        <table:table-row table:style-name="ro1">
          <table:table-cell/>
          <table:table-cell office:value-type="string">
            <text:p>82b62f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b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c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c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c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string">
            <text:p>82b62fd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ムーンサルト（仮）</text:p>
          </table:table-cell>
        </table:table-row>
        <table:table-row table:style-name="ro4">
          <table:table-cell/>
          <table:table-cell office:value-type="string">
            <text:p>82b62fd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ムーンサルト（仮）</text:p>
          </table:table-cell>
        </table:table-row>
        <table:table-row table:style-name="ro1">
          <table:table-cell/>
          <table:table-cell office:value-type="string">
            <text:p>82b62f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d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9K</text:p>
          </table:table-cell>
        </table:table-row>
        <table:table-row table:style-name="ro1">
          <table:table-cell/>
          <table:table-cell office:value-type="string">
            <text:p>82b62fe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e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B0h</text:p>
          </table:table-cell>
        </table:table-row>
        <table:table-row table:style-name="ro1">
          <table:table-cell/>
          <table:table-cell office:value-type="string">
            <text:p>82b62fe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e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f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f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2ff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string">
            <text:p>82b6300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踏み込みステップ（仮）</text:p>
          </table:table-cell>
        </table:table-row>
        <table:table-row table:style-name="ro4">
          <table:table-cell/>
          <table:table-cell office:value-type="string">
            <text:p>82b6300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踏み込みステップ（仮）</text:p>
          </table:table-cell>
        </table:table-row>
        <table:table-row table:style-name="ro1">
          <table:table-cell/>
          <table:table-cell office:value-type="string">
            <text:p>82b630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0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HF</text:p>
          </table:table-cell>
        </table:table-row>
        <table:table-row table:style-name="ro1">
          <table:table-cell/>
          <table:table-cell office:value-type="string">
            <text:p>82b630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1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FFFFh</text:p>
          </table:table-cell>
        </table:table-row>
        <table:table-row table:style-name="ro1">
          <table:table-cell/>
          <table:table-cell office:value-type="string">
            <text:p>82b630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1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2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2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2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4">
          <table:table-cell/>
          <table:table-cell office:value-type="string">
            <text:p>82b6303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壁走り（仮）</text:p>
          </table:table-cell>
        </table:table-row>
        <table:table-row table:style-name="ro4">
          <table:table-cell/>
          <table:table-cell office:value-type="string">
            <text:p>82b6303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壁走り（仮）</text:p>
          </table:table-cell>
        </table:table-row>
        <table:table-row table:style-name="ro1">
          <table:table-cell/>
          <table:table-cell office:value-type="string">
            <text:p>82b630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3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8_</text:p>
          </table:table-cell>
        </table:table-row>
        <table:table-row table:style-name="ro1">
          <table:table-cell/>
          <table:table-cell office:value-type="string">
            <text:p>82b630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4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FFFFh</text:p>
          </table:table-cell>
        </table:table-row>
        <table:table-row table:style-name="ro1">
          <table:table-cell/>
          <table:table-cell office:value-type="string">
            <text:p>82b630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4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5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5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5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/>
          <table:table-cell office:value-type="string">
            <text:p>82b6306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Appeal: Sakura-Matoi</text:p>
          </table:table-cell>
        </table:table-row>
        <table:table-row table:style-name="ro4">
          <table:table-cell/>
          <table:table-cell office:value-type="string">
            <text:p>82b6306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アピール：桜纏い</text:p>
          </table:table-cell>
        </table:table-row>
        <table:table-row table:style-name="ro1">
          <table:table-cell/>
          <table:table-cell office:value-type="string">
            <text:p>82b630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6c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464F+P+K</text:p>
          </table:table-cell>
        </table:table-row>
        <table:table-row table:style-name="ro1">
          <table:table-cell/>
          <table:table-cell office:value-type="string">
            <text:p>82b630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74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string">
            <text:p>11Eh</text:p>
          </table:table-cell>
        </table:table-row>
        <table:table-row table:style-name="ro1">
          <table:table-cell/>
          <table:table-cell office:value-type="string">
            <text:p>82b630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7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8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8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9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Oboro-Futae</text:p>
          </table:table-cell>
        </table:table-row>
        <table:table-row table:style-name="ro4">
          <table:table-cell/>
          <table:table-cell office:value-type="string">
            <text:p>82b6309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朧二重</text:p>
          </table:table-cell>
        </table:table-row>
        <table:table-row table:style-name="ro1">
          <table:table-cell/>
          <table:table-cell office:value-type="string">
            <text:p>82b630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9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30a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a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a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b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b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b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c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Kami-Ogi</text:p>
          </table:table-cell>
        </table:table-row>
        <table:table-row table:style-name="ro4">
          <table:table-cell/>
          <table:table-cell office:value-type="string">
            <text:p>82b630c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神扇</text:p>
          </table:table-cell>
        </table:table-row>
        <table:table-row table:style-name="ro1">
          <table:table-cell/>
          <table:table-cell office:value-type="string">
            <text:p>82b630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c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30d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d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d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e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e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e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e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f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Akane-Kazura</text:p>
          </table:table-cell>
        </table:table-row>
        <table:table-row table:style-name="ro4">
          <table:table-cell/>
          <table:table-cell office:value-type="string">
            <text:p>82b630f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茜葛</text:p>
          </table:table-cell>
        </table:table-row>
        <table:table-row table:style-name="ro1">
          <table:table-cell/>
          <table:table-cell office:value-type="string">
            <text:p>82b630f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0f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31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0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0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0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1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1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1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2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Tsurube-Otoshi</text:p>
          </table:table-cell>
        </table:table-row>
        <table:table-row table:style-name="ro4">
          <table:table-cell/>
          <table:table-cell office:value-type="string">
            <text:p>82b6312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釣瓶落</text:p>
          </table:table-cell>
        </table:table-row>
        <table:table-row table:style-name="ro1">
          <table:table-cell/>
          <table:table-cell office:value-type="string">
            <text:p>82b6312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2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313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3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3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3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4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4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4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5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Yasha-Okuri</text:p>
          </table:table-cell>
        </table:table-row>
        <table:table-row table:style-name="ro4">
          <table:table-cell/>
          <table:table-cell office:value-type="string">
            <text:p>82b6315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夜叉送り</text:p>
          </table:table-cell>
        </table:table-row>
        <table:table-row table:style-name="ro1">
          <table:table-cell/>
          <table:table-cell office:value-type="string">
            <text:p>82b6315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5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316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6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6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6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7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7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7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7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8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Tensho-Kudaki</text:p>
          </table:table-cell>
        </table:table-row>
        <table:table-row table:style-name="ro4">
          <table:table-cell/>
          <table:table-cell office:value-type="string">
            <text:p>82b6318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天鐘砕き</text:p>
          </table:table-cell>
        </table:table-row>
        <table:table-row table:style-name="ro1">
          <table:table-cell/>
          <table:table-cell office:value-type="string">
            <text:p>82b6318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8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319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9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9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9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a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a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a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a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b0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Oboro</text:p>
          </table:table-cell>
        </table:table-row>
        <table:table-row table:style-name="ro4">
          <table:table-cell/>
          <table:table-cell office:value-type="string">
            <text:p>82b631b4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string">
            <text:p>朧</text:p>
          </table:table-cell>
        </table:table-row>
        <table:table-row table:style-name="ro1">
          <table:table-cell/>
          <table:table-cell office:value-type="string">
            <text:p>82b631b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bc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string">
            <text:p>F+P</text:p>
          </table:table-cell>
        </table:table-row>
        <table:table-row table:style-name="ro1">
          <table:table-cell/>
          <table:table-cell office:value-type="string">
            <text:p>82b631c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c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c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cc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d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d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d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82b631dc</text:p>
          </table:table-cell>
          <table:table-cell table:number-columns-repeated="2" office:value-type="float" office:value="0">
            <text:p>0</text:p>
          </table:table-cell>
          <table:table-cell/>
        </table:table-row>
      </table:table>
      <table:table table:name="KasumiFiltered" table:style-name="ta1" table:print="false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visibility="collapse" table:default-cell-style-name="ce3"/>
        <table:table-column table:style-name="co1" table:number-columns-repeated="1019" table:default-cell-style-name="ce2"/>
        <table:table-row table:style-name="ro2">
          <table:table-cell table:formula="of:=([$Kasumi.E2])" office:value-type="string" office:string-value="Hitenjin">
            <text:p>Hitenjin</text:p>
          </table:table-cell>
          <table:table-cell table:formula="of:=([$Kasumi.E3])" office:value-type="string" office:string-value="避天刃">
            <text:p>避天刃</text:p>
          </table:table-cell>
          <table:table-cell table:formula="of:=([$Kasumi.E5])" office:value-type="string" office:string-value="4P">
            <text:p>4P</text:p>
          </table:table-cell>
          <table:table-cell table:formula="of:=([$Kasumi.E7])" office:value-type="string" office:string-value="140h">
            <text:p>140h</text:p>
          </table:table-cell>
          <table:table-cell table:style-name="ce7" office:value-type="string">
            <text:p>0x0140</text:p>
          </table:table-cell>
          <table:table-cell table:number-columns-repeated="1018"/>
        </table:table-row>
        <table:table-row table:style-name="ro2">
          <table:table-cell table:formula="of:=([$Kasumi.E14])" office:value-type="string" office:string-value="前ＪＰ～二連突き（仮）">
            <text:p>前ＪＰ～二連突き（仮）</text:p>
          </table:table-cell>
          <table:table-cell table:formula="of:=([$Kasumi.E15])" office:value-type="string" office:string-value="前ＪＰ～二連突き（仮）">
            <text:p>前ＪＰ～二連突き（仮）</text:p>
          </table:table-cell>
          <table:table-cell table:formula="of:=([$Kasumi.E17])" office:value-type="string" office:string-value="PP">
            <text:p>PP</text:p>
          </table:table-cell>
          <table:table-cell table:formula="of:=([$Kasumi.E1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26])" office:value-type="string" office:string-value="連突白鷺脚">
            <text:p>連突白鷺脚</text:p>
          </table:table-cell>
          <table:table-cell table:formula="of:=([$Kasumi.E27])" office:value-type="string" office:string-value="連突白鷺脚">
            <text:p>連突白鷺脚</text:p>
          </table:table-cell>
          <table:table-cell table:formula="of:=([$Kasumi.E29])" office:value-type="string" office:string-value="PPKK">
            <text:p>PPKK</text:p>
          </table:table-cell>
          <table:table-cell table:formula="of:=([$Kasumi.E3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38])" office:value-type="string" office:string-value="連突白鷺閃">
            <text:p>連突白鷺閃</text:p>
          </table:table-cell>
          <table:table-cell table:formula="of:=([$Kasumi.E39])" office:value-type="string" office:string-value="連突白鷺閃">
            <text:p>連突白鷺閃</text:p>
          </table:table-cell>
          <table:table-cell table:formula="of:=([$Kasumi.E41])" office:value-type="string" office:string-value="PPK2K">
            <text:p>PPK2K</text:p>
          </table:table-cell>
          <table:table-cell table:formula="of:=([$Kasumi.E43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50])" office:value-type="string" office:string-value="Ren-Kaio-Sentots">
            <text:p>Ren-Kaio-Sentots</text:p>
          </table:table-cell>
          <table:table-cell table:formula="of:=([$Kasumi.E51])" office:value-type="string" office:string-value="連界央閃突">
            <text:p>連界央閃突</text:p>
          </table:table-cell>
          <table:table-cell table:formula="of:=([$Kasumi.E53])" office:value-type="string" office:string-value="PPPP">
            <text:p>PPPP</text:p>
          </table:table-cell>
          <table:table-cell table:formula="of:=([$Kasumi.E55])" office:value-type="string" office:string-value="133h">
            <text:p>133h</text:p>
          </table:table-cell>
          <table:table-cell table:style-name="ce7" office:value-type="string">
            <text:p>0x0133</text:p>
          </table:table-cell>
          <table:table-cell table:number-columns-repeated="1018"/>
        </table:table-row>
        <table:table-row table:style-name="ro2">
          <table:table-cell table:formula="of:=([$Kasumi.E62])" office:value-type="string" office:string-value="Ren-Kaio-Enb">
            <text:p>Ren-Kaio-Enb</text:p>
          </table:table-cell>
          <table:table-cell table:formula="of:=([$Kasumi.E63])" office:value-type="string" office:string-value="連界央炎舞">
            <text:p>連界央炎舞</text:p>
          </table:table-cell>
          <table:table-cell table:formula="of:=([$Kasumi.E65])" office:value-type="string" office:string-value="PPPK">
            <text:p>PPPK</text:p>
          </table:table-cell>
          <table:table-cell table:formula="of:=([$Kasumi.E6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74])" office:value-type="string" office:string-value="Ren-Getsusai">
            <text:p>Ren-Getsusai</text:p>
          </table:table-cell>
          <table:table-cell table:formula="of:=([$Kasumi.E75])" office:value-type="string" office:string-value="連月砕">
            <text:p>連月砕</text:p>
          </table:table-cell>
          <table:table-cell table:formula="of:=([$Kasumi.E77])" office:value-type="string" office:string-value="PP7K">
            <text:p>PP7K</text:p>
          </table:table-cell>
          <table:table-cell table:formula="of:=([$Kasumi.E79])" office:value-type="string" office:string-value="134h">
            <text:p>134h</text:p>
          </table:table-cell>
          <table:table-cell table:style-name="ce7" office:value-type="string">
            <text:p>0x0134</text:p>
          </table:table-cell>
          <table:table-cell table:number-columns-repeated="1018"/>
        </table:table-row>
        <table:table-row table:style-name="ro2">
          <table:table-cell table:formula="of:=([$Kasumi.E86])" office:value-type="string" office:string-value="Renko-Rekk">
            <text:p>Renko-Rekk</text:p>
          </table:table-cell>
          <table:table-cell table:formula="of:=([$Kasumi.E87])" office:value-type="string" office:string-value="連光裂空牙">
            <text:p>連光裂空牙</text:p>
          </table:table-cell>
          <table:table-cell table:formula="of:=([$Kasumi.E89])" office:value-type="string" office:string-value="PP6PP">
            <text:p>PP6PP</text:p>
          </table:table-cell>
          <table:table-cell table:formula="of:=([$Kasumi.E9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98])" office:value-type="string" office:string-value="Renko-Rish">
            <text:p>Renko-Rish</text:p>
          </table:table-cell>
          <table:table-cell table:formula="of:=([$Kasumi.E99])" office:value-type="string" office:string-value="連光裏襲斬">
            <text:p>連光裏襲斬</text:p>
          </table:table-cell>
          <table:table-cell table:formula="of:=([$Kasumi.E101])" office:value-type="string" office:string-value="PP6PKK">
            <text:p>PP6PKK</text:p>
          </table:table-cell>
          <table:table-cell table:formula="of:=([$Kasumi.E103])" office:value-type="string" office:string-value="168h">
            <text:p>168h</text:p>
          </table:table-cell>
          <table:table-cell table:style-name="ce7" office:value-type="string">
            <text:p>0x0168</text:p>
          </table:table-cell>
          <table:table-cell table:number-columns-repeated="1018"/>
        </table:table-row>
        <table:table-row table:style-name="ro2">
          <table:table-cell table:formula="of:=([$Kasumi.E110])" office:value-type="string" office:string-value="Renko-Kyosh">
            <text:p>Renko-Kyosh</text:p>
          </table:table-cell>
          <table:table-cell table:formula="of:=([$Kasumi.E111])" office:value-type="string" office:string-value="連光虚襲斬">
            <text:p>連光虚襲斬</text:p>
          </table:table-cell>
          <table:table-cell table:formula="of:=([$Kasumi.E113])" office:value-type="string" office:string-value="PP6PK2K">
            <text:p>PP6PK2K</text:p>
          </table:table-cell>
          <table:table-cell table:formula="of:=([$Kasumi.E115])" office:value-type="string" office:string-value="169h">
            <text:p>169h</text:p>
          </table:table-cell>
          <table:table-cell table:style-name="ce7" office:value-type="string">
            <text:p>0x0169</text:p>
          </table:table-cell>
          <table:table-cell table:number-columns-repeated="1018"/>
        </table:table-row>
        <table:table-row table:style-name="ro2">
          <table:table-cell table:formula="of:=([$Kasumi.E122])" office:value-type="string" office:string-value="回転肘（仮）">
            <text:p>回転肘（仮）</text:p>
          </table:table-cell>
          <table:table-cell table:formula="of:=([$Kasumi.E123])" office:value-type="string" office:string-value="回転肘（仮）">
            <text:p>回転肘（仮）</text:p>
          </table:table-cell>
          <table:table-cell table:formula="of:=([$Kasumi.E125])" office:value-type="string" office:string-value="PP6P6KP">
            <text:p>PP6P6KP</text:p>
          </table:table-cell>
          <table:table-cell table:formula="of:=([$Kasumi.E12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134])" office:value-type="string" office:string-value="回転蹴り（仮）">
            <text:p>回転蹴り（仮）</text:p>
          </table:table-cell>
          <table:table-cell table:formula="of:=([$Kasumi.E135])" office:value-type="string" office:string-value="回転蹴り（仮）">
            <text:p>回転蹴り（仮）</text:p>
          </table:table-cell>
          <table:table-cell table:formula="of:=([$Kasumi.E137])" office:value-type="string" office:string-value="PP6P6KK">
            <text:p>PP6P6KK</text:p>
          </table:table-cell>
          <table:table-cell table:formula="of:=([$Kasumi.E13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146])" office:value-type="string" office:string-value="Renko-Genrak">
            <text:p>Renko-Genrak</text:p>
          </table:table-cell>
          <table:table-cell table:formula="of:=([$Kasumi.E147])" office:value-type="string" office:string-value="連光幻落脚">
            <text:p>連光幻落脚</text:p>
          </table:table-cell>
          <table:table-cell table:formula="of:=([$Kasumi.E149])" office:value-type="string" office:string-value="PP6P2K">
            <text:p>PP6P2K</text:p>
          </table:table-cell>
          <table:table-cell table:formula="of:=([$Kasumi.E151])" office:value-type="string" office:string-value="147h">
            <text:p>147h</text:p>
          </table:table-cell>
          <table:table-cell table:style-name="ce7" office:value-type="string">
            <text:p>0x0147</text:p>
          </table:table-cell>
          <table:table-cell table:number-columns-repeated="1018"/>
        </table:table-row>
        <table:table-row table:style-name="ro2">
          <table:table-cell table:formula="of:=([$Kasumi.E158])" office:value-type="string" office:string-value="Ren-Engets">
            <text:p>Ren-Engets</text:p>
          </table:table-cell>
          <table:table-cell table:formula="of:=([$Kasumi.E159])" office:value-type="string" office:string-value="連炎月">
            <text:p>連炎月</text:p>
          </table:table-cell>
          <table:table-cell table:formula="of:=([$Kasumi.E161])" office:value-type="string" office:string-value="PP6KK">
            <text:p>PP6KK</text:p>
          </table:table-cell>
          <table:table-cell table:formula="of:=([$Kasumi.E163])" office:value-type="string" office:string-value="16Bh">
            <text:p>16Bh</text:p>
          </table:table-cell>
          <table:table-cell table:style-name="ce7" office:value-type="string">
            <text:p>0x016B</text:p>
          </table:table-cell>
          <table:table-cell table:number-columns-repeated="1018"/>
        </table:table-row>
        <table:table-row table:style-name="ro2">
          <table:table-cell table:formula="of:=([$Kasumi.E170])" office:value-type="string" office:string-value="Ren-Enb">
            <text:p>Ren-Enb</text:p>
          </table:table-cell>
          <table:table-cell table:formula="of:=([$Kasumi.E171])" office:value-type="string" office:string-value="連炎舞">
            <text:p>連炎舞</text:p>
          </table:table-cell>
          <table:table-cell table:formula="of:=([$Kasumi.E173])" office:value-type="string" office:string-value="PP6_KK">
            <text:p>PP6_KK</text:p>
          </table:table-cell>
          <table:table-cell table:formula="of:=([$Kasumi.E17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182])" office:value-type="string" office:string-value="Ren-Getsuro">
            <text:p>Ren-Getsuro</text:p>
          </table:table-cell>
          <table:table-cell table:formula="of:=([$Kasumi.E183])" office:value-type="string" office:string-value="連月露">
            <text:p>連月露</text:p>
          </table:table-cell>
          <table:table-cell table:formula="of:=([$Kasumi.E185])" office:value-type="string" office:string-value="PP6K2K">
            <text:p>PP6K2K</text:p>
          </table:table-cell>
          <table:table-cell table:formula="of:=([$Kasumi.E187])" office:value-type="string" office:string-value="16Ch">
            <text:p>16Ch</text:p>
          </table:table-cell>
          <table:table-cell table:style-name="ce7" office:value-type="string">
            <text:p>0x016C</text:p>
          </table:table-cell>
          <table:table-cell table:number-columns-repeated="1018"/>
        </table:table-row>
        <table:table-row table:style-name="ro2">
          <table:table-cell table:formula="of:=([$Kasumi.E194])" office:value-type="string" office:string-value="連突風渦閃">
            <text:p>連突風渦閃</text:p>
          </table:table-cell>
          <table:table-cell table:formula="of:=([$Kasumi.E195])" office:value-type="string" office:string-value="連突風渦閃">
            <text:p>連突風渦閃</text:p>
          </table:table-cell>
          <table:table-cell table:formula="of:=([$Kasumi.E197])" office:value-type="string" office:string-value="PP2K">
            <text:p>PP2K</text:p>
          </table:table-cell>
          <table:table-cell table:formula="of:=([$Kasumi.E19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206])" office:value-type="string" office:string-value="Tenjin, Rengo">
            <text:p>Tenjin, Rengo</text:p>
          </table:table-cell>
          <table:table-cell table:formula="of:=([$Kasumi.E207])" office:value-type="string" office:string-value="天刃・連轟脚">
            <text:p>天刃・連轟脚</text:p>
          </table:table-cell>
          <table:table-cell table:formula="of:=([$Kasumi.E209])" office:value-type="string" office:string-value="PKKK">
            <text:p>PKKK</text:p>
          </table:table-cell>
          <table:table-cell table:formula="of:=([$Kasumi.E211])" office:value-type="string" office:string-value="170h">
            <text:p>170h</text:p>
          </table:table-cell>
          <table:table-cell table:style-name="ce7" office:value-type="string">
            <text:p>0x0170</text:p>
          </table:table-cell>
          <table:table-cell table:number-columns-repeated="1018"/>
        </table:table-row>
        <table:table-row table:style-name="ro2">
          <table:table-cell table:formula="of:=([$Kasumi.E218])" office:value-type="string" office:string-value="技名未定（仮）">
            <text:p>技名未定（仮）</text:p>
          </table:table-cell>
          <table:table-cell table:formula="of:=([$Kasumi.E219])" office:value-type="string" office:string-value="技名未定（仮）">
            <text:p>技名未定（仮）</text:p>
          </table:table-cell>
          <table:table-cell table:formula="of:=([$Kasumi.E221])" office:value-type="string" office:string-value="PKK2KK">
            <text:p>PKK2KK</text:p>
          </table:table-cell>
          <table:table-cell table:formula="of:=([$Kasumi.E223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230])" office:value-type="string" office:string-value="足払い（仮）">
            <text:p>足払い（仮）</text:p>
          </table:table-cell>
          <table:table-cell table:formula="of:=([$Kasumi.E231])" office:value-type="string" office:string-value="足払い（仮）">
            <text:p>足払い（仮）</text:p>
          </table:table-cell>
          <table:table-cell table:formula="of:=([$Kasumi.E233])" office:value-type="string" office:string-value="PKK2_KK">
            <text:p>PKK2_KK</text:p>
          </table:table-cell>
          <table:table-cell table:formula="of:=([$Kasumi.E23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242])" office:value-type="string" office:string-value="旋・霞蹴り（仮）">
            <text:p>旋・霞蹴り（仮）</text:p>
          </table:table-cell>
          <table:table-cell table:formula="of:=([$Kasumi.E243])" office:value-type="string" office:string-value="旋・霞蹴り（仮）">
            <text:p>旋・霞蹴り（仮）</text:p>
          </table:table-cell>
          <table:table-cell table:formula="of:=([$Kasumi.E245])" office:value-type="string" office:string-value="PKK6K">
            <text:p>PKK6K</text:p>
          </table:table-cell>
          <table:table-cell table:formula="of:=([$Kasumi.E24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254])" office:value-type="string" office:string-value="月輪脚（仮）">
            <text:p>月輪脚（仮）</text:p>
          </table:table-cell>
          <table:table-cell table:formula="of:=([$Kasumi.E255])" office:value-type="string" office:string-value="月輪脚（仮）">
            <text:p>月輪脚（仮）</text:p>
          </table:table-cell>
          <table:table-cell table:formula="of:=([$Kasumi.E257])" office:value-type="string" office:string-value="PKK7K">
            <text:p>PKK7K</text:p>
          </table:table-cell>
          <table:table-cell table:formula="of:=([$Kasumi.E25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266])" office:value-type="string" office:string-value="技名未定（仮）">
            <text:p>技名未定（仮）</text:p>
          </table:table-cell>
          <table:table-cell table:formula="of:=([$Kasumi.E267])" office:value-type="string" office:string-value="技名未定（仮）">
            <text:p>技名未定（仮）</text:p>
          </table:table-cell>
          <table:table-cell table:formula="of:=([$Kasumi.E269])" office:value-type="string" office:string-value="PKKP">
            <text:p>PKKP</text:p>
          </table:table-cell>
          <table:table-cell table:formula="of:=([$Kasumi.E27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278])" office:value-type="string" office:string-value="Tenjin, Renjin">
            <text:p>Tenjin, Renjin</text:p>
          </table:table-cell>
          <table:table-cell table:formula="of:=([$Kasumi.E279])" office:value-type="string" office:string-value="天刃・連刃脚">
            <text:p>天刃・連刃脚</text:p>
          </table:table-cell>
          <table:table-cell table:formula="of:=([$Kasumi.E281])" office:value-type="string" office:string-value="PK3K">
            <text:p>PK3K</text:p>
          </table:table-cell>
          <table:table-cell table:formula="of:=([$Kasumi.E283])" office:value-type="string" office:string-value="171h">
            <text:p>171h</text:p>
          </table:table-cell>
          <table:table-cell table:style-name="ce7" office:value-type="string">
            <text:p>0x0171</text:p>
          </table:table-cell>
          <table:table-cell table:number-columns-repeated="1018"/>
        </table:table-row>
        <table:table-row table:style-name="ro2">
          <table:table-cell table:formula="of:=([$Kasumi.E290])" office:value-type="string" office:string-value="Tenjin, Renchi">
            <text:p>Tenjin, Renchi</text:p>
          </table:table-cell>
          <table:table-cell table:formula="of:=([$Kasumi.E291])" office:value-type="string" office:string-value="天刃・連地脚">
            <text:p>天刃・連地脚</text:p>
          </table:table-cell>
          <table:table-cell table:formula="of:=([$Kasumi.E293])" office:value-type="string" office:string-value="PK2K">
            <text:p>PK2K</text:p>
          </table:table-cell>
          <table:table-cell table:formula="of:=([$Kasumi.E295])" office:value-type="string" office:string-value="172h">
            <text:p>172h</text:p>
          </table:table-cell>
          <table:table-cell table:style-name="ce7" office:value-type="string">
            <text:p>0x0172</text:p>
          </table:table-cell>
          <table:table-cell table:number-columns-repeated="1018"/>
        </table:table-row>
        <table:table-row table:style-name="ro2">
          <table:table-cell table:formula="of:=([$Kasumi.E302])" office:value-type="string" office:string-value="上段突き（仮）">
            <text:p>上段突き（仮）</text:p>
          </table:table-cell>
          <table:table-cell table:formula="of:=([$Kasumi.E303])" office:value-type="string" office:string-value="上段突き（仮）">
            <text:p>上段突き（仮）</text:p>
          </table:table-cell>
          <table:table-cell table:formula="of:=([$Kasumi.E305])" office:value-type="string" office:string-value="6PP">
            <text:p>6PP</text:p>
          </table:table-cell>
          <table:table-cell table:formula="of:=([$Kasumi.E30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314])" office:value-type="string" office:string-value="フライングニー（仮）">
            <text:p>フライングニー（仮）</text:p>
          </table:table-cell>
          <table:table-cell table:formula="of:=([$Kasumi.E315])" office:value-type="string" office:string-value="フライングニー（仮）">
            <text:p>フライングニー（仮）</text:p>
          </table:table-cell>
          <table:table-cell table:formula="of:=([$Kasumi.E317])" office:value-type="string" office:string-value="6PKK">
            <text:p>6PKK</text:p>
          </table:table-cell>
          <table:table-cell table:formula="of:=([$Kasumi.E31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326])" office:value-type="string" office:string-value="Futenjin">
            <text:p>Futenjin</text:p>
          </table:table-cell>
          <table:table-cell table:formula="of:=([$Kasumi.E327])" office:value-type="string" office:string-value="浮天刃">
            <text:p>浮天刃</text:p>
          </table:table-cell>
          <table:table-cell table:formula="of:=([$Kasumi.E329])" office:value-type="string" office:string-value="8P">
            <text:p>8P</text:p>
          </table:table-cell>
          <table:table-cell table:formula="of:=([$Kasumi.E331])" office:value-type="string" office:string-value="B1h">
            <text:p>B1h</text:p>
          </table:table-cell>
          <table:table-cell table:style-name="ce7" office:value-type="string">
            <text:p>0x00B1</text:p>
          </table:table-cell>
          <table:table-cell table:number-columns-repeated="1018"/>
        </table:table-row>
        <table:table-row table:style-name="ro2">
          <table:table-cell table:formula="of:=([$Kasumi.E338])" office:value-type="string" office:string-value="Kaio-Sentots">
            <text:p>Kaio-Sentots</text:p>
          </table:table-cell>
          <table:table-cell table:formula="of:=([$Kasumi.E339])" office:value-type="string" office:string-value="界央閃突">
            <text:p>界央閃突</text:p>
          </table:table-cell>
          <table:table-cell table:formula="of:=([$Kasumi.E341])" office:value-type="string" office:string-value="3PP">
            <text:p>3PP</text:p>
          </table:table-cell>
          <table:table-cell table:formula="of:=([$Kasumi.E343])" office:value-type="string" office:string-value="13Dh">
            <text:p>13Dh</text:p>
          </table:table-cell>
          <table:table-cell table:style-name="ce7" office:value-type="string">
            <text:p>0x013D</text:p>
          </table:table-cell>
          <table:table-cell table:number-columns-repeated="1018"/>
        </table:table-row>
        <table:table-row table:style-name="ro2">
          <table:table-cell table:formula="of:=([$Kasumi.E350])" office:value-type="string" office:string-value="Kaio-Enb">
            <text:p>Kaio-Enb</text:p>
          </table:table-cell>
          <table:table-cell table:formula="of:=([$Kasumi.E351])" office:value-type="string" office:string-value="界央炎舞">
            <text:p>界央炎舞</text:p>
          </table:table-cell>
          <table:table-cell table:formula="of:=([$Kasumi.E353])" office:value-type="string" office:string-value="3PK">
            <text:p>3PK</text:p>
          </table:table-cell>
          <table:table-cell table:formula="of:=([$Kasumi.E35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362])" office:value-type="string" office:string-value="Kaio-Genrak">
            <text:p>Kaio-Genrak</text:p>
          </table:table-cell>
          <table:table-cell table:formula="of:=([$Kasumi.E363])" office:value-type="string" office:string-value="界央幻落脚">
            <text:p>界央幻落脚</text:p>
          </table:table-cell>
          <table:table-cell table:formula="of:=([$Kasumi.E365])" office:value-type="string" office:string-value="3_PK">
            <text:p>3_PK</text:p>
          </table:table-cell>
          <table:table-cell table:formula="of:=([$Kasumi.E367])" office:value-type="string" office:string-value="163h">
            <text:p>163h</text:p>
          </table:table-cell>
          <table:table-cell table:style-name="ce7" office:value-type="string">
            <text:p>0x0163</text:p>
          </table:table-cell>
          <table:table-cell table:number-columns-repeated="1018"/>
        </table:table-row>
        <table:table-row table:style-name="ro2">
          <table:table-cell table:formula="of:=([$Kasumi.E374])" office:value-type="string" office:string-value="上段突き（仮）">
            <text:p>上段突き（仮）</text:p>
          </table:table-cell>
          <table:table-cell table:formula="of:=([$Kasumi.E375])" office:value-type="string" office:string-value="上段突き（仮）">
            <text:p>上段突き（仮）</text:p>
          </table:table-cell>
          <table:table-cell table:formula="of:=([$Kasumi.E377])" office:value-type="string" office:string-value="1PP">
            <text:p>1PP</text:p>
          </table:table-cell>
          <table:table-cell table:formula="of:=([$Kasumi.E37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386])" office:value-type="string" office:string-value="Muei-Hangets">
            <text:p>Muei-Hangets</text:p>
          </table:table-cell>
          <table:table-cell table:formula="of:=([$Kasumi.E387])" office:value-type="string" office:string-value="無影半月脚">
            <text:p>無影半月脚</text:p>
          </table:table-cell>
          <table:table-cell table:formula="of:=([$Kasumi.E389])" office:value-type="string" office:string-value="66PK">
            <text:p>66PK</text:p>
          </table:table-cell>
          <table:table-cell table:formula="of:=([$Kasumi.E39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398])" office:value-type="string" office:string-value="Muei-Chish">
            <text:p>Muei-Chish</text:p>
          </table:table-cell>
          <table:table-cell table:formula="of:=([$Kasumi.E399])" office:value-type="string" office:string-value="無影地襲脚">
            <text:p>無影地襲脚</text:p>
          </table:table-cell>
          <table:table-cell table:formula="of:=([$Kasumi.E401])" office:value-type="string" office:string-value="66P2K">
            <text:p>66P2K</text:p>
          </table:table-cell>
          <table:table-cell table:formula="of:=([$Kasumi.E403])" office:value-type="string" office:string-value="161h">
            <text:p>161h</text:p>
          </table:table-cell>
          <table:table-cell table:style-name="ce7" office:value-type="string">
            <text:p>0x0161</text:p>
          </table:table-cell>
          <table:table-cell table:number-columns-repeated="1018"/>
        </table:table-row>
        <table:table-row table:style-name="ro2">
          <table:table-cell table:formula="of:=([$Kasumi.E410])" office:value-type="string" office:string-value="Mugen-To">
            <text:p>Mugen-To</text:p>
          </table:table-cell>
          <table:table-cell table:formula="of:=([$Kasumi.E411])" office:value-type="string" office:string-value="霧幻刀">
            <text:p>霧幻刀</text:p>
          </table:table-cell>
          <table:table-cell table:formula="of:=([$Kasumi.E413])" office:value-type="string" office:string-value="33P">
            <text:p>33P</text:p>
          </table:table-cell>
          <table:table-cell table:formula="of:=([$Kasumi.E415])" office:value-type="string" office:string-value="14Fh">
            <text:p>14Fh</text:p>
          </table:table-cell>
          <table:table-cell table:style-name="ce7" office:value-type="string">
            <text:p>0x014F</text:p>
          </table:table-cell>
          <table:table-cell table:number-columns-repeated="1018"/>
        </table:table-row>
        <table:table-row table:style-name="ro2">
          <table:table-cell table:formula="of:=([$Kasumi.E422])" office:value-type="string" office:string-value="浮かせ肘（仮）">
            <text:p>浮かせ肘（仮）</text:p>
          </table:table-cell>
          <table:table-cell table:formula="of:=([$Kasumi.E423])" office:value-type="string" office:string-value="浮かせ肘（仮）">
            <text:p>浮かせ肘（仮）</text:p>
          </table:table-cell>
          <table:table-cell table:formula="of:=([$Kasumi.E425])" office:value-type="string" office:string-value="HP">
            <text:p>HP</text:p>
          </table:table-cell>
          <table:table-cell table:formula="of:=([$Kasumi.E42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434])" office:value-type="string" office:string-value="Rengo-Kyak">
            <text:p>Rengo-Kyak</text:p>
          </table:table-cell>
          <table:table-cell table:formula="of:=([$Kasumi.E435])" office:value-type="string" office:string-value="連轟脚">
            <text:p>連轟脚</text:p>
          </table:table-cell>
          <table:table-cell table:formula="of:=([$Kasumi.E437])" office:value-type="string" office:string-value="KKK">
            <text:p>KKK</text:p>
          </table:table-cell>
          <table:table-cell table:formula="of:=([$Kasumi.E439])" office:value-type="string" office:string-value="150h">
            <text:p>150h</text:p>
          </table:table-cell>
          <table:table-cell table:style-name="ce7" office:value-type="string">
            <text:p>0x0150</text:p>
          </table:table-cell>
          <table:table-cell table:number-columns-repeated="1018"/>
        </table:table-row>
        <table:table-row table:style-name="ro2">
          <table:table-cell table:formula="of:=([$Kasumi.E446])" office:value-type="string" office:string-value="技名未定（仮）">
            <text:p>技名未定（仮）</text:p>
          </table:table-cell>
          <table:table-cell table:formula="of:=([$Kasumi.E447])" office:value-type="string" office:string-value="技名未定（仮）">
            <text:p>技名未定（仮）</text:p>
          </table:table-cell>
          <table:table-cell table:formula="of:=([$Kasumi.E449])" office:value-type="string" office:string-value="KK2KK">
            <text:p>KK2KK</text:p>
          </table:table-cell>
          <table:table-cell table:formula="of:=([$Kasumi.E45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458])" office:value-type="string" office:string-value="足払い（仮）">
            <text:p>足払い（仮）</text:p>
          </table:table-cell>
          <table:table-cell table:formula="of:=([$Kasumi.E459])" office:value-type="string" office:string-value="足払い（仮）">
            <text:p>足払い（仮）</text:p>
          </table:table-cell>
          <table:table-cell table:formula="of:=([$Kasumi.E461])" office:value-type="string" office:string-value="KK2_KK">
            <text:p>KK2_KK</text:p>
          </table:table-cell>
          <table:table-cell table:formula="of:=([$Kasumi.E463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470])" office:value-type="string" office:string-value="旋・霞蹴り（仮）">
            <text:p>旋・霞蹴り（仮）</text:p>
          </table:table-cell>
          <table:table-cell table:formula="of:=([$Kasumi.E471])" office:value-type="string" office:string-value="旋・霞蹴り（仮）">
            <text:p>旋・霞蹴り（仮）</text:p>
          </table:table-cell>
          <table:table-cell table:formula="of:=([$Kasumi.E473])" office:value-type="string" office:string-value="KK6K">
            <text:p>KK6K</text:p>
          </table:table-cell>
          <table:table-cell table:formula="of:=([$Kasumi.E47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482])" office:value-type="string" office:string-value="月輪脚（仮）">
            <text:p>月輪脚（仮）</text:p>
          </table:table-cell>
          <table:table-cell table:formula="of:=([$Kasumi.E483])" office:value-type="string" office:string-value="月輪脚（仮）">
            <text:p>月輪脚（仮）</text:p>
          </table:table-cell>
          <table:table-cell table:formula="of:=([$Kasumi.E485])" office:value-type="string" office:string-value="KK7K">
            <text:p>KK7K</text:p>
          </table:table-cell>
          <table:table-cell table:formula="of:=([$Kasumi.E48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494])" office:value-type="string" office:string-value="技名未定（仮）">
            <text:p>技名未定（仮）</text:p>
          </table:table-cell>
          <table:table-cell table:formula="of:=([$Kasumi.E495])" office:value-type="string" office:string-value="技名未定（仮）">
            <text:p>技名未定（仮）</text:p>
          </table:table-cell>
          <table:table-cell table:formula="of:=([$Kasumi.E497])" office:value-type="string" office:string-value="KKP">
            <text:p>KKP</text:p>
          </table:table-cell>
          <table:table-cell table:formula="of:=([$Kasumi.E49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506])" office:value-type="string" office:string-value="Renjin-Kyak">
            <text:p>Renjin-Kyak</text:p>
          </table:table-cell>
          <table:table-cell table:formula="of:=([$Kasumi.E507])" office:value-type="string" office:string-value="連人脚">
            <text:p>連人脚</text:p>
          </table:table-cell>
          <table:table-cell table:formula="of:=([$Kasumi.E509])" office:value-type="string" office:string-value="K3K">
            <text:p>K3K</text:p>
          </table:table-cell>
          <table:table-cell table:formula="of:=([$Kasumi.E511])" office:value-type="string" office:string-value="136h">
            <text:p>136h</text:p>
          </table:table-cell>
          <table:table-cell table:style-name="ce7" office:value-type="string">
            <text:p>0x0136</text:p>
          </table:table-cell>
          <table:table-cell table:number-columns-repeated="1018"/>
        </table:table-row>
        <table:table-row table:style-name="ro2">
          <table:table-cell table:formula="of:=([$Kasumi.E518])" office:value-type="string" office:string-value="Renchi-Kyak">
            <text:p>Renchi-Kyak</text:p>
          </table:table-cell>
          <table:table-cell table:formula="of:=([$Kasumi.E519])" office:value-type="string" office:string-value="連地脚">
            <text:p>連地脚</text:p>
          </table:table-cell>
          <table:table-cell table:formula="of:=([$Kasumi.E521])" office:value-type="string" office:string-value="K2K">
            <text:p>K2K</text:p>
          </table:table-cell>
          <table:table-cell table:formula="of:=([$Kasumi.E523])" office:value-type="string" office:string-value="137h">
            <text:p>137h</text:p>
          </table:table-cell>
          <table:table-cell table:style-name="ce7" office:value-type="string">
            <text:p>0x0137</text:p>
          </table:table-cell>
          <table:table-cell table:number-columns-repeated="1018"/>
        </table:table-row>
        <table:table-row table:style-name="ro2">
          <table:table-cell table:formula="of:=([$Kasumi.E530])" office:value-type="string" office:string-value="中ＫＫ（仮）">
            <text:p>中ＫＫ（仮）</text:p>
          </table:table-cell>
          <table:table-cell table:formula="of:=([$Kasumi.E531])" office:value-type="string" office:string-value="中ＫＫ（仮）">
            <text:p>中ＫＫ（仮）</text:p>
          </table:table-cell>
          <table:table-cell table:formula="of:=([$Kasumi.E533])" office:value-type="string" office:string-value="3KK">
            <text:p>3KK</text:p>
          </table:table-cell>
          <table:table-cell table:formula="of:=([$Kasumi.E53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542])" office:value-type="string" office:string-value="回転肘（仮）">
            <text:p>回転肘（仮）</text:p>
          </table:table-cell>
          <table:table-cell table:formula="of:=([$Kasumi.E543])" office:value-type="string" office:string-value="回転肘（仮）">
            <text:p>回転肘（仮）</text:p>
          </table:table-cell>
          <table:table-cell table:formula="of:=([$Kasumi.E545])" office:value-type="string" office:string-value="6KP">
            <text:p>6KP</text:p>
          </table:table-cell>
          <table:table-cell table:formula="of:=([$Kasumi.E54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554])" office:value-type="string" office:string-value="回転蹴り（仮）">
            <text:p>回転蹴り（仮）</text:p>
          </table:table-cell>
          <table:table-cell table:formula="of:=([$Kasumi.E555])" office:value-type="string" office:string-value="回転蹴り（仮）">
            <text:p>回転蹴り（仮）</text:p>
          </table:table-cell>
          <table:table-cell table:formula="of:=([$Kasumi.E557])" office:value-type="string" office:string-value="6KK">
            <text:p>6KK</text:p>
          </table:table-cell>
          <table:table-cell table:formula="of:=([$Kasumi.E55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566])" office:value-type="string" office:string-value="Shiranami">
            <text:p>Shiranami</text:p>
          </table:table-cell>
          <table:table-cell table:formula="of:=([$Kasumi.E567])" office:value-type="string" office:string-value="白浪">
            <text:p>白浪</text:p>
          </table:table-cell>
          <table:table-cell table:formula="of:=([$Kasumi.E569])" office:value-type="string" office:string-value="4KK">
            <text:p>4KK</text:p>
          </table:table-cell>
          <table:table-cell table:formula="of:=([$Kasumi.E571])" office:value-type="string" office:string-value="15Ah">
            <text:p>15Ah</text:p>
          </table:table-cell>
          <table:table-cell table:style-name="ce7" office:value-type="string">
            <text:p>0x015A</text:p>
          </table:table-cell>
          <table:table-cell table:number-columns-repeated="1018"/>
        </table:table-row>
        <table:table-row table:style-name="ro2">
          <table:table-cell table:formula="of:=([$Kasumi.E578])" office:value-type="string" office:string-value="浮かせ技（仮）">
            <text:p>浮かせ技（仮）</text:p>
          </table:table-cell>
          <table:table-cell table:formula="of:=([$Kasumi.E579])" office:value-type="string" office:string-value="浮かせ技（仮）">
            <text:p>浮かせ技（仮）</text:p>
          </table:table-cell>
          <table:table-cell table:formula="of:=([$Kasumi.E581])" office:value-type="string" office:string-value="4KP">
            <text:p>4KP</text:p>
          </table:table-cell>
          <table:table-cell table:formula="of:=([$Kasumi.E583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590])" office:value-type="string" office:string-value="Hiry">
            <text:p>Hiry</text:p>
          </table:table-cell>
          <table:table-cell table:formula="of:=([$Kasumi.E591])" office:value-type="string" office:string-value="飛龍脚">
            <text:p>飛龍脚</text:p>
          </table:table-cell>
          <table:table-cell table:formula="of:=([$Kasumi.E593])" office:value-type="string" office:string-value="8K">
            <text:p>8K</text:p>
          </table:table-cell>
          <table:table-cell table:formula="of:=([$Kasumi.E595])" office:value-type="string" office:string-value="B2h">
            <text:p>B2h</text:p>
          </table:table-cell>
          <table:table-cell table:style-name="ce7" office:value-type="string">
            <text:p>0x00B2</text:p>
          </table:table-cell>
          <table:table-cell table:number-columns-repeated="1018"/>
        </table:table-row>
        <table:table-row table:style-name="ro2">
          <table:table-cell table:formula="of:=([$Kasumi.E602])" office:value-type="string" office:string-value="Tenbu-Sh">
            <text:p>Tenbu-Sh</text:p>
          </table:table-cell>
          <table:table-cell table:formula="of:=([$Kasumi.E603])" office:value-type="string" office:string-value="天舞襲">
            <text:p>天舞襲</text:p>
          </table:table-cell>
          <table:table-cell table:formula="of:=([$Kasumi.E605])" office:value-type="string" office:string-value="9PK">
            <text:p>9PK</text:p>
          </table:table-cell>
          <table:table-cell table:formula="of:=([$Kasumi.E607])" office:value-type="string" office:string-value="15Eh">
            <text:p>15Eh</text:p>
          </table:table-cell>
          <table:table-cell table:style-name="ce7" office:value-type="string">
            <text:p>0x015E</text:p>
          </table:table-cell>
          <table:table-cell table:number-columns-repeated="1018"/>
        </table:table-row>
        <table:table-row table:style-name="ro2">
          <table:table-cell table:formula="of:=([$Kasumi.E614])" office:value-type="string" office:string-value="Getsurin">
            <text:p>Getsurin</text:p>
          </table:table-cell>
          <table:table-cell table:formula="of:=([$Kasumi.E615])" office:value-type="string" office:string-value="月輪脚">
            <text:p>月輪脚</text:p>
          </table:table-cell>
          <table:table-cell table:formula="of:=([$Kasumi.E617])" office:value-type="string" office:string-value="7K">
            <text:p>7K</text:p>
          </table:table-cell>
          <table:table-cell table:formula="of:=([$Kasumi.E619])" office:value-type="string" office:string-value="B4h">
            <text:p>B4h</text:p>
          </table:table-cell>
          <table:table-cell table:style-name="ce7" office:value-type="string">
            <text:p>0x00B4</text:p>
          </table:table-cell>
          <table:table-cell table:number-columns-repeated="1018"/>
        </table:table-row>
        <table:table-row table:style-name="ro2">
          <table:table-cell table:formula="of:=([$Kasumi.E626])" office:value-type="string" office:string-value="下ＫＫ（仮）">
            <text:p>下ＫＫ（仮）</text:p>
          </table:table-cell>
          <table:table-cell table:formula="of:=([$Kasumi.E627])" office:value-type="string" office:string-value="下ＫＫ（仮）">
            <text:p>下ＫＫ（仮）</text:p>
          </table:table-cell>
          <table:table-cell table:formula="of:=([$Kasumi.E629])" office:value-type="string" office:string-value="2KK">
            <text:p>2KK</text:p>
          </table:table-cell>
          <table:table-cell table:formula="of:=([$Kasumi.E63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638])" office:value-type="string" office:string-value="足払い（仮）">
            <text:p>足払い（仮）</text:p>
          </table:table-cell>
          <table:table-cell table:formula="of:=([$Kasumi.E639])" office:value-type="string" office:string-value="足払い（仮）">
            <text:p>足払い（仮）</text:p>
          </table:table-cell>
          <table:table-cell table:formula="of:=([$Kasumi.E641])" office:value-type="string" office:string-value="2_KK">
            <text:p>2_KK</text:p>
          </table:table-cell>
          <table:table-cell table:formula="of:=([$Kasumi.E643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650])" office:value-type="string" office:string-value="Fukasen">
            <text:p>Fukasen</text:p>
          </table:table-cell>
          <table:table-cell table:formula="of:=([$Kasumi.E651])" office:value-type="string" office:string-value="風渦閃">
            <text:p>風渦閃</text:p>
          </table:table-cell>
          <table:table-cell table:formula="of:=([$Kasumi.E653])" office:value-type="string" office:string-value="1K">
            <text:p>1K</text:p>
          </table:table-cell>
          <table:table-cell table:formula="of:=([$Kasumi.E655])" office:value-type="string" office:string-value="12Fh">
            <text:p>12Fh</text:p>
          </table:table-cell>
          <table:table-cell table:style-name="ce7" office:value-type="string">
            <text:p>0x012F</text:p>
          </table:table-cell>
          <table:table-cell table:number-columns-repeated="1018"/>
        </table:table-row>
        <table:table-row table:style-name="ro2">
          <table:table-cell table:formula="of:=([$Kasumi.E662])" office:value-type="string" office:string-value="Roga">
            <text:p>Roga</text:p>
          </table:table-cell>
          <table:table-cell table:formula="of:=([$Kasumi.E663])" office:value-type="string" office:string-value="狼牙">
            <text:p>狼牙</text:p>
          </table:table-cell>
          <table:table-cell table:formula="of:=([$Kasumi.E665])" office:value-type="string" office:string-value="66K">
            <text:p>66K</text:p>
          </table:table-cell>
          <table:table-cell table:formula="of:=([$Kasumi.E667])" office:value-type="string" office:string-value="138h">
            <text:p>138h</text:p>
          </table:table-cell>
          <table:table-cell table:style-name="ce7" office:value-type="string">
            <text:p>0x0138</text:p>
          </table:table-cell>
          <table:table-cell table:number-columns-repeated="1018"/>
        </table:table-row>
        <table:table-row table:style-name="ro2">
          <table:table-cell table:formula="of:=([$Kasumi.E674])" office:value-type="string" office:string-value="フライングニー（仮）">
            <text:p>フライングニー（仮）</text:p>
          </table:table-cell>
          <table:table-cell table:formula="of:=([$Kasumi.E675])" office:value-type="string" office:string-value="フライングニー（仮）">
            <text:p>フライングニー（仮）</text:p>
          </table:table-cell>
          <table:table-cell table:formula="of:=([$Kasumi.E677])" office:value-type="string" office:string-value="33KK">
            <text:p>33KK</text:p>
          </table:table-cell>
          <table:table-cell table:formula="of:=([$Kasumi.E67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686])" office:value-type="string" office:string-value="Shitten-Kyak">
            <text:p>Shitten-Kyak</text:p>
          </table:table-cell>
          <table:table-cell table:formula="of:=([$Kasumi.E687])" office:value-type="string" office:string-value="疾天脚">
            <text:p>疾天脚</text:p>
          </table:table-cell>
          <table:table-cell table:formula="of:=([$Kasumi.E689])" office:value-type="string" office:string-value="HKK">
            <text:p>HKK</text:p>
          </table:table-cell>
          <table:table-cell table:formula="of:=([$Kasumi.E691])" office:value-type="string" office:string-value="160h">
            <text:p>160h</text:p>
          </table:table-cell>
          <table:table-cell table:style-name="ce7" office:value-type="string">
            <text:p>0x0160</text:p>
          </table:table-cell>
          <table:table-cell table:number-columns-repeated="1018"/>
        </table:table-row>
        <table:table-row table:style-name="ro2">
          <table:table-cell table:formula="of:=([$Kasumi.E698])" office:value-type="string" office:string-value="Shitsuro-Kyak">
            <text:p>Shitsuro-Kyak</text:p>
          </table:table-cell>
          <table:table-cell table:formula="of:=([$Kasumi.E699])" office:value-type="string" office:string-value="疾露脚">
            <text:p>疾露脚</text:p>
          </table:table-cell>
          <table:table-cell table:formula="of:=([$Kasumi.E701])" office:value-type="string" office:string-value="HK2K">
            <text:p>HK2K</text:p>
          </table:table-cell>
          <table:table-cell table:formula="of:=([$Kasumi.E703])" office:value-type="string" office:string-value="15Fh">
            <text:p>15Fh</text:p>
          </table:table-cell>
          <table:table-cell table:style-name="ce7" office:value-type="string">
            <text:p>0x015F</text:p>
          </table:table-cell>
          <table:table-cell table:number-columns-repeated="1018"/>
        </table:table-row>
        <table:table-row table:style-name="ro2">
          <table:table-cell table:formula="of:=([$Kasumi.E710])" office:value-type="string" office:string-value="技名未定（仮）">
            <text:p>技名未定（仮）</text:p>
          </table:table-cell>
          <table:table-cell table:formula="of:=([$Kasumi.E711])" office:value-type="string" office:string-value="技名未定（仮）">
            <text:p>技名未定（仮）</text:p>
          </table:table-cell>
          <table:table-cell table:formula="of:=([$Kasumi.E713])" office:value-type="string" office:string-value="P+KP">
            <text:p>P+KP</text:p>
          </table:table-cell>
          <table:table-cell table:formula="of:=([$Kasumi.E71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722])" office:value-type="string" office:string-value="技名未定（仮）">
            <text:p>技名未定（仮）</text:p>
          </table:table-cell>
          <table:table-cell table:formula="of:=([$Kasumi.E723])" office:value-type="string" office:string-value="技名未定（仮）">
            <text:p>技名未定（仮）</text:p>
          </table:table-cell>
          <table:table-cell table:formula="of:=([$Kasumi.E725])" office:value-type="string" office:string-value="P+KK">
            <text:p>P+KK</text:p>
          </table:table-cell>
          <table:table-cell table:formula="of:=([$Kasumi.E72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734])" office:value-type="string" office:string-value="朧斬り（仮）">
            <text:p>朧斬り（仮）</text:p>
          </table:table-cell>
          <table:table-cell table:formula="of:=([$Kasumi.E735])" office:value-type="string" office:string-value="朧斬り（仮）">
            <text:p>朧斬り（仮）</text:p>
          </table:table-cell>
          <table:table-cell table:formula="of:=([$Kasumi.E737])" office:value-type="string" office:string-value="4P+KC">
            <text:p>4P+KC</text:p>
          </table:table-cell>
          <table:table-cell table:formula="of:=([$Kasumi.E739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746])" office:value-type="string" office:string-value="Hakuro-Kyak">
            <text:p>Hakuro-Kyak</text:p>
          </table:table-cell>
          <table:table-cell table:formula="of:=([$Kasumi.E747])" office:value-type="string" office:string-value="白鷺脚">
            <text:p>白鷺脚</text:p>
          </table:table-cell>
          <table:table-cell table:formula="of:=([$Kasumi.E749])" office:value-type="string" office:string-value="F+KK">
            <text:p>F+KK</text:p>
          </table:table-cell>
          <table:table-cell table:formula="of:=([$Kasumi.E75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758])" office:value-type="string" office:string-value="Hakuro-Sen">
            <text:p>Hakuro-Sen</text:p>
          </table:table-cell>
          <table:table-cell table:formula="of:=([$Kasumi.E759])" office:value-type="string" office:string-value="白鷺閃">
            <text:p>白鷺閃</text:p>
          </table:table-cell>
          <table:table-cell table:formula="of:=([$Kasumi.E761])" office:value-type="string" office:string-value="F+K2K">
            <text:p>F+K2K</text:p>
          </table:table-cell>
          <table:table-cell table:formula="of:=([$Kasumi.E763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770])" office:value-type="string" office:string-value="スライディング月輪脚（仮）">
            <text:p>スライディング月輪脚（仮）</text:p>
          </table:table-cell>
          <table:table-cell table:formula="of:=([$Kasumi.E771])" office:value-type="string" office:string-value="スライディング月輪脚（仮）">
            <text:p>スライディング月輪脚（仮）</text:p>
          </table:table-cell>
          <table:table-cell table:formula="of:=([$Kasumi.E773])" office:value-type="string" office:string-value="6F+K">
            <text:p>6F+K</text:p>
          </table:table-cell>
          <table:table-cell table:formula="of:=([$Kasumi.E77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782])" office:value-type="string" office:string-value="Nagi">
            <text:p>Nagi</text:p>
          </table:table-cell>
          <table:table-cell table:formula="of:=([$Kasumi.E783])" office:value-type="string" office:string-value="薙">
            <text:p>薙</text:p>
          </table:table-cell>
          <table:table-cell table:formula="of:=([$Kasumi.E785])" office:value-type="string" office:string-value="4F+K">
            <text:p>4F+K</text:p>
          </table:table-cell>
          <table:table-cell table:formula="of:=([$Kasumi.E787])" office:value-type="string" office:string-value="152h">
            <text:p>152h</text:p>
          </table:table-cell>
          <table:table-cell table:style-name="ce7" office:value-type="string">
            <text:p>0x0152</text:p>
          </table:table-cell>
          <table:table-cell table:number-columns-repeated="1018"/>
        </table:table-row>
        <table:table-row table:style-name="ro2">
          <table:table-cell table:formula="of:=([$Kasumi.E794])" office:value-type="string" office:string-value="旋・霞蹴り">
            <text:p>旋・霞蹴り</text:p>
          </table:table-cell>
          <table:table-cell table:formula="of:=([$Kasumi.E795])" office:value-type="string" office:string-value="旋・霞蹴り">
            <text:p>旋・霞蹴り</text:p>
          </table:table-cell>
          <table:table-cell table:formula="of:=([$Kasumi.E797])" office:value-type="string" office:string-value="2F+K">
            <text:p>2F+K</text:p>
          </table:table-cell>
          <table:table-cell table:formula="of:=([$Kasumi.E799])" office:value-type="string" office:string-value="13Ch">
            <text:p>13Ch</text:p>
          </table:table-cell>
          <table:table-cell table:style-name="ce7" office:value-type="string">
            <text:p>0x013C</text:p>
          </table:table-cell>
          <table:table-cell table:number-columns-repeated="1018"/>
        </table:table-row>
        <table:table-row table:style-name="ro2">
          <table:table-cell table:formula="of:=([$Kasumi.E806])" office:value-type="string" office:string-value="技名未定（仮）">
            <text:p>技名未定（仮）</text:p>
          </table:table-cell>
          <table:table-cell table:formula="of:=([$Kasumi.E807])" office:value-type="string" office:string-value="技名未定（仮）">
            <text:p>技名未定（仮）</text:p>
          </table:table-cell>
          <table:table-cell table:formula="of:=([$Kasumi.E809])" office:value-type="string" office:string-value="9F.PP">
            <text:p>9F.PP</text:p>
          </table:table-cell>
          <table:table-cell table:formula="of:=([$Kasumi.E811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818])" office:value-type="string" office:string-value="技名未定（仮）">
            <text:p>技名未定（仮）</text:p>
          </table:table-cell>
          <table:table-cell table:formula="of:=([$Kasumi.E819])" office:value-type="string" office:string-value="技名未定（仮）">
            <text:p>技名未定（仮）</text:p>
          </table:table-cell>
          <table:table-cell table:formula="of:=([$Kasumi.E821])" office:value-type="string" office:string-value="9F.PK">
            <text:p>9F.PK</text:p>
          </table:table-cell>
          <table:table-cell table:formula="of:=([$Kasumi.E823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830])" office:value-type="string" office:string-value="Rekkuga">
            <text:p>Rekkuga</text:p>
          </table:table-cell>
          <table:table-cell table:formula="of:=([$Kasumi.E831])" office:value-type="string" office:string-value="裂空牙">
            <text:p>裂空牙</text:p>
          </table:table-cell>
          <table:table-cell table:formula="of:=([$Kasumi.E833])" office:value-type="string" office:string-value="HFP">
            <text:p>HFP</text:p>
          </table:table-cell>
          <table:table-cell table:formula="of:=([$Kasumi.E83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842])" office:value-type="string" office:string-value="Mai-Ogi">
            <text:p>Mai-Ogi</text:p>
          </table:table-cell>
          <table:table-cell table:formula="of:=([$Kasumi.E843])" office:value-type="string" office:string-value="舞扇">
            <text:p>舞扇</text:p>
          </table:table-cell>
          <table:table-cell table:formula="of:=([$Kasumi.E845])" office:value-type="string" office:string-value="HFK">
            <text:p>HFK</text:p>
          </table:table-cell>
          <table:table-cell table:formula="of:=([$Kasumi.E847])" office:value-type="string" office:string-value="162h">
            <text:p>162h</text:p>
          </table:table-cell>
          <table:table-cell table:style-name="ce7" office:value-type="string">
            <text:p>0x0162</text:p>
          </table:table-cell>
          <table:table-cell table:number-columns-repeated="1018"/>
        </table:table-row>
        <table:table-row table:style-name="ro2">
          <table:table-cell table:formula="of:=([$Kasumi.E854])" office:value-type="string" office:string-value="Oboro-Giri">
            <text:p>Oboro-Giri</text:p>
          </table:table-cell>
          <table:table-cell table:formula="of:=([$Kasumi.E855])" office:value-type="string" office:string-value="朧斬り">
            <text:p>朧斬り</text:p>
          </table:table-cell>
          <table:table-cell table:formula="of:=([$Kasumi.E857])" office:value-type="string" office:string-value="4P">
            <text:p>4P</text:p>
          </table:table-cell>
          <table:table-cell table:formula="of:=([$Kasumi.E859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2">
          <table:table-cell table:formula="of:=([$Kasumi.E867])" office:value-type="string" office:string-value="Ryuto-Enb">
            <text:p>Ryuto-Enb</text:p>
          </table:table-cell>
          <table:table-cell table:formula="of:=([$Kasumi.E868])" office:value-type="string" office:string-value="竜灯円舞">
            <text:p>竜灯円舞</text:p>
          </table:table-cell>
          <table:table-cell table:formula="of:=([$Kasumi.E870])" office:value-type="string" office:string-value="F+P">
            <text:p>F+P</text:p>
          </table:table-cell>
          <table:table-cell table:formula="of:=([$Kasumi.E872])" office:value-type="string" office:string-value="9Dh">
            <text:p>9Dh</text:p>
          </table:table-cell>
          <table:table-cell table:style-name="ce7" office:value-type="string">
            <text:p>0x009D</text:p>
          </table:table-cell>
          <table:table-cell table:number-columns-repeated="1018"/>
        </table:table-row>
        <table:table-row table:style-name="ro2">
          <table:table-cell table:formula="of:=([$Kasumi.E879])" office:value-type="string" office:string-value="Taka-Azusa">
            <text:p>Taka-Azusa</text:p>
          </table:table-cell>
          <table:table-cell table:formula="of:=([$Kasumi.E880])" office:value-type="string" office:string-value="鷹梓">
            <text:p>鷹梓</text:p>
          </table:table-cell>
          <table:table-cell table:formula="of:=([$Kasumi.E882])" office:value-type="string" office:string-value="F+P">
            <text:p>F+P</text:p>
          </table:table-cell>
          <table:table-cell table:formula="of:=([$Kasumi.E884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2">
          <table:table-cell table:formula="of:=([$Kasumi.E891])" office:value-type="string" office:string-value="Kumoi-Zakura">
            <text:p>Kumoi-Zakura</text:p>
          </table:table-cell>
          <table:table-cell table:formula="of:=([$Kasumi.E892])" office:value-type="string" office:string-value="雲居桜">
            <text:p>雲居桜</text:p>
          </table:table-cell>
          <table:table-cell table:formula="of:=([$Kasumi.E894])" office:value-type="string" office:string-value="F+P">
            <text:p>F+P</text:p>
          </table:table-cell>
          <table:table-cell table:formula="of:=([$Kasumi.E896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2">
          <table:table-cell table:formula="of:=([$Kasumi.E903])" office:value-type="string" office:string-value="Kobore-Ume">
            <text:p>Kobore-Ume</text:p>
          </table:table-cell>
          <table:table-cell table:formula="of:=([$Kasumi.E904])" office:value-type="string" office:string-value="零れ梅">
            <text:p>零れ梅</text:p>
          </table:table-cell>
          <table:table-cell table:formula="of:=([$Kasumi.E906])" office:value-type="string" office:string-value="F+P">
            <text:p>F+P</text:p>
          </table:table-cell>
          <table:table-cell table:formula="of:=([$Kasumi.E908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2">
          <table:table-cell table:formula="of:=([$Kasumi.E915])" office:value-type="string" office:string-value="Ibara-Otoshi">
            <text:p>Ibara-Otoshi</text:p>
          </table:table-cell>
          <table:table-cell table:formula="of:=([$Kasumi.E916])" office:value-type="string" office:string-value="茨落とし">
            <text:p>茨落とし</text:p>
          </table:table-cell>
          <table:table-cell table:formula="of:=([$Kasumi.E918])" office:value-type="string" office:string-value="6F+P.2F+P">
            <text:p>6F+P.2F+P</text:p>
          </table:table-cell>
          <table:table-cell table:formula="of:=([$Kasumi.E920])" office:value-type="string" office:string-value="1D2h">
            <text:p>1D2h</text:p>
          </table:table-cell>
          <table:table-cell table:style-name="ce7" office:value-type="string">
            <text:p>0x01D2</text:p>
          </table:table-cell>
          <table:table-cell table:number-columns-repeated="1018"/>
        </table:table-row>
        <table:table-row table:style-name="ro2">
          <table:table-cell table:formula="of:=([$Kasumi.E927])" office:value-type="string" office:string-value="Ibara-Kudaki">
            <text:p>Ibara-Kudaki</text:p>
          </table:table-cell>
          <table:table-cell table:formula="of:=([$Kasumi.E928])" office:value-type="string" office:string-value="茨砕き">
            <text:p>茨砕き</text:p>
          </table:table-cell>
          <table:table-cell table:formula="of:=([$Kasumi.E930])" office:value-type="string" office:string-value="6F+P.2F+P">
            <text:p>6F+P.2F+P</text:p>
          </table:table-cell>
          <table:table-cell table:formula="of:=([$Kasumi.E932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2">
          <table:table-cell table:formula="of:=([$Kasumi.E939])" office:value-type="string" office:string-value="Oboro-Gake">
            <text:p>Oboro-Gake</text:p>
          </table:table-cell>
          <table:table-cell table:formula="of:=([$Kasumi.E940])" office:value-type="string" office:string-value="朧駆け">
            <text:p>朧駆け</text:p>
          </table:table-cell>
          <table:table-cell table:formula="of:=([$Kasumi.E942])" office:value-type="string" office:string-value="F+P">
            <text:p>F+P</text:p>
          </table:table-cell>
          <table:table-cell table:formula="of:=([$Kasumi.E944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951])" office:value-type="string" office:string-value="Tenro-Kyak">
            <text:p>Tenro-Kyak</text:p>
          </table:table-cell>
          <table:table-cell table:formula="of:=([$Kasumi.E952])" office:value-type="string" office:string-value="天瀧脚">
            <text:p>天瀧脚</text:p>
          </table:table-cell>
          <table:table-cell table:formula="of:=([$Kasumi.E954])" office:value-type="string" office:string-value="4F+P">
            <text:p>4F+P</text:p>
          </table:table-cell>
          <table:table-cell table:formula="of:=([$Kasumi.E956])" office:value-type="string" office:string-value="1DCh">
            <text:p>1DCh</text:p>
          </table:table-cell>
          <table:table-cell table:style-name="ce7" office:value-type="string">
            <text:p>0x01DC</text:p>
          </table:table-cell>
          <table:table-cell table:number-columns-repeated="1018"/>
        </table:table-row>
        <table:table-row table:style-name="ro2">
          <table:table-cell table:formula="of:=([$Kasumi.E963])" office:value-type="string" office:string-value="Adachi-Shizuka">
            <text:p>Adachi-Shizuka</text:p>
          </table:table-cell>
          <table:table-cell table:formula="of:=([$Kasumi.E964])" office:value-type="string" office:string-value="安達静">
            <text:p>安達静</text:p>
          </table:table-cell>
          <table:table-cell table:formula="of:=([$Kasumi.E966])" office:value-type="string" office:string-value="4F+P">
            <text:p>4F+P</text:p>
          </table:table-cell>
          <table:table-cell table:formula="of:=([$Kasumi.E968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2">
          <table:table-cell table:formula="of:=([$Kasumi.E975])" office:value-type="string" office:string-value="Hien-Saka-Otoshi">
            <text:p>Hien-Saka-Otoshi</text:p>
          </table:table-cell>
          <table:table-cell table:formula="of:=([$Kasumi.E976])" office:value-type="string" office:string-value="飛燕逆落">
            <text:p>飛燕逆落</text:p>
          </table:table-cell>
          <table:table-cell table:formula="of:=([$Kasumi.E978])" office:value-type="string" office:string-value="8F+P.F+P">
            <text:p>8F+P.F+P</text:p>
          </table:table-cell>
          <table:table-cell table:formula="of:=([$Kasumi.E980])" office:value-type="string" office:string-value="1DAh">
            <text:p>1DAh</text:p>
          </table:table-cell>
          <table:table-cell table:style-name="ce7" office:value-type="string">
            <text:p>0x01DA</text:p>
          </table:table-cell>
          <table:table-cell table:number-columns-repeated="1018"/>
        </table:table-row>
        <table:table-row table:style-name="ro2">
          <table:table-cell table:formula="of:=([$Kasumi.E987])" office:value-type="string" office:string-value="新朧（仮）">
            <text:p>新朧（仮）</text:p>
          </table:table-cell>
          <table:table-cell table:formula="of:=([$Kasumi.E988])" office:value-type="string" office:string-value="新朧（仮）">
            <text:p>新朧（仮）</text:p>
          </table:table-cell>
          <table:table-cell table:formula="of:=([$Kasumi.E990])" office:value-type="string" office:string-value="33F+P">
            <text:p>33F+P</text:p>
          </table:table-cell>
          <table:table-cell table:formula="of:=([$Kasumi.E992])" office:value-type="string" office:string-value="1C8h">
            <text:p>1C8h</text:p>
          </table:table-cell>
          <table:table-cell table:style-name="ce7" office:value-type="string">
            <text:p>0x01C8</text:p>
          </table:table-cell>
          <table:table-cell table:number-columns-repeated="1018"/>
        </table:table-row>
        <table:table-row table:style-name="ro2">
          <table:table-cell table:formula="of:=([$Kasumi.E999])" office:value-type="string" office:string-value="Oboro">
            <text:p>Oboro</text:p>
          </table:table-cell>
          <table:table-cell table:formula="of:=([$Kasumi.E1000])" office:value-type="string" office:string-value="朧">
            <text:p>朧</text:p>
          </table:table-cell>
          <table:table-cell table:formula="of:=([$Kasumi.E1002])" office:value-type="string" office:string-value="HF.F+P">
            <text:p>HF.F+P</text:p>
          </table:table-cell>
          <table:table-cell table:formula="of:=([$Kasumi.E1004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1011])" office:value-type="string" office:string-value="Rogaku-Sh">
            <text:p>Rogaku-Sh</text:p>
          </table:table-cell>
          <table:table-cell table:formula="of:=([$Kasumi.E1012])" office:value-type="string" office:string-value="狼顎蹴">
            <text:p>狼顎蹴</text:p>
          </table:table-cell>
          <table:table-cell table:formula="of:=([$Kasumi.E1014])" office:value-type="string" office:string-value="hF+P">
            <text:p>hF+P</text:p>
          </table:table-cell>
          <table:table-cell table:formula="of:=([$Kasumi.E1016])" office:value-type="string" office:string-value="1E0h">
            <text:p>1E0h</text:p>
          </table:table-cell>
          <table:table-cell table:style-name="ce7" office:value-type="string">
            <text:p>0x01E0</text:p>
          </table:table-cell>
          <table:table-cell table:number-columns-repeated="1018"/>
        </table:table-row>
        <table:table-row table:style-name="ro2">
          <table:table-cell table:formula="of:=([$Kasumi.E1023])" office:value-type="string" office:string-value="Tsuzumi-Guruma">
            <text:p>Tsuzumi-Guruma</text:p>
          </table:table-cell>
          <table:table-cell table:formula="of:=([$Kasumi.E1024])" office:value-type="string" office:string-value="鼓車">
            <text:p>鼓車</text:p>
          </table:table-cell>
          <table:table-cell table:formula="of:=([$Kasumi.E1026])" office:value-type="string" office:string-value="HF+P">
            <text:p>HF+P</text:p>
          </table:table-cell>
          <table:table-cell table:formula="of:=([$Kasumi.E1028])" office:value-type="string" office:string-value="1E6h">
            <text:p>1E6h</text:p>
          </table:table-cell>
          <table:table-cell table:style-name="ce7" office:value-type="string">
            <text:p>0x01E6</text:p>
          </table:table-cell>
          <table:table-cell table:number-columns-repeated="1018"/>
        </table:table-row>
        <table:table-row table:style-name="ro2">
          <table:table-cell table:formula="of:=([$Kasumi.E1035])" office:value-type="string" office:string-value="Byakko">
            <text:p>Byakko</text:p>
          </table:table-cell>
          <table:table-cell table:formula="of:=([$Kasumi.E1036])" office:value-type="string" office:string-value="白虹">
            <text:p>白虹</text:p>
          </table:table-cell>
          <table:table-cell table:formula="of:=([$Kasumi.E1038])" office:value-type="string" office:string-value="F+P">
            <text:p>F+P</text:p>
          </table:table-cell>
          <table:table-cell table:formula="of:=([$Kasumi.E1040])" office:value-type="string" office:string-value="A1h">
            <text:p>A1h</text:p>
          </table:table-cell>
          <table:table-cell table:style-name="ce7" office:value-type="string">
            <text:p>0x00A1</text:p>
          </table:table-cell>
          <table:table-cell table:number-columns-repeated="1018"/>
        </table:table-row>
        <table:table-row table:style-name="ro2">
          <table:table-cell table:formula="of:=([$Kasumi.E1047])" office:value-type="string" office:string-value="Ura-Hien">
            <text:p>Ura-Hien</text:p>
          </table:table-cell>
          <table:table-cell table:formula="of:=([$Kasumi.E1048])" office:value-type="string" office:string-value="裏飛燕">
            <text:p>裏飛燕</text:p>
          </table:table-cell>
          <table:table-cell table:formula="of:=([$Kasumi.E1050])" office:value-type="string" office:string-value="8F+P">
            <text:p>8F+P</text:p>
          </table:table-cell>
          <table:table-cell table:formula="of:=([$Kasumi.E1052])" office:value-type="string" office:string-value="1F4h">
            <text:p>1F4h</text:p>
          </table:table-cell>
          <table:table-cell table:style-name="ce7" office:value-type="string">
            <text:p>0x01F4</text:p>
          </table:table-cell>
          <table:table-cell table:number-columns-repeated="1018"/>
        </table:table-row>
        <table:table-row table:style-name="ro2">
          <table:table-cell table:formula="of:=([$Kasumi.E1059])" office:value-type="string" office:string-value="Hishu-Enb">
            <text:p>Hishu-Enb</text:p>
          </table:table-cell>
          <table:table-cell table:formula="of:=([$Kasumi.E1060])" office:value-type="string" office:string-value="飛襲円舞">
            <text:p>飛襲円舞</text:p>
          </table:table-cell>
          <table:table-cell table:formula="of:=([$Kasumi.E1062])" office:value-type="string" office:string-value="6F+P">
            <text:p>6F+P</text:p>
          </table:table-cell>
          <table:table-cell table:formula="of:=([$Kasumi.E1064])" office:value-type="string" office:string-value="1F2h">
            <text:p>1F2h</text:p>
          </table:table-cell>
          <table:table-cell table:style-name="ce7" office:value-type="string">
            <text:p>0x01F2</text:p>
          </table:table-cell>
          <table:table-cell table:number-columns-repeated="1018"/>
        </table:table-row>
        <table:table-row table:style-name="ro2">
          <table:table-cell table:formula="of:=([$Kasumi.E1071])" office:value-type="string" office:string-value="背後朧（仮）">
            <text:p>背後朧（仮）</text:p>
          </table:table-cell>
          <table:table-cell table:formula="of:=([$Kasumi.E1072])" office:value-type="string" office:string-value="背後朧（仮）">
            <text:p>背後朧（仮）</text:p>
          </table:table-cell>
          <table:table-cell table:formula="of:=([$Kasumi.E1074])" office:value-type="string" office:string-value="HF.F+P">
            <text:p>HF.F+P</text:p>
          </table:table-cell>
          <table:table-cell table:formula="of:=([$Kasumi.E1076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2">
          <table:table-cell table:formula="of:=([$Kasumi.E1083])" office:value-type="string" office:string-value="Niji-Shibuki">
            <text:p>Niji-Shibuki</text:p>
          </table:table-cell>
          <table:table-cell table:formula="of:=([$Kasumi.E1084])" office:value-type="string" office:string-value="虹飛沫">
            <text:p>虹飛沫</text:p>
          </table:table-cell>
          <table:table-cell table:formula="of:=([$Kasumi.E1086])" office:value-type="string" office:string-value="2F+P">
            <text:p>2F+P</text:p>
          </table:table-cell>
          <table:table-cell table:formula="of:=([$Kasumi.E1088])" office:value-type="string" office:string-value="1E2h">
            <text:p>1E2h</text:p>
          </table:table-cell>
          <table:table-cell table:style-name="ce7" office:value-type="string">
            <text:p>0x01E2</text:p>
          </table:table-cell>
          <table:table-cell table:number-columns-repeated="1018"/>
        </table:table-row>
        <table:table-row table:style-name="ro2">
          <table:table-cell table:formula="of:=([$Kasumi.E1095])" office:value-type="string" office:string-value="Hien-Sh">
            <text:p>Hien-Sh</text:p>
          </table:table-cell>
          <table:table-cell table:formula="of:=([$Kasumi.E1096])" office:value-type="string" office:string-value="飛燕襲">
            <text:p>飛燕襲</text:p>
          </table:table-cell>
          <table:table-cell table:formula="of:=([$Kasumi.E1098])" office:value-type="string" office:string-value="1F+P">
            <text:p>1F+P</text:p>
          </table:table-cell>
          <table:table-cell table:formula="of:=([$Kasumi.E1100])" office:value-type="string" office:string-value="1E4h">
            <text:p>1E4h</text:p>
          </table:table-cell>
          <table:table-cell table:style-name="ce7" office:value-type="string">
            <text:p>0x01E4</text:p>
          </table:table-cell>
          <table:table-cell table:number-columns-repeated="1018"/>
        </table:table-row>
        <table:table-row table:style-name="ro4">
          <table:table-cell table:style-name="ce4" table:formula="of:=([$Kasumi.E1108])" office:value-type="string" office:string-value="Kasumi-Kyoka">
            <text:p>Kasumi-Kyoka</text:p>
          </table:table-cell>
          <table:table-cell table:style-name="ce6" table:formula="of:=([$Kasumi.E1109])" office:value-type="string" office:string-value="霞鏡花">
            <text:p>霞鏡花</text:p>
          </table:table-cell>
          <table:table-cell table:style-name="ce6" table:formula="of:=([$Kasumi.E1111])" office:value-type="string" office:string-value="7F">
            <text:p>7F</text:p>
          </table:table-cell>
          <table:table-cell table:style-name="ce6" table:formula="of:=([$Kasumi.E1113])" office:value-type="string" office:string-value="1FCh">
            <text:p>1FCh</text:p>
          </table:table-cell>
          <table:table-cell table:style-name="ce7" office:value-type="string">
            <text:p>0x01FC</text:p>
          </table:table-cell>
          <table:table-cell table:number-columns-repeated="1018"/>
        </table:table-row>
        <table:table-row table:style-name="ro4">
          <table:table-cell table:style-name="ce4" table:formula="of:=([$Kasumi.E1120])" office:value-type="string" office:string-value="Kakinomi-Gari">
            <text:p>Kakinomi-Gari</text:p>
          </table:table-cell>
          <table:table-cell table:style-name="ce6" table:formula="of:=([$Kasumi.E1121])" office:value-type="string" office:string-value="柿の実狩り">
            <text:p>柿の実狩り</text:p>
          </table:table-cell>
          <table:table-cell table:style-name="ce6" table:formula="of:=([$Kasumi.E1123])" office:value-type="string" office:string-value="7F">
            <text:p>7F</text:p>
          </table:table-cell>
          <table:table-cell table:style-name="ce6" table:formula="of:=([$Kasumi.E1125])" office:value-type="string" office:string-value="1FEh">
            <text:p>1FEh</text:p>
          </table:table-cell>
          <table:table-cell table:style-name="ce7" office:value-type="string">
            <text:p>0x01FE</text:p>
          </table:table-cell>
          <table:table-cell table:number-columns-repeated="1018"/>
        </table:table-row>
        <table:table-row table:style-name="ro4">
          <table:table-cell table:style-name="ce4" table:formula="of:=([$Kasumi.E1132])" office:value-type="string" office:string-value="Mugen-Shiraha">
            <text:p>Mugen-Shiraha</text:p>
          </table:table-cell>
          <table:table-cell table:style-name="ce6" table:formula="of:=([$Kasumi.E1133])" office:value-type="string" office:string-value="霧幻白羽取り">
            <text:p>霧幻白羽取り</text:p>
          </table:table-cell>
          <table:table-cell table:style-name="ce6" table:formula="of:=([$Kasumi.E1135])" office:value-type="string" office:string-value="4F">
            <text:p>4F</text:p>
          </table:table-cell>
          <table:table-cell table:style-name="ce6" table:formula="of:=([$Kasumi.E1137])" office:value-type="string" office:string-value="200h">
            <text:p>200h</text:p>
          </table:table-cell>
          <table:table-cell table:style-name="ce7" office:value-type="string">
            <text:p>0x0200</text:p>
          </table:table-cell>
          <table:table-cell table:number-columns-repeated="1018"/>
        </table:table-row>
        <table:table-row table:style-name="ro4">
          <table:table-cell table:style-name="ce4" table:formula="of:=([$Kasumi.E1144])" office:value-type="string" office:string-value="Shigure-Mai">
            <text:p>Shigure-Mai</text:p>
          </table:table-cell>
          <table:table-cell table:style-name="ce6" table:formula="of:=([$Kasumi.E1145])" office:value-type="string" office:string-value="時雨舞い">
            <text:p>時雨舞い</text:p>
          </table:table-cell>
          <table:table-cell table:style-name="ce6" table:formula="of:=([$Kasumi.E1147])" office:value-type="string" office:string-value="6F">
            <text:p>6F</text:p>
          </table:table-cell>
          <table:table-cell table:style-name="ce6" table:formula="of:=([$Kasumi.E1149])" office:value-type="string" office:string-value="202h">
            <text:p>202h</text:p>
          </table:table-cell>
          <table:table-cell table:style-name="ce7" office:value-type="string">
            <text:p>0x0202</text:p>
          </table:table-cell>
          <table:table-cell table:number-columns-repeated="1018"/>
        </table:table-row>
        <table:table-row table:style-name="ro4">
          <table:table-cell table:style-name="ce4" table:formula="of:=([$Kasumi.E1156])" office:value-type="string" office:string-value="Momiji-Otoshi">
            <text:p>Momiji-Otoshi</text:p>
          </table:table-cell>
          <table:table-cell table:style-name="ce6" table:formula="of:=([$Kasumi.E1157])" office:value-type="string" office:string-value="紅葉落とし">
            <text:p>紅葉落とし</text:p>
          </table:table-cell>
          <table:table-cell table:style-name="ce6" table:formula="of:=([$Kasumi.E1159])" office:value-type="string" office:string-value="1F">
            <text:p>1F</text:p>
          </table:table-cell>
          <table:table-cell table:style-name="ce6" table:formula="of:=([$Kasumi.E1161])" office:value-type="string" office:string-value="204h">
            <text:p>204h</text:p>
          </table:table-cell>
          <table:table-cell table:style-name="ce7" office:value-type="string">
            <text:p>0x0204</text:p>
          </table:table-cell>
          <table:table-cell table:number-columns-repeated="1018"/>
        </table:table-row>
        <table:table-row table:style-name="ro4">
          <table:table-cell table:style-name="ce4" table:formula="of:=([$Kasumi.E1168])" office:value-type="string" office:string-value="Soken-Gari">
            <text:p>Soken-Gari</text:p>
          </table:table-cell>
          <table:table-cell table:style-name="ce6" table:formula="of:=([$Kasumi.E1169])" office:value-type="string" office:string-value="霜剣刈り">
            <text:p>霜剣刈り</text:p>
          </table:table-cell>
          <table:table-cell table:style-name="ce6" table:formula="of:=([$Kasumi.E1171])" office:value-type="string" office:string-value="1F">
            <text:p>1F</text:p>
          </table:table-cell>
          <table:table-cell table:style-name="ce6" table:formula="of:=([$Kasumi.E1173])" office:value-type="string" office:string-value="206h">
            <text:p>206h</text:p>
          </table:table-cell>
          <table:table-cell table:style-name="ce7" office:value-type="string">
            <text:p>0x0206</text:p>
          </table:table-cell>
          <table:table-cell table:number-columns-repeated="1018"/>
        </table:table-row>
        <table:table-row table:style-name="ro4">
          <table:table-cell table:style-name="ce4" table:formula="of:=([$Kasumi.E1180])" office:value-type="string" office:string-value="Sakura-Madoi">
            <text:p>Sakura-Madoi</text:p>
          </table:table-cell>
          <table:table-cell table:style-name="ce6" table:formula="of:=([$Kasumi.E1181])" office:value-type="string" office:string-value="桜惑い">
            <text:p>桜惑い</text:p>
          </table:table-cell>
          <table:table-cell table:style-name="ce6" table:formula="of:=([$Kasumi.E1183])" office:value-type="string" office:string-value="49F">
            <text:p>49F</text:p>
          </table:table-cell>
          <table:table-cell table:style-name="ce6" table:formula="of:=([$Kasumi.E1185])" office:value-type="string" office:string-value="23Ah">
            <text:p>23Ah</text:p>
          </table:table-cell>
          <table:table-cell table:style-name="ce7" office:value-type="string">
            <text:p>0x023A</text:p>
          </table:table-cell>
          <table:table-cell table:number-columns-repeated="1018"/>
        </table:table-row>
        <table:table-row table:style-name="ro4">
          <table:table-cell table:style-name="ce4" table:formula="of:=([$Kasumi.E1192])" office:value-type="string" office:string-value="Sakura-Mayoi">
            <text:p>Sakura-Mayoi</text:p>
          </table:table-cell>
          <table:table-cell table:style-name="ce6" table:formula="of:=([$Kasumi.E1193])" office:value-type="string" office:string-value="桜迷い">
            <text:p>桜迷い</text:p>
          </table:table-cell>
          <table:table-cell table:style-name="ce6" table:formula="of:=([$Kasumi.E1195])" office:value-type="string" office:string-value="43F">
            <text:p>43F</text:p>
          </table:table-cell>
          <table:table-cell table:style-name="ce6" table:formula="of:=([$Kasumi.E1197])" office:value-type="string" office:string-value="23Ah">
            <text:p>23Ah</text:p>
          </table:table-cell>
          <table:table-cell table:style-name="ce7" office:value-type="string">
            <text:p>0x023A</text:p>
          </table:table-cell>
          <table:table-cell table:number-columns-repeated="1018"/>
        </table:table-row>
        <table:table-row table:style-name="ro4">
          <table:table-cell table:style-name="ce4" table:formula="of:=([$Kasumi.E1204])" office:value-type="string" office:string-value="Mai-Goromo">
            <text:p>Mai-Goromo</text:p>
          </table:table-cell>
          <table:table-cell table:style-name="ce6" table:formula="of:=([$Kasumi.E1205])" office:value-type="string" office:string-value="舞衣">
            <text:p>舞衣</text:p>
          </table:table-cell>
          <table:table-cell table:style-name="ce6" table:formula="of:=([$Kasumi.E1207])" office:value-type="string" office:string-value="4F">
            <text:p>4F</text:p>
          </table:table-cell>
          <table:table-cell table:style-name="ce6" table:formula="of:=([$Kasumi.E1209])" office:value-type="string" office:string-value="208h">
            <text:p>208h</text:p>
          </table:table-cell>
          <table:table-cell table:style-name="ce7" office:value-type="string">
            <text:p>0x0208</text:p>
          </table:table-cell>
          <table:table-cell table:number-columns-repeated="1018"/>
        </table:table-row>
        <table:table-row table:style-name="ro4">
          <table:table-cell table:style-name="ce4" table:formula="of:=([$Kasumi.E1216])" office:value-type="string" office:string-value="Hagoromo">
            <text:p>Hagoromo</text:p>
          </table:table-cell>
          <table:table-cell table:style-name="ce6" table:formula="of:=([$Kasumi.E1217])" office:value-type="string" office:string-value="羽衣">
            <text:p>羽衣</text:p>
          </table:table-cell>
          <table:table-cell table:style-name="ce6" table:formula="of:=([$Kasumi.E1219])" office:value-type="string" office:string-value="4F">
            <text:p>4F</text:p>
          </table:table-cell>
          <table:table-cell table:style-name="ce6" table:formula="of:=([$Kasumi.E1221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4" table:formula="of:=([$Kasumi.E1228])" office:value-type="string" office:string-value="ジャンプＫ取り（仮）">
            <text:p>ジャンプＫ取り（仮）</text:p>
          </table:table-cell>
          <table:table-cell table:style-name="ce6" table:formula="of:=([$Kasumi.E1229])" office:value-type="string" office:string-value="ジャンプＫ取り（仮）">
            <text:p>ジャンプＫ取り（仮）</text:p>
          </table:table-cell>
          <table:table-cell table:style-name="ce6" table:formula="of:=([$Kasumi.E1231])" office:value-type="string" office:string-value="6F">
            <text:p>6F</text:p>
          </table:table-cell>
          <table:table-cell table:style-name="ce6" table:formula="of:=([$Kasumi.E1233])" office:value-type="string" office:string-value="20Ch">
            <text:p>20Ch</text:p>
          </table:table-cell>
          <table:table-cell table:style-name="ce7" office:value-type="string">
            <text:p>0x020C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akazume</text:p>
          </table:table-cell>
          <table:table-cell table:style-name="ce5" office:value-type="string">
            <text:p>鷹爪脚</text:p>
          </table:table-cell>
          <table:table-cell table:style-name="ce5" office:value-type="string">
            <text:p>8P+K</text:p>
          </table:table-cell>
          <table:table-cell table:style-name="ce5" office:value-type="string">
            <text:p>E1h</text:p>
          </table:table-cell>
          <table:table-cell table:style-name="ce7" office:value-type="string">
            <text:p>0x00E1</text:p>
          </table:table-cell>
          <table:table-cell table:number-columns-repeated="1018"/>
        </table:table-row>
        <table:table-row table:style-name="ro4">
          <table:table-cell table:style-name="ce6" table:formula="of:=([$Kasumi.E1254])" office:value-type="string" office:string-value="Uragake">
            <text:p>Uragake</text:p>
          </table:table-cell>
          <table:table-cell table:style-name="ce6" table:formula="of:=([$Kasumi.E1255])" office:value-type="string" office:string-value="裏駆け">
            <text:p>裏駆け</text:p>
          </table:table-cell>
          <table:table-cell table:style-name="ce6" table:formula="of:=([$Kasumi.E1257])" office:value-type="string" office:string-value="7P">
            <text:p>7P</text:p>
          </table:table-cell>
          <table:table-cell table:style-name="ce6" table:formula="of:=([$Kasumi.E1259])" office:value-type="string" office:string-value="B3h">
            <text:p>B3h</text:p>
          </table:table-cell>
          <table:table-cell table:style-name="ce7" office:value-type="string">
            <text:p>0x00B3</text:p>
          </table:table-cell>
          <table:table-cell table:number-columns-repeated="1018"/>
        </table:table-row>
        <table:table-row table:style-name="ro4">
          <table:table-cell table:style-name="ce6" table:formula="of:=([$Kasumi.E1266])" office:value-type="string" office:string-value="Tenb">
            <text:p>Tenb</text:p>
          </table:table-cell>
          <table:table-cell table:style-name="ce6" table:formula="of:=([$Kasumi.E1267])" office:value-type="string" office:string-value="天舞">
            <text:p>天舞</text:p>
          </table:table-cell>
          <table:table-cell table:style-name="ce6" table:formula="of:=([$Kasumi.E1269])" office:value-type="string" office:string-value="9P">
            <text:p>9P</text:p>
          </table:table-cell>
          <table:table-cell table:style-name="ce6" table:formula="of:=([$Kasumi.E1271])" office:value-type="string" office:string-value="AFh">
            <text:p>AFh</text:p>
          </table:table-cell>
          <table:table-cell table:style-name="ce7" office:value-type="string">
            <text:p>0x00AF</text:p>
          </table:table-cell>
          <table:table-cell table:number-columns-repeated="1018"/>
        </table:table-row>
        <table:table-row table:style-name="ro4">
          <table:table-cell table:style-name="ce6" table:formula="of:=([$Kasumi.E1278])" office:value-type="string" office:string-value="ムーンサルト（仮）">
            <text:p>ムーンサルト（仮）</text:p>
          </table:table-cell>
          <table:table-cell table:style-name="ce6" table:formula="of:=([$Kasumi.E1279])" office:value-type="string" office:string-value="ムーンサルト（仮）">
            <text:p>ムーンサルト（仮）</text:p>
          </table:table-cell>
          <table:table-cell table:style-name="ce6" table:formula="of:=([$Kasumi.E1281])" office:value-type="string" office:string-value="9K">
            <text:p>9K</text:p>
          </table:table-cell>
          <table:table-cell table:style-name="ce6" table:formula="of:=([$Kasumi.E1283])" office:value-type="string" office:string-value="B0h">
            <text:p>B0h</text:p>
          </table:table-cell>
          <table:table-cell table:style-name="ce7" office:value-type="string">
            <text:p>0x00B0</text:p>
          </table:table-cell>
          <table:table-cell table:number-columns-repeated="1018"/>
        </table:table-row>
        <table:table-row table:style-name="ro4">
          <table:table-cell table:style-name="ce6" table:formula="of:=([$Kasumi.E1290])" office:value-type="string" office:string-value="踏み込みステップ（仮）">
            <text:p>踏み込みステップ（仮）</text:p>
          </table:table-cell>
          <table:table-cell table:style-name="ce6" table:formula="of:=([$Kasumi.E1291])" office:value-type="string" office:string-value="踏み込みステップ（仮）">
            <text:p>踏み込みステップ（仮）</text:p>
          </table:table-cell>
          <table:table-cell table:style-name="ce6" table:formula="of:=([$Kasumi.E1293])" office:value-type="string" office:string-value="HF">
            <text:p>HF</text:p>
          </table:table-cell>
          <table:table-cell table:style-name="ce6" table:formula="of:=([$Kasumi.E1295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4">
          <table:table-cell table:style-name="ce6" table:formula="of:=([$Kasumi.E1302])" office:value-type="string" office:string-value="壁走り（仮）">
            <text:p>壁走り（仮）</text:p>
          </table:table-cell>
          <table:table-cell table:style-name="ce6" table:formula="of:=([$Kasumi.E1303])" office:value-type="string" office:string-value="壁走り（仮）">
            <text:p>壁走り（仮）</text:p>
          </table:table-cell>
          <table:table-cell table:style-name="ce6" table:formula="of:=([$Kasumi.E1305])" office:value-type="string" office:string-value="8_">
            <text:p>8_</text:p>
          </table:table-cell>
          <table:table-cell table:style-name="ce6" table:formula="of:=([$Kasumi.E1307])" office:value-type="string" office:string-value="FFFFh">
            <text:p>FFFFh</text:p>
          </table:table-cell>
          <table:table-cell table:style-name="ce7" office:value-type="string">
            <text:p>0xFFFF</text:p>
          </table:table-cell>
          <table:table-cell table:number-columns-repeated="1018"/>
        </table:table-row>
        <table:table-row table:style-name="ro4">
          <table:table-cell table:style-name="ce6" table:formula="of:=([$Kasumi.E1314])" office:value-type="string" office:string-value="Appeal: Sakura-Matoi">
            <text:p>Appeal: Sakura-Matoi</text:p>
          </table:table-cell>
          <table:table-cell table:style-name="ce6" table:formula="of:=([$Kasumi.E1315])" office:value-type="string" office:string-value="アピール：桜纏い">
            <text:p>アピール：桜纏い</text:p>
          </table:table-cell>
          <table:table-cell table:style-name="ce6" table:formula="of:=([$Kasumi.E1317])" office:value-type="string" office:string-value="464F+P+K">
            <text:p>464F+P+K</text:p>
          </table:table-cell>
          <table:table-cell table:style-name="ce6" table:formula="of:=([$Kasumi.E1319])" office:value-type="string" office:string-value="11Eh">
            <text:p>11Eh</text:p>
          </table:table-cell>
          <table:table-cell table:style-name="ce7" office:value-type="string">
            <text:p>0x011E</text:p>
          </table:table-cell>
          <table:table-cell table:number-columns-repeated="1018"/>
        </table:table-row>
        <table:table-row table:style-name="ro4">
          <table:table-cell table:style-name="ce6" table:formula="of:=([$Kasumi.E1326])" office:value-type="string" office:string-value="Oboro-Futae">
            <text:p>Oboro-Futae</text:p>
          </table:table-cell>
          <table:table-cell table:style-name="ce6" table:formula="of:=([$Kasumi.E1327])" office:value-type="string" office:string-value="朧二重">
            <text:p>朧二重</text:p>
          </table:table-cell>
          <table:table-cell table:style-name="ce6" table:formula="of:=([$Kasumi.E1329])" office:value-type="string" office:string-value="F+P">
            <text:p>F+P</text:p>
          </table:table-cell>
          <table:table-cell table:style-name="ce6" table:formula="of:=([$Kasumi.E1331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6" table:formula="of:=([$Kasumi.E1338])" office:value-type="string" office:string-value="Kami-Ogi">
            <text:p>Kami-Ogi</text:p>
          </table:table-cell>
          <table:table-cell table:style-name="ce6" table:formula="of:=([$Kasumi.E1339])" office:value-type="string" office:string-value="神扇">
            <text:p>神扇</text:p>
          </table:table-cell>
          <table:table-cell table:style-name="ce6" table:formula="of:=([$Kasumi.E1341])" office:value-type="string" office:string-value="F+P">
            <text:p>F+P</text:p>
          </table:table-cell>
          <table:table-cell table:style-name="ce6" table:formula="of:=([$Kasumi.E1343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6" table:formula="of:=([$Kasumi.E1350])" office:value-type="string" office:string-value="Akane-Kazura">
            <text:p>Akane-Kazura</text:p>
          </table:table-cell>
          <table:table-cell table:style-name="ce6" table:formula="of:=([$Kasumi.E1351])" office:value-type="string" office:string-value="茜葛">
            <text:p>茜葛</text:p>
          </table:table-cell>
          <table:table-cell table:style-name="ce6" table:formula="of:=([$Kasumi.E1353])" office:value-type="string" office:string-value="F+P">
            <text:p>F+P</text:p>
          </table:table-cell>
          <table:table-cell table:style-name="ce6" table:formula="of:=([$Kasumi.E1355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6" table:formula="of:=([$Kasumi.E1362])" office:value-type="string" office:string-value="Tsurube-Otoshi">
            <text:p>Tsurube-Otoshi</text:p>
          </table:table-cell>
          <table:table-cell table:style-name="ce6" table:formula="of:=([$Kasumi.E1363])" office:value-type="string" office:string-value="釣瓶落">
            <text:p>釣瓶落</text:p>
          </table:table-cell>
          <table:table-cell table:style-name="ce6" table:formula="of:=([$Kasumi.E1365])" office:value-type="string" office:string-value="F+P">
            <text:p>F+P</text:p>
          </table:table-cell>
          <table:table-cell table:style-name="ce6" table:formula="of:=([$Kasumi.E1367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6" table:formula="of:=([$Kasumi.E1374])" office:value-type="string" office:string-value="Yasha-Okuri">
            <text:p>Yasha-Okuri</text:p>
          </table:table-cell>
          <table:table-cell table:style-name="ce6" table:formula="of:=([$Kasumi.E1375])" office:value-type="string" office:string-value="夜叉送り">
            <text:p>夜叉送り</text:p>
          </table:table-cell>
          <table:table-cell table:style-name="ce6" table:formula="of:=([$Kasumi.E1377])" office:value-type="string" office:string-value="F+P">
            <text:p>F+P</text:p>
          </table:table-cell>
          <table:table-cell table:style-name="ce6" table:formula="of:=([$Kasumi.E1379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6" table:formula="of:=([$Kasumi.E1386])" office:value-type="string" office:string-value="Tensho-Kudaki">
            <text:p>Tensho-Kudaki</text:p>
          </table:table-cell>
          <table:table-cell table:style-name="ce6" table:formula="of:=([$Kasumi.E1387])" office:value-type="string" office:string-value="天鐘砕き">
            <text:p>天鐘砕き</text:p>
          </table:table-cell>
          <table:table-cell table:style-name="ce6" table:formula="of:=([$Kasumi.E1389])" office:value-type="string" office:string-value="F+P">
            <text:p>F+P</text:p>
          </table:table-cell>
          <table:table-cell table:style-name="ce6" table:formula="of:=([$Kasumi.E1391])" office:value-type="float" office:value="0">
            <text:p>0</text:p>
          </table:table-cell>
          <table:table-cell table:style-name="ce7"/>
          <table:table-cell table:number-columns-repeated="1018"/>
        </table:table-row>
        <table:table-row table:style-name="ro4">
          <table:table-cell table:style-name="ce6" table:formula="of:=([$Kasumi.E1398])" office:value-type="string" office:string-value="Oboro">
            <text:p>Oboro</text:p>
          </table:table-cell>
          <table:table-cell table:style-name="ce6" table:formula="of:=([$Kasumi.E1399])" office:value-type="string" office:string-value="朧">
            <text:p>朧</text:p>
          </table:table-cell>
          <table:table-cell table:style-name="ce6" table:formula="of:=([$Kasumi.E1401])" office:value-type="string" office:string-value="F+P">
            <text:p>F+P</text:p>
          </table:table-cell>
          <table:table-cell table:style-name="ce6" table:formula="of:=([$Kasumi.E1403])" office:value-type="float" office:value="0">
            <text:p>0</text:p>
          </table:table-cell>
          <table:table-cell table:style-name="ce7" office:value-type="string">
            <text:p><text:s/></text:p>
          </table:table-cell>
          <table:table-cell table:number-columns-repeated="1018"/>
        </table:table-row>
        <table:table-row table:style-name="ro4" table:number-rows-repeated="104845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Bass" table:style-name="ta1" table:print="false">
        <table:table-column table:style-name="co1" table:number-columns-repeated="9" table:default-cell-style-name="Default"/>
        <table:table-column table:style-name="co13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MDLST_BASS_ATTACKS</text:p>
          </table:table-cell>
          <table:table-cell office:value-type="string">
            <text:p>XREF[1]:</text:p>
          </table:table-cell>
          <table:table-cell office:value-type="string">
            <text:p>82110778(*)</text:p>
          </table:table-cell>
          <table:table-cell table:number-columns-repeated="5"/>
          <table:table-cell office:value-type="string">
            <text:p>Combo Gong</text:p>
          </table:table-cell>
        </table:table-row>
        <table:table-row table:style-name="ro1">
          <table:table-cell table:number-columns-repeated="9"/>
          <table:table-cell office:value-type="string">
            <text:p>コンボゴン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PP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2E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Combo Hammer</text:p>
          </table:table-cell>
        </table:table-row>
        <table:table-row table:style-name="ro1">
          <table:table-cell table:number-columns-repeated="9"/>
          <table:table-cell office:value-type="string">
            <text:p>コンボハンマ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PP2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53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Combo High Kick</text:p>
          </table:table-cell>
        </table:table-row>
        <table:table-row table:style-name="ro1">
          <table:table-cell table:number-columns-repeated="9"/>
          <table:table-cell office:value-type="string">
            <text:p>コンボハイ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PP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2F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Combo Kick Rush</text:p>
          </table:table-cell>
        </table:table-row>
        <table:table-row table:style-name="ro1">
          <table:table-cell table:number-columns-repeated="9"/>
          <table:table-cell office:value-type="string">
            <text:p>コンボキックラッシュ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PK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31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Wild Swing</text:p>
          </table:table-cell>
        </table:table-row>
        <table:table-row table:style-name="ro1">
          <table:table-cell table:number-columns-repeated="9"/>
          <table:table-cell office:value-type="string">
            <text:p>ワイルドスイン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P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33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Hell Stab</text:p>
          </table:table-cell>
        </table:table-row>
        <table:table-row table:style-name="ro1">
          <table:table-cell table:number-columns-repeated="9"/>
          <table:table-cell office:value-type="string">
            <text:p>地獄突き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P+K</text:p>
          </table:table-cell>
        </table:table-row>
        <table:table-row table:style-name="ro5">
          <table:table-cell table:number-columns-repeated="9"/>
          <table:table-cell office:value-type="string">
            <text:p>中P</text:p>
          </table:table-cell>
        </table:table-row>
        <table:table-row table:style-name="ro1">
          <table:table-cell table:number-columns-repeated="9"/>
          <table:table-cell office:value-type="string">
            <text:p>134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Elbow Rush</text:p>
          </table:table-cell>
        </table:table-row>
        <table:table-row table:style-name="ro1">
          <table:table-cell table:number-columns-repeated="9"/>
          <table:table-cell office:value-type="string">
            <text:p>エルボーラッシュ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9PP</text:p>
          </table:table-cell>
        </table:table-row>
        <table:table-row table:style-name="ro5">
          <table:table-cell table:number-columns-repeated="9"/>
          <table:table-cell office:value-type="string">
            <text:p>8中PP</text:p>
          </table:table-cell>
        </table:table-row>
        <table:table-row table:style-name="ro1">
          <table:table-cell table:number-columns-repeated="9"/>
          <table:table-cell office:value-type="string">
            <text:p>135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Stun Gun Chop</text:p>
          </table:table-cell>
        </table:table-row>
        <table:table-row table:style-name="ro1">
          <table:table-cell table:number-columns-repeated="9"/>
          <table:table-cell office:value-type="string">
            <text:p>スタンガンチョップ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PP.P+K</text:p>
          </table:table-cell>
        </table:table-row>
        <table:table-row table:style-name="ro5">
          <table:table-cell table:number-columns-repeated="9"/>
          <table:table-cell office:value-type="string">
            <text:p>4PP中P</text:p>
          </table:table-cell>
        </table:table-row>
        <table:table-row table:style-name="ro1">
          <table:table-cell table:number-columns-repeated="9"/>
          <table:table-cell office:value-type="string">
            <text:p>13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Power Gong</text:p>
          </table:table-cell>
        </table:table-row>
        <table:table-row table:style-name="ro1">
          <table:table-cell table:number-columns-repeated="9"/>
          <table:table-cell office:value-type="string">
            <text:p>パワーゴン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PP</text:p>
          </table:table-cell>
        </table:table-row>
        <table:table-row table:style-name="ro5">
          <table:table-cell table:number-columns-repeated="9"/>
          <table:table-cell office:value-type="string">
            <text:p>2中PP</text:p>
          </table:table-cell>
        </table:table-row>
        <table:table-row table:style-name="ro1">
          <table:table-cell table:number-columns-repeated="9"/>
          <table:table-cell office:value-type="string">
            <text:p>152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Knee Hammer</text:p>
          </table:table-cell>
        </table:table-row>
        <table:table-row table:style-name="ro1">
          <table:table-cell table:number-columns-repeated="9"/>
          <table:table-cell office:value-type="string">
            <text:p>ニーハンマ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K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3A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Jumping High Kick</text:p>
          </table:table-cell>
        </table:table-row>
        <table:table-row table:style-name="ro1">
          <table:table-cell table:number-columns-repeated="9"/>
          <table:table-cell office:value-type="string">
            <text:p>ジャンピングハイ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8K</text:p>
          </table:table-cell>
        </table:table-row>
        <table:table-row table:style-name="ro5">
          <table:table-cell table:number-columns-repeated="9"/>
          <table:table-cell office:value-type="string">
            <text:p>中K</text:p>
          </table:table-cell>
        </table:table-row>
        <table:table-row table:style-name="ro1">
          <table:table-cell table:number-columns-repeated="9"/>
          <table:table-cell office:value-type="string">
            <text:p>B2h</text:p>
          </table:table-cell>
        </table:table-row>
        <table:table-row table:style-name="ro1">
          <table:table-cell table:number-columns-repeated="9"/>
          <table:table-cell office:value-type="string">
            <text:p>B0h</text:p>
          </table:table-cell>
        </table:table-row>
        <table:table-row table:style-name="ro1">
          <table:table-cell table:number-columns-repeated="9"/>
          <table:table-cell office:value-type="string">
            <text:p>B4h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Smash Gong</text:p>
          </table:table-cell>
        </table:table-row>
        <table:table-row table:style-name="ro1">
          <table:table-cell table:number-columns-repeated="9"/>
          <table:table-cell office:value-type="string">
            <text:p>スマッシュゴン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6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3B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ear Scissors</text:p>
          </table:table-cell>
        </table:table-row>
        <table:table-row table:style-name="ro1">
          <table:table-cell table:number-columns-repeated="9"/>
          <table:table-cell office:value-type="string">
            <text:p>ベアシザース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3P+KP</text:p>
          </table:table-cell>
        </table:table-row>
        <table:table-row table:style-name="ro5">
          <table:table-cell table:number-columns-repeated="9"/>
          <table:table-cell office:value-type="string">
            <text:p>3中PP</text:p>
          </table:table-cell>
        </table:table-row>
        <table:table-row table:style-name="ro1">
          <table:table-cell table:number-columns-repeated="9"/>
          <table:table-cell office:value-type="string">
            <text:p>13D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Kick Rush</text:p>
          </table:table-cell>
        </table:table-row>
        <table:table-row table:style-name="ro1">
          <table:table-cell table:number-columns-repeated="9"/>
          <table:table-cell office:value-type="string">
            <text:p>キックラッシュ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3K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3E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One Hand Hammer</text:p>
          </table:table-cell>
        </table:table-row>
        <table:table-row table:style-name="ro1">
          <table:table-cell table:number-columns-repeated="9"/>
          <table:table-cell office:value-type="string">
            <text:p>ワンハンドハンマ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8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1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uffalo Crush</text:p>
          </table:table-cell>
        </table:table-row>
        <table:table-row table:style-name="ro1">
          <table:table-cell table:number-columns-repeated="9"/>
          <table:table-cell office:value-type="string">
            <text:p>バッファロークラッシュ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33P</text:p>
          </table:table-cell>
        </table:table-row>
        <table:table-row table:style-name="ro5">
          <table:table-cell table:number-columns-repeated="9"/>
          <table:table-cell office:value-type="string">
            <text:p>3強P</text:p>
          </table:table-cell>
        </table:table-row>
        <table:table-row table:style-name="ro1">
          <table:table-cell table:number-columns-repeated="9"/>
          <table:table-cell office:value-type="string">
            <text:p>13F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Drop Kick</text:p>
          </table:table-cell>
        </table:table-row>
        <table:table-row table:style-name="ro1">
          <table:table-cell table:number-columns-repeated="9"/>
          <table:table-cell office:value-type="string">
            <text:p>ドロップ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HK</text:p>
          </table:table-cell>
        </table:table-row>
        <table:table-row table:style-name="ro5">
          <table:table-cell table:number-columns-repeated="9"/>
          <table:table-cell office:value-type="string">
            <text:p>6強K</text:p>
          </table:table-cell>
        </table:table-row>
        <table:table-row table:style-name="ro1">
          <table:table-cell table:number-columns-repeated="9"/>
          <table:table-cell office:value-type="string">
            <text:p>14A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lying Cross Chop</text:p>
          </table:table-cell>
        </table:table-row>
        <table:table-row table:style-name="ro1">
          <table:table-cell table:number-columns-repeated="9"/>
          <table:table-cell office:value-type="string">
            <text:p>フライングクロスチョップ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6P+K</text:p>
          </table:table-cell>
        </table:table-row>
        <table:table-row table:style-name="ro5">
          <table:table-cell table:number-columns-repeated="9"/>
          <table:table-cell office:value-type="string">
            <text:p>6強P</text:p>
          </table:table-cell>
        </table:table-row>
        <table:table-row table:style-name="ro1">
          <table:table-cell table:number-columns-repeated="9"/>
          <table:table-cell office:value-type="string">
            <text:p>141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3">
          <table:table-cell table:number-columns-repeated="9"/>
          <table:table-cell office:value-type="string">
            <text:p>Kenka Kick</text:p>
          </table:table-cell>
        </table:table-row>
        <table:table-row table:style-name="ro1">
          <table:table-cell table:number-columns-repeated="9"/>
          <table:table-cell office:value-type="string">
            <text:p>ケンカ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6K</text:p>
          </table:table-cell>
        </table:table-row>
        <table:table-row table:style-name="ro5">
          <table:table-cell table:number-columns-repeated="9"/>
          <table:table-cell office:value-type="string">
            <text:p>強K</text:p>
          </table:table-cell>
        </table:table-row>
        <table:table-row table:style-name="ro1">
          <table:table-cell table:number-columns-repeated="9"/>
          <table:table-cell office:value-type="string">
            <text:p>142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Hell Scissors</text:p>
          </table:table-cell>
        </table:table-row>
        <table:table-row table:style-name="ro1">
          <table:table-cell table:number-columns-repeated="9"/>
          <table:table-cell office:value-type="string">
            <text:p>ヘルシザース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7PP</text:p>
          </table:table-cell>
        </table:table-row>
        <table:table-row table:style-name="ro5">
          <table:table-cell table:number-columns-repeated="9"/>
          <table:table-cell office:value-type="string">
            <text:p>4中PP</text:p>
          </table:table-cell>
        </table:table-row>
        <table:table-row table:style-name="ro1">
          <table:table-cell table:number-columns-repeated="9"/>
          <table:table-cell office:value-type="string">
            <text:p>143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3">
          <table:table-cell table:number-columns-repeated="9"/>
          <table:table-cell office:value-type="string">
            <text:p>Rolling Axe</text:p>
          </table:table-cell>
        </table:table-row>
        <table:table-row table:style-name="ro1">
          <table:table-cell table:number-columns-repeated="9"/>
          <table:table-cell office:value-type="string">
            <text:p>ローリングアックス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6P</text:p>
          </table:table-cell>
        </table:table-row>
        <table:table-row table:style-name="ro5">
          <table:table-cell table:number-columns-repeated="9"/>
          <table:table-cell office:value-type="string">
            <text:p>強P</text:p>
          </table:table-cell>
        </table:table-row>
        <table:table-row table:style-name="ro1">
          <table:table-cell table:number-columns-repeated="9"/>
          <table:table-cell office:value-type="string">
            <text:p>144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ass Lariat</text:p>
          </table:table-cell>
        </table:table-row>
        <table:table-row table:style-name="ro1">
          <table:table-cell table:number-columns-repeated="9"/>
          <table:table-cell office:value-type="string">
            <text:p>バースラリアット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P+K</text:p>
          </table:table-cell>
        </table:table-row>
        <table:table-row table:style-name="ro5">
          <table:table-cell table:number-columns-repeated="9"/>
          <table:table-cell office:value-type="string">
            <text:p>6中P</text:p>
          </table:table-cell>
        </table:table-row>
        <table:table-row table:style-name="ro1">
          <table:table-cell table:number-columns-repeated="9"/>
          <table:table-cell office:value-type="string">
            <text:p>145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ront Roll Kick</text:p>
          </table:table-cell>
        </table:table-row>
        <table:table-row table:style-name="ro1">
          <table:table-cell table:number-columns-repeated="9"/>
          <table:table-cell office:value-type="string">
            <text:p>フロントロール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F+K</text:p>
          </table:table-cell>
        </table:table-row>
        <table:table-row table:style-name="ro5">
          <table:table-cell table:number-columns-repeated="9"/>
          <table:table-cell office:value-type="string">
            <text:p>6中K</text:p>
          </table:table-cell>
        </table:table-row>
        <table:table-row table:style-name="ro1">
          <table:table-cell table:number-columns-repeated="9"/>
          <table:table-cell office:value-type="string">
            <text:p>149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Leg Break</text:p>
          </table:table-cell>
        </table:table-row>
        <table:table-row table:style-name="ro1">
          <table:table-cell table:number-columns-repeated="9"/>
          <table:table-cell office:value-type="string">
            <text:p>レッグブレイ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K</text:p>
          </table:table-cell>
        </table:table-row>
        <table:table-row table:style-name="ro5">
          <table:table-cell table:number-columns-repeated="9"/>
          <table:table-cell office:value-type="string">
            <text:p>2中K</text:p>
          </table:table-cell>
        </table:table-row>
        <table:table-row table:style-name="ro1">
          <table:table-cell table:number-columns-repeated="9"/>
          <table:table-cell office:value-type="string">
            <text:p>147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Low Drop Kick</text:p>
          </table:table-cell>
        </table:table-row>
        <table:table-row table:style-name="ro1">
          <table:table-cell table:number-columns-repeated="9"/>
          <table:table-cell office:value-type="string">
            <text:p>ロードロップ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F+K</text:p>
          </table:table-cell>
        </table:table-row>
        <table:table-row table:style-name="ro5">
          <table:table-cell table:number-columns-repeated="9"/>
          <table:table-cell office:value-type="string">
            <text:p>2強K</text:p>
          </table:table-cell>
        </table:table-row>
        <table:table-row table:style-name="ro1">
          <table:table-cell table:number-columns-repeated="9"/>
          <table:table-cell office:value-type="string">
            <text:p>14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Muscle Elbow</text:p>
          </table:table-cell>
        </table:table-row>
        <table:table-row table:style-name="ro1">
          <table:table-cell table:number-columns-repeated="9"/>
          <table:table-cell office:value-type="string">
            <text:p>マッスルエルボ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P+K</text:p>
          </table:table-cell>
        </table:table-row>
        <table:table-row table:style-name="ro5">
          <table:table-cell table:number-columns-repeated="9"/>
          <table:table-cell office:value-type="string">
            <text:p>4強P</text:p>
          </table:table-cell>
        </table:table-row>
        <table:table-row table:style-name="ro1">
          <table:table-cell table:number-columns-repeated="9"/>
          <table:table-cell office:value-type="string">
            <text:p>14C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uffalo Train</text:p>
          </table:table-cell>
        </table:table-row>
        <table:table-row table:style-name="ro1">
          <table:table-cell table:number-columns-repeated="9"/>
          <table:table-cell office:value-type="string">
            <text:p>アックスボンバ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P+K.P+K</text:p>
          </table:table-cell>
        </table:table-row>
        <table:table-row table:style-name="ro5">
          <table:table-cell table:number-columns-repeated="9"/>
          <table:table-cell office:value-type="string">
            <text:p>2強PP</text:p>
          </table:table-cell>
        </table:table-row>
        <table:table-row table:style-name="ro1">
          <table:table-cell table:number-columns-repeated="9"/>
          <table:table-cell office:value-type="string">
            <text:p>154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3">
          <table:table-cell table:number-columns-repeated="9"/>
          <table:table-cell office:value-type="string">
            <text:p>Trass Kick</text:p>
          </table:table-cell>
        </table:table-row>
        <table:table-row table:style-name="ro1">
          <table:table-cell table:number-columns-repeated="9"/>
          <table:table-cell office:value-type="string">
            <text:p>トラース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K</text:p>
          </table:table-cell>
        </table:table-row>
        <table:table-row table:style-name="ro5">
          <table:table-cell table:number-columns-repeated="9"/>
          <table:table-cell office:value-type="string">
            <text:p>中K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Round Muscle Elbow</text:p>
          </table:table-cell>
        </table:table-row>
        <table:table-row table:style-name="ro1">
          <table:table-cell table:number-columns-repeated="9"/>
          <table:table-cell office:value-type="string">
            <text:p>ラウンドマッスルエルボ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P+K</text:p>
          </table:table-cell>
        </table:table-row>
        <table:table-row table:style-name="ro5">
          <table:table-cell table:number-columns-repeated="9"/>
          <table:table-cell office:value-type="string">
            <text:p>中P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Rising Low Drop Kick</text:p>
          </table:table-cell>
        </table:table-row>
        <table:table-row table:style-name="ro1">
          <table:table-cell table:number-columns-repeated="9"/>
          <table:table-cell office:value-type="string">
            <text:p>起きロードロップキ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_F+K</text:p>
          </table:table-cell>
        </table:table-row>
        <table:table-row table:style-name="ro5">
          <table:table-cell table:number-columns-repeated="9"/>
          <table:table-cell office:value-type="string">
            <text:p>2_中K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alcon Arrow</text:p>
          </table:table-cell>
        </table:table-row>
        <table:table-row table:style-name="ro1">
          <table:table-cell table:number-columns-repeated="9"/>
          <table:table-cell office:value-type="string">
            <text:p>ファルコンアロ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9D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Canyon Dunk</text:p>
          </table:table-cell>
        </table:table-row>
        <table:table-row table:style-name="ro1">
          <table:table-cell table:number-columns-repeated="9"/>
          <table:table-cell office:value-type="string">
            <text:p>キャニオンダン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One Leg Standing Head Butt</text:p>
          </table:table-cell>
        </table:table-row>
        <table:table-row table:style-name="ro1">
          <table:table-cell table:number-columns-repeated="9"/>
          <table:table-cell office:value-type="string">
            <text:p>一本足頭突き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3F+P</text:p>
          </table:table-cell>
        </table:table-row>
        <table:table-row table:style-name="ro5">
          <table:table-cell table:number-columns-repeated="9"/>
          <table:table-cell office:value-type="string">
            <text:p>6中F+中P</text:p>
          </table:table-cell>
        </table:table-row>
        <table:table-row table:style-name="ro1">
          <table:table-cell table:number-columns-repeated="9"/>
          <table:table-cell office:value-type="string">
            <text:p>1D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Wild Bull Head Butt</text:p>
          </table:table-cell>
        </table:table-row>
        <table:table-row table:style-name="ro1">
          <table:table-cell table:number-columns-repeated="9"/>
          <table:table-cell office:value-type="string">
            <text:p>猛牛頭突き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3F+P</text:p>
          </table:table-cell>
        </table:table-row>
        <table:table-row table:style-name="ro5">
          <table:table-cell table:number-columns-repeated="9"/>
          <table:table-cell office:value-type="string">
            <text:p>6中F+中P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Water Mill Drop</text:p>
          </table:table-cell>
        </table:table-row>
        <table:table-row table:style-name="ro1">
          <table:table-cell table:number-columns-repeated="9"/>
          <table:table-cell office:value-type="string">
            <text:p>水車落とし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9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ear Press</text:p>
          </table:table-cell>
        </table:table-row>
        <table:table-row table:style-name="ro1">
          <table:table-cell table:number-columns-repeated="9"/>
          <table:table-cell office:value-type="string">
            <text:p>ベアプレス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ass Tornado</text:p>
          </table:table-cell>
        </table:table-row>
        <table:table-row table:style-name="ro1">
          <table:table-cell table:number-columns-repeated="9"/>
          <table:table-cell office:value-type="string">
            <text:p>バース・トルネード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9A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lying Body Scissors</text:p>
          </table:table-cell>
        </table:table-row>
        <table:table-row table:style-name="ro1">
          <table:table-cell table:number-columns-repeated="9"/>
          <table:table-cell office:value-type="string">
            <text:p>フライングボディシザース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8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BE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Dynamite Lariat</text:p>
          </table:table-cell>
        </table:table-row>
        <table:table-row table:style-name="ro1">
          <table:table-cell table:number-columns-repeated="9"/>
          <table:table-cell office:value-type="string">
            <text:p>ダイナマイトラリアット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6F+P</text:p>
          </table:table-cell>
        </table:table-row>
        <table:table-row table:style-name="ro5">
          <table:table-cell table:number-columns-repeated="9"/>
          <table:table-cell office:value-type="string">
            <text:p>中F+中P</text:p>
          </table:table-cell>
        </table:table-row>
        <table:table-row table:style-name="ro1">
          <table:table-cell table:number-columns-repeated="9"/>
          <table:table-cell office:value-type="string">
            <text:p>1C0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Atomic Hammer Crash</text:p>
          </table:table-cell>
        </table:table-row>
        <table:table-row table:style-name="ro1">
          <table:table-cell table:number-columns-repeated="9"/>
          <table:table-cell office:value-type="string">
            <text:p>アトミックハンマークラッシュ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6F+P</text:p>
          </table:table-cell>
        </table:table-row>
        <table:table-row table:style-name="ro5">
          <table:table-cell table:number-columns-repeated="9"/>
          <table:table-cell office:value-type="string">
            <text:p>中F+中P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Oklahoma Stampede</text:p>
          </table:table-cell>
        </table:table-row>
        <table:table-row table:style-name="ro1">
          <table:table-cell table:number-columns-repeated="9"/>
          <table:table-cell office:value-type="string">
            <text:p>オクラホマスタンピード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6F+P.6F+P</text:p>
          </table:table-cell>
        </table:table-row>
        <table:table-row table:style-name="ro5">
          <table:table-cell table:number-columns-repeated="9"/>
          <table:table-cell office:value-type="string">
            <text:p>6強F+強P.F+P</text:p>
          </table:table-cell>
        </table:table-row>
        <table:table-row table:style-name="ro1">
          <table:table-cell table:number-columns-repeated="9"/>
          <table:table-cell office:value-type="string">
            <text:p>1C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Manhattan Driver</text:p>
          </table:table-cell>
        </table:table-row>
        <table:table-row table:style-name="ro1">
          <table:table-cell table:number-columns-repeated="9"/>
          <table:table-cell office:value-type="string">
            <text:p>マンハッタンドライバー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number-columns-repeated="9"/>
          <table:table-cell office:value-type="string">
            <text:p>hF+P.2F+P.</text:p>
          </table:table-cell>
        </table:table-row>
        <table:table-row table:style-name="ro5">
          <table:table-cell table:number-columns-repeated="9"/>
          <table:table-cell office:value-type="string">
            <text:p>4中F+中P.F+P.</text:p>
          </table:table-cell>
        </table:table-row>
        <table:table-row table:style-name="ro1">
          <table:table-cell table:number-columns-repeated="9"/>
          <table:table-cell office:value-type="string">
            <text:p>1BA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>
          <table:table-cell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8F+P</text:p>
          </table:table-cell>
        </table:table-row>
        <table:table-row table:style-name="ro1">
          <table:table-cell table:number-columns-repeated="9"/>
          <table:table-cell office:value-type="string">
            <text:p>F+P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Super Freak</text:p>
          </table:table-cell>
        </table:table-row>
        <table:table-row table:style-name="ro1">
          <table:table-cell table:number-columns-repeated="9"/>
          <table:table-cell office:value-type="string">
            <text:p>スーパーフリー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YF+P</text:p>
          </table:table-cell>
        </table:table-row>
        <table:table-row table:style-name="ro5">
          <table:table-cell table:number-columns-repeated="9"/>
          <table:table-cell office:value-type="string">
            <text:p>強F+強P</text:p>
          </table:table-cell>
        </table:table-row>
        <table:table-row table:style-name="ro1">
          <table:table-cell table:number-columns-repeated="9"/>
          <table:table-cell office:value-type="string">
            <text:p>1A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T.F.B.B.</text:p>
          </table:table-cell>
        </table:table-row>
        <table:table-row table:style-name="ro1">
          <table:table-cell table:number-columns-repeated="9"/>
          <table:table-cell office:value-type="string">
            <text:p>Ｔ・Ｆ・Ｂ・Ｂ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_64F+P</text:p>
          </table:table-cell>
        </table:table-row>
        <table:table-row table:style-name="ro5">
          <table:table-cell table:number-columns-repeated="9"/>
          <table:table-cell office:value-type="string">
            <text:p>4強F+強P</text:p>
          </table:table-cell>
        </table:table-row>
        <table:table-row table:style-name="ro1">
          <table:table-cell table:number-columns-repeated="9"/>
          <table:table-cell office:value-type="string">
            <text:p>1AEh</text:p>
          </table:table-cell>
        </table:table-row>
        <table:table-row table:style-name="ro1">
          <table:table-cell table:number-columns-repeated="9"/>
          <table:table-cell office:value-type="string">
            <text:p>216h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T.F.B.C.</text:p>
          </table:table-cell>
        </table:table-row>
        <table:table-row table:style-name="ro1">
          <table:table-cell table:number-columns-repeated="9"/>
          <table:table-cell office:value-type="string">
            <text:p>Ｔ・Ｆ・Ｂ・Ｃ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_64F+P</text:p>
          </table:table-cell>
        </table:table-row>
        <table:table-row table:style-name="ro5">
          <table:table-cell table:number-columns-repeated="9"/>
          <table:table-cell office:value-type="string">
            <text:p>4強F+強P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Escape Back</text:p>
          </table:table-cell>
        </table:table-row>
        <table:table-row table:style-name="ro1">
          <table:table-cell table:number-columns-repeated="9"/>
          <table:table-cell office:value-type="string">
            <text:p>エスケープバック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Dangerous Back Drop</text:p>
          </table:table-cell>
        </table:table-row>
        <table:table-row table:style-name="ro1">
          <table:table-cell table:number-columns-repeated="9"/>
          <table:table-cell office:value-type="string">
            <text:p>デンジャラスバックドロップ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A1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Locomotion Back Drop</text:p>
          </table:table-cell>
        </table:table-row>
        <table:table-row table:style-name="ro1">
          <table:table-cell table:number-columns-repeated="9"/>
          <table:table-cell office:value-type="string">
            <text:p>ロコモーションバックドロップ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Argentine Back Breaker</text:p>
          </table:table-cell>
        </table:table-row>
        <table:table-row table:style-name="ro1">
          <table:table-cell table:number-columns-repeated="9"/>
          <table:table-cell office:value-type="string">
            <text:p>アルゼンチンバックブリーカ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3C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Reverse Power Bomb</text:p>
          </table:table-cell>
        </table:table-row>
        <table:table-row table:style-name="ro1">
          <table:table-cell table:number-columns-repeated="9"/>
          <table:table-cell office:value-type="string">
            <text:p>リバースパワーボム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8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24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3">
          <table:table-cell table:number-columns-repeated="9"/>
          <table:table-cell office:value-type="string">
            <text:p>Face Crasher</text:p>
          </table:table-cell>
        </table:table-row>
        <table:table-row table:style-name="ro1">
          <table:table-cell table:number-columns-repeated="9"/>
          <table:table-cell office:value-type="string">
            <text:p>フェイスクラッシャ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6F+P.6F+P</text:p>
          </table:table-cell>
        </table:table-row>
        <table:table-row table:style-name="ro5">
          <table:table-cell table:number-columns-repeated="9"/>
          <table:table-cell office:value-type="string">
            <text:p>6強F+強P.F+P</text:p>
          </table:table-cell>
        </table:table-row>
        <table:table-row table:style-name="ro1">
          <table:table-cell table:number-columns-repeated="9"/>
          <table:table-cell office:value-type="string">
            <text:p>21E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Grizzly Launcher</text:p>
          </table:table-cell>
        </table:table-row>
        <table:table-row table:style-name="ro1">
          <table:table-cell table:number-columns-repeated="9"/>
          <table:table-cell office:value-type="string">
            <text:p>グリズリーランチャ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YF+P.22F+P</text:p>
          </table:table-cell>
        </table:table-row>
        <table:table-row table:style-name="ro5">
          <table:table-cell table:number-columns-repeated="9"/>
          <table:table-cell office:value-type="string">
            <text:p>強F+強P.F+P</text:p>
          </table:table-cell>
        </table:table-row>
        <table:table-row table:style-name="ro1">
          <table:table-cell table:number-columns-repeated="9"/>
          <table:table-cell office:value-type="string">
            <text:p>22C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Grizzly Crash</text:p>
          </table:table-cell>
        </table:table-row>
        <table:table-row table:style-name="ro1">
          <table:table-cell table:number-columns-repeated="9"/>
          <table:table-cell office:value-type="string">
            <text:p>グリズリークラッシュ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YF+P.22F+P</text:p>
          </table:table-cell>
        </table:table-row>
        <table:table-row table:style-name="ro5">
          <table:table-cell table:number-columns-repeated="9"/>
          <table:table-cell office:value-type="string">
            <text:p>強F+強P.F+P</text:p>
          </table:table-cell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ass Bomb</text:p>
          </table:table-cell>
        </table:table-row>
        <table:table-row table:style-name="ro1">
          <table:table-cell table:number-columns-repeated="9"/>
          <table:table-cell office:value-type="string">
            <text:p>バースボム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CE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Spiral Bomb</text:p>
          </table:table-cell>
        </table:table-row>
        <table:table-row table:style-name="ro1">
          <table:table-cell table:number-columns-repeated="9"/>
          <table:table-cell office:value-type="string">
            <text:p>スパイラルボム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F+P</text:p>
          </table:table-cell>
        </table:table-row>
        <table:table-row table:style-name="ro5">
          <table:table-cell table:number-columns-repeated="9"/>
          <table:table-cell office:value-type="string">
            <text:p>2中F+中P</text:p>
          </table:table-cell>
        </table:table-row>
        <table:table-row table:style-name="ro1">
          <table:table-cell table:number-columns-repeated="9"/>
          <table:table-cell office:value-type="string">
            <text:p>1DE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Double Arm Driver</text:p>
          </table:table-cell>
        </table:table-row>
        <table:table-row table:style-name="ro1">
          <table:table-cell table:number-columns-repeated="9"/>
          <table:table-cell office:value-type="string">
            <text:p>ダブルアームＤＤＴ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33F+P</text:p>
          </table:table-cell>
        </table:table-row>
        <table:table-row table:style-name="ro5">
          <table:table-cell table:number-columns-repeated="9"/>
          <table:table-cell office:value-type="string">
            <text:p>2強F+強P</text:p>
          </table:table-cell>
        </table:table-row>
        <table:table-row table:style-name="ro1">
          <table:table-cell table:number-columns-repeated="9"/>
          <table:table-cell office:value-type="string">
            <text:p>1D2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Calf Branding</text:p>
          </table:table-cell>
        </table:table-row>
        <table:table-row table:style-name="ro1">
          <table:table-cell table:number-columns-repeated="9"/>
          <table:table-cell office:value-type="string">
            <text:p>カーフブランディン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F+P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3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2">
          <table:table-cell/>
          <table:table-cell office:value-type="string">
            <text:p>CMDLST_BASS_HOLDS</text:p>
          </table:table-cell>
          <table:table-cell office:value-type="string">
            <text:p>XREF[1]:</text:p>
          </table:table-cell>
          <table:table-cell office:value-type="string">
            <text:p>8211078c(*)</text:p>
          </table:table-cell>
          <table:table-cell table:number-columns-repeated="5"/>
          <table:table-cell office:value-type="string">
            <text:p>Half Lock Suplex</text:p>
          </table:table-cell>
        </table:table-row>
        <table:table-row table:style-name="ro1">
          <table:table-cell table:number-columns-repeated="9"/>
          <table:table-cell office:value-type="string">
            <text:p>ハーフロックスープレックス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7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44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Rolling Press</text:p>
          </table:table-cell>
        </table:table-row>
        <table:table-row table:style-name="ro1">
          <table:table-cell table:number-columns-repeated="9"/>
          <table:table-cell office:value-type="string">
            <text:p>ローリングセントーン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7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46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Shoulder Through</text:p>
          </table:table-cell>
        </table:table-row>
        <table:table-row table:style-name="ro1">
          <table:table-cell table:number-columns-repeated="9"/>
          <table:table-cell office:value-type="string">
            <text:p>ショルダースル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48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Blast Through</text:p>
          </table:table-cell>
        </table:table-row>
        <table:table-row table:style-name="ro1">
          <table:table-cell table:number-columns-repeated="9"/>
          <table:table-cell office:value-type="string">
            <text:p>ブラストスル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Jurassic Trailer</text:p>
          </table:table-cell>
        </table:table-row>
        <table:table-row table:style-name="ro1">
          <table:table-cell table:number-columns-repeated="9"/>
          <table:table-cell office:value-type="string">
            <text:p>ジュラシックトレーラ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6F.44F</text:p>
          </table:table-cell>
        </table:table-row>
        <table:table-row table:style-name="ro1">
          <table:table-cell table:number-columns-repeated="9"/>
          <table:table-cell office:value-type="string">
            <text:p>6F.F</text:p>
          </table:table-cell>
        </table:table-row>
        <table:table-row table:style-name="ro1">
          <table:table-cell table:number-columns-repeated="9"/>
          <table:table-cell office:value-type="string">
            <text:p>24Eh</text:p>
          </table:table-cell>
        </table:table-row>
        <table:table-row table:style-name="ro1">
          <table:table-cell table:number-columns-repeated="9"/>
          <table:table-cell office:value-type="string">
            <text:p>252h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Guillotine Drop</text:p>
          </table:table-cell>
        </table:table-row>
        <table:table-row table:style-name="ro1">
          <table:table-cell table:number-columns-repeated="9"/>
          <table:table-cell office:value-type="string">
            <text:p>ギロチンドロップ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54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Giant Hammer Throw</text:p>
          </table:table-cell>
        </table:table-row>
        <table:table-row table:style-name="ro1">
          <table:table-cell table:number-columns-repeated="9"/>
          <table:table-cell office:value-type="string">
            <text:p>ジャイアントハンマースロー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56h</text:p>
          </table:table-cell>
        </table:table-row>
        <table:table-row table:style-name="ro1">
          <table:table-cell table:number-columns-repeated="9"/>
          <table:table-cell office:value-type="string">
            <text:p>258h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Iron Hammer Press</text:p>
          </table:table-cell>
        </table:table-row>
        <table:table-row table:style-name="ro1">
          <table:table-cell table:number-columns-repeated="9"/>
          <table:table-cell office:value-type="string">
            <text:p>アイアンハンマープレス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F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5A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>
            <text:p>CMDLST_BASS_DOWN-ATTACKS</text:p>
          </table:table-cell>
          <table:table-cell office:value-type="string">
            <text:p>XREF[1]:</text:p>
          </table:table-cell>
          <table:table-cell office:value-type="string">
            <text:p>82110790(*)</text:p>
          </table:table-cell>
          <table:table-cell table:number-columns-repeated="5"/>
          <table:table-cell office:value-type="string">
            <text:p>Double Knee Drop</text:p>
          </table:table-cell>
        </table:table-row>
        <table:table-row table:style-name="ro1">
          <table:table-cell table:number-columns-repeated="9"/>
          <table:table-cell office:value-type="string">
            <text:p>ダブルニードロップ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8P+K</text:p>
          </table:table-cell>
        </table:table-row>
        <table:table-row table:style-name="ro1">
          <table:table-cell table:number-columns-repeated="9"/>
          <table:table-cell office:value-type="string">
            <text:p>8F+P+K</text:p>
          </table:table-cell>
        </table:table-row>
        <table:table-row table:style-name="ro1">
          <table:table-cell table:number-columns-repeated="9"/>
          <table:table-cell office:value-type="string">
            <text:p>E1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Stomping</text:p>
          </table:table-cell>
        </table:table-row>
        <table:table-row table:style-name="ro1">
          <table:table-cell table:number-columns-repeated="9"/>
          <table:table-cell office:value-type="string">
            <text:p>ストンピン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60h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>
            <text:p>CMDLST_BASS_SPECIAL-MOVES</text:p>
          </table:table-cell>
          <table:table-cell office:value-type="string">
            <text:p>XREF[1]:</text:p>
          </table:table-cell>
          <table:table-cell office:value-type="string">
            <text:p>82110794(*)</text:p>
          </table:table-cell>
          <table:table-cell table:number-columns-repeated="5"/>
          <table:table-cell office:value-type="string">
            <text:p>Appeal: I LOVE TINA</text:p>
          </table:table-cell>
        </table:table-row>
        <table:table-row table:style-name="ro1">
          <table:table-cell table:number-columns-repeated="9"/>
          <table:table-cell office:value-type="string">
            <text:p>アピール：Ｉ・ＬＯＶＥ・ＴＩＮＡ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464F+P+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21h</text:p>
          </table:table-cell>
        </table:table-row>
        <table:table-row table:style-name="ro1">
          <table:table-cell table:number-columns-repeated="9"/>
          <table:table-cell office:value-type="string">
            <text:p>122h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Appeal: Show Time</text:p>
          </table:table-cell>
        </table:table-row>
        <table:table-row table:style-name="ro1">
          <table:table-cell table:number-columns-repeated="9"/>
          <table:table-cell office:value-type="string">
            <text:p>アピール：ＳＨＯＷ　ＴＩＭＥ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22F+P+K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>
            <text:p>123h</text:p>
          </table:table-cell>
        </table:table-row>
      </table:table>
      <table:table table:name="BassFiltered" table:style-name="ta1" table:print="false">
        <table:table-column table:style-name="co14" table:number-columns-repeated="3" table:default-cell-style-name="ce5"/>
        <table:table-column table:style-name="co14" table:visibility="collapse" table:default-cell-style-name="ce5"/>
        <table:table-column table:style-name="co14" table:number-columns-repeated="1020" table:default-cell-style-name="ce5"/>
        <table:table-row table:style-name="ro6">
          <table:table-cell table:style-name="ce6" table:formula="of:=([$Bass.J2])" office:value-type="string" office:string-value="Combo Gong">
            <text:p>Combo Gong</text:p>
          </table:table-cell>
          <table:table-cell table:style-name="ce6" table:formula="of:=([$Bass.J3])" office:value-type="string" office:string-value="コンボゴング">
            <text:p>コンボゴング</text:p>
          </table:table-cell>
          <table:table-cell table:style-name="ce6" table:formula="of:=([$Bass.J5])" office:value-type="string" office:string-value="PPP">
            <text:p>PPP</text:p>
          </table:table-cell>
          <table:table-cell table:style-name="ce6" table:formula="of:=([$Bass.J7])" office:value-type="string" office:string-value="12Eh">
            <text:p>12Eh</text:p>
          </table:table-cell>
          <table:table-cell table:style-name="ce6" office:value-type="string">
            <text:p>0x012E</text:p>
          </table:table-cell>
          <table:table-cell table:number-columns-repeated="1019"/>
        </table:table-row>
        <table:table-row table:style-name="ro6">
          <table:table-cell table:style-name="ce6" table:formula="of:=([$Bass.J14])" office:value-type="string" office:string-value="Combo Hammer">
            <text:p>Combo Hammer</text:p>
          </table:table-cell>
          <table:table-cell table:style-name="ce6" table:formula="of:=([$Bass.J15])" office:value-type="string" office:string-value="コンボハンマー">
            <text:p>コンボハンマー</text:p>
          </table:table-cell>
          <table:table-cell table:style-name="ce6" table:formula="of:=([$Bass.J17])" office:value-type="string" office:string-value="PP2P">
            <text:p>PP2P</text:p>
          </table:table-cell>
          <table:table-cell table:style-name="ce6" table:formula="of:=([$Bass.J19])" office:value-type="string" office:string-value="153h">
            <text:p>153h</text:p>
          </table:table-cell>
          <table:table-cell table:style-name="ce6" office:value-type="string">
            <text:p>0x0153</text:p>
          </table:table-cell>
          <table:table-cell table:number-columns-repeated="1019"/>
        </table:table-row>
        <table:table-row table:style-name="ro6">
          <table:table-cell table:style-name="ce6" table:formula="of:=([$Bass.J26])" office:value-type="string" office:string-value="Combo High Kick">
            <text:p>Combo High Kick</text:p>
          </table:table-cell>
          <table:table-cell table:style-name="ce6" table:formula="of:=([$Bass.J27])" office:value-type="string" office:string-value="コンボハイキック">
            <text:p>コンボハイキック</text:p>
          </table:table-cell>
          <table:table-cell table:style-name="ce6" table:formula="of:=([$Bass.J29])" office:value-type="string" office:string-value="PPK">
            <text:p>PPK</text:p>
          </table:table-cell>
          <table:table-cell table:style-name="ce6" table:formula="of:=([$Bass.J31])" office:value-type="string" office:string-value="12Fh">
            <text:p>12Fh</text:p>
          </table:table-cell>
          <table:table-cell table:style-name="ce6" office:value-type="string">
            <text:p>0x012F</text:p>
          </table:table-cell>
          <table:table-cell table:number-columns-repeated="1019"/>
        </table:table-row>
        <table:table-row table:style-name="ro6">
          <table:table-cell table:style-name="ce6" table:formula="of:=([$Bass.J38])" office:value-type="string" office:string-value="Combo Kick Rush">
            <text:p>Combo Kick Rush</text:p>
          </table:table-cell>
          <table:table-cell table:style-name="ce6" table:formula="of:=([$Bass.J39])" office:value-type="string" office:string-value="コンボキックラッシュ">
            <text:p>コンボキックラッシュ</text:p>
          </table:table-cell>
          <table:table-cell table:style-name="ce6" table:formula="of:=([$Bass.J41])" office:value-type="string" office:string-value="PKK">
            <text:p>PKK</text:p>
          </table:table-cell>
          <table:table-cell table:style-name="ce6" table:formula="of:=([$Bass.J43])" office:value-type="string" office:string-value="131h">
            <text:p>131h</text:p>
          </table:table-cell>
          <table:table-cell table:style-name="ce6" office:value-type="string">
            <text:p>0x0131</text:p>
          </table:table-cell>
          <table:table-cell table:number-columns-repeated="1019"/>
        </table:table-row>
        <table:table-row table:style-name="ro6">
          <table:table-cell table:style-name="ce6" table:formula="of:=([$Bass.J50])" office:value-type="string" office:string-value="Wild Swing">
            <text:p>Wild Swing</text:p>
          </table:table-cell>
          <table:table-cell table:style-name="ce6" table:formula="of:=([$Bass.J51])" office:value-type="string" office:string-value="ワイルドスイング">
            <text:p>ワイルドスイング</text:p>
          </table:table-cell>
          <table:table-cell table:style-name="ce6" table:formula="of:=([$Bass.J53])" office:value-type="string" office:string-value="6PP">
            <text:p>6PP</text:p>
          </table:table-cell>
          <table:table-cell table:style-name="ce6" table:formula="of:=([$Bass.J55])" office:value-type="string" office:string-value="133h">
            <text:p>133h</text:p>
          </table:table-cell>
          <table:table-cell table:style-name="ce6" office:value-type="string">
            <text:p>0x0133</text:p>
          </table:table-cell>
          <table:table-cell table:number-columns-repeated="1019"/>
        </table:table-row>
        <table:table-row table:style-name="ro6">
          <table:table-cell table:style-name="ce6" table:formula="of:=([$Bass.J62])" office:value-type="string" office:string-value="Hell Stab">
            <text:p>Hell Stab</text:p>
          </table:table-cell>
          <table:table-cell table:style-name="ce6" table:formula="of:=([$Bass.J63])" office:value-type="string" office:string-value="地獄突き">
            <text:p>地獄突き</text:p>
          </table:table-cell>
          <table:table-cell table:style-name="ce6" table:formula="of:=([$Bass.J65])" office:value-type="string" office:string-value="P+K">
            <text:p>P+K</text:p>
          </table:table-cell>
          <table:table-cell table:style-name="ce6" table:formula="of:=([$Bass.J67])" office:value-type="string" office:string-value="134h">
            <text:p>134h</text:p>
          </table:table-cell>
          <table:table-cell table:style-name="ce6" office:value-type="string">
            <text:p>0x0134</text:p>
          </table:table-cell>
          <table:table-cell table:number-columns-repeated="1019"/>
        </table:table-row>
        <table:table-row table:style-name="ro6">
          <table:table-cell table:style-name="ce6" table:formula="of:=([$Bass.J74])" office:value-type="string" office:string-value="Elbow Rush">
            <text:p>Elbow Rush</text:p>
          </table:table-cell>
          <table:table-cell table:style-name="ce6" table:formula="of:=([$Bass.J75])" office:value-type="string" office:string-value="エルボーラッシュ">
            <text:p>エルボーラッシュ</text:p>
          </table:table-cell>
          <table:table-cell table:style-name="ce6" table:formula="of:=([$Bass.J77])" office:value-type="string" office:string-value="9PP">
            <text:p>9PP</text:p>
          </table:table-cell>
          <table:table-cell table:style-name="ce6" table:formula="of:=([$Bass.J79])" office:value-type="string" office:string-value="135h">
            <text:p>135h</text:p>
          </table:table-cell>
          <table:table-cell table:style-name="ce6" office:value-type="string">
            <text:p>0x0135</text:p>
          </table:table-cell>
          <table:table-cell table:number-columns-repeated="1019"/>
        </table:table-row>
        <table:table-row table:style-name="ro6">
          <table:table-cell table:style-name="ce6" table:formula="of:=([$Bass.J86])" office:value-type="string" office:string-value="Stun Gun Chop">
            <text:p>Stun Gun Chop</text:p>
          </table:table-cell>
          <table:table-cell table:style-name="ce6" table:formula="of:=([$Bass.J87])" office:value-type="string" office:string-value="スタンガンチョップ">
            <text:p>スタンガンチョップ</text:p>
          </table:table-cell>
          <table:table-cell table:style-name="ce6" table:formula="of:=([$Bass.J89])" office:value-type="string" office:string-value="4PP.P+K">
            <text:p>4PP.P+K</text:p>
          </table:table-cell>
          <table:table-cell table:style-name="ce6" table:formula="of:=([$Bass.J91])" office:value-type="string" office:string-value="138h">
            <text:p>138h</text:p>
          </table:table-cell>
          <table:table-cell table:style-name="ce6" office:value-type="string">
            <text:p>0x0138</text:p>
          </table:table-cell>
          <table:table-cell table:number-columns-repeated="1019"/>
        </table:table-row>
        <table:table-row table:style-name="ro6">
          <table:table-cell table:style-name="ce6" table:formula="of:=([$Bass.J98])" office:value-type="string" office:string-value="Power Gong">
            <text:p>Power Gong</text:p>
          </table:table-cell>
          <table:table-cell table:style-name="ce6" table:formula="of:=([$Bass.J99])" office:value-type="string" office:string-value="パワーゴング">
            <text:p>パワーゴング</text:p>
          </table:table-cell>
          <table:table-cell table:style-name="ce6" table:formula="of:=([$Bass.J101])" office:value-type="string" office:string-value="1PP">
            <text:p>1PP</text:p>
          </table:table-cell>
          <table:table-cell table:style-name="ce6" table:formula="of:=([$Bass.J103])" office:value-type="string" office:string-value="152h">
            <text:p>152h</text:p>
          </table:table-cell>
          <table:table-cell table:style-name="ce6" office:value-type="string">
            <text:p>0x0152</text:p>
          </table:table-cell>
          <table:table-cell table:number-columns-repeated="1019"/>
        </table:table-row>
        <table:table-row table:style-name="ro6">
          <table:table-cell table:style-name="ce6" table:formula="of:=([$Bass.J110])" office:value-type="string" office:string-value="Knee Hammer">
            <text:p>Knee Hammer</text:p>
          </table:table-cell>
          <table:table-cell table:style-name="ce6" table:formula="of:=([$Bass.J111])" office:value-type="string" office:string-value="ニーハンマー">
            <text:p>ニーハンマー</text:p>
          </table:table-cell>
          <table:table-cell table:style-name="ce6" table:formula="of:=([$Bass.J113])" office:value-type="string" office:string-value="6KP">
            <text:p>6KP</text:p>
          </table:table-cell>
          <table:table-cell table:style-name="ce6" table:formula="of:=([$Bass.J115])" office:value-type="string" office:string-value="13Ah">
            <text:p>13Ah</text:p>
          </table:table-cell>
          <table:table-cell table:style-name="ce6" office:value-type="string">
            <text:p>0x013A</text:p>
          </table:table-cell>
          <table:table-cell table:number-columns-repeated="1019"/>
        </table:table-row>
        <table:table-row table:style-name="ro6">
          <table:table-cell table:style-name="ce6" table:formula="of:=([$Bass.J122])" office:value-type="string" office:string-value="Jumping High Kick">
            <text:p>Jumping High Kick</text:p>
          </table:table-cell>
          <table:table-cell table:style-name="ce6" table:formula="of:=([$Bass.J123])" office:value-type="string" office:string-value="ジャンピングハイキック">
            <text:p>ジャンピングハイキック</text:p>
          </table:table-cell>
          <table:table-cell table:style-name="ce6" table:formula="of:=([$Bass.J125])" office:value-type="string" office:string-value="8K">
            <text:p>8K</text:p>
          </table:table-cell>
          <table:table-cell table:style-name="ce6" table:formula="of:=([$Bass.J127])" office:value-type="string" office:string-value="B2h">
            <text:p>B2h</text:p>
          </table:table-cell>
          <table:table-cell table:style-name="ce6" office:value-type="string">
            <text:p>0x00B2</text:p>
          </table:table-cell>
          <table:table-cell table:number-columns-repeated="1019"/>
        </table:table-row>
        <table:table-row table:style-name="ro6">
          <table:table-cell table:style-name="ce6" table:formula="of:=([$Bass.J134])" office:value-type="string" office:string-value="Smash Gong">
            <text:p>Smash Gong</text:p>
          </table:table-cell>
          <table:table-cell table:style-name="ce6" table:formula="of:=([$Bass.J135])" office:value-type="string" office:string-value="スマッシュゴング">
            <text:p>スマッシュゴング</text:p>
          </table:table-cell>
          <table:table-cell table:style-name="ce6" table:formula="of:=([$Bass.J137])" office:value-type="string" office:string-value="66P">
            <text:p>66P</text:p>
          </table:table-cell>
          <table:table-cell table:style-name="ce6" table:formula="of:=([$Bass.J139])" office:value-type="string" office:string-value="13Bh">
            <text:p>13Bh</text:p>
          </table:table-cell>
          <table:table-cell table:style-name="ce6" office:value-type="string">
            <text:p>0x013B</text:p>
          </table:table-cell>
          <table:table-cell table:number-columns-repeated="1019"/>
        </table:table-row>
        <table:table-row table:style-name="ro6">
          <table:table-cell table:style-name="ce6" table:formula="of:=([$Bass.J146])" office:value-type="string" office:string-value="Bear Scissors">
            <text:p>Bear Scissors</text:p>
          </table:table-cell>
          <table:table-cell table:style-name="ce6" table:formula="of:=([$Bass.J147])" office:value-type="string" office:string-value="ベアシザース">
            <text:p>ベアシザース</text:p>
          </table:table-cell>
          <table:table-cell table:style-name="ce6" table:formula="of:=([$Bass.J149])" office:value-type="string" office:string-value="3P+KP">
            <text:p>3P+KP</text:p>
          </table:table-cell>
          <table:table-cell table:style-name="ce6" table:formula="of:=([$Bass.J151])" office:value-type="string" office:string-value="13Dh">
            <text:p>13Dh</text:p>
          </table:table-cell>
          <table:table-cell table:style-name="ce6" office:value-type="string">
            <text:p>0x013D</text:p>
          </table:table-cell>
          <table:table-cell table:number-columns-repeated="1019"/>
        </table:table-row>
        <table:table-row table:style-name="ro6">
          <table:table-cell table:style-name="ce6" table:formula="of:=([$Bass.J158])" office:value-type="string" office:string-value="Kick Rush">
            <text:p>Kick Rush</text:p>
          </table:table-cell>
          <table:table-cell table:style-name="ce6" table:formula="of:=([$Bass.J159])" office:value-type="string" office:string-value="キックラッシュ">
            <text:p>キックラッシュ</text:p>
          </table:table-cell>
          <table:table-cell table:style-name="ce6" table:formula="of:=([$Bass.J161])" office:value-type="string" office:string-value="3KK">
            <text:p>3KK</text:p>
          </table:table-cell>
          <table:table-cell table:style-name="ce6" table:formula="of:=([$Bass.J163])" office:value-type="string" office:string-value="13Eh">
            <text:p>13Eh</text:p>
          </table:table-cell>
          <table:table-cell table:style-name="ce6" office:value-type="string">
            <text:p>0x013E</text:p>
          </table:table-cell>
          <table:table-cell table:number-columns-repeated="1019"/>
        </table:table-row>
        <table:table-row table:style-name="ro6">
          <table:table-cell table:style-name="ce6" table:formula="of:=([$Bass.J170])" office:value-type="string" office:string-value="One Hand Hammer">
            <text:p>One Hand Hammer</text:p>
          </table:table-cell>
          <table:table-cell table:style-name="ce6" table:formula="of:=([$Bass.J171])" office:value-type="string" office:string-value="ワンハンドハンマー">
            <text:p>ワンハンドハンマー</text:p>
          </table:table-cell>
          <table:table-cell table:style-name="ce6" table:formula="of:=([$Bass.J173])" office:value-type="string" office:string-value="8P">
            <text:p>8P</text:p>
          </table:table-cell>
          <table:table-cell table:style-name="ce6" table:formula="of:=([$Bass.J175])" office:value-type="string" office:string-value="B1h">
            <text:p>B1h</text:p>
          </table:table-cell>
          <table:table-cell table:style-name="ce6" office:value-type="string">
            <text:p>0x00B1</text:p>
          </table:table-cell>
          <table:table-cell table:number-columns-repeated="1019"/>
        </table:table-row>
        <table:table-row table:style-name="ro6">
          <table:table-cell table:style-name="ce6" table:formula="of:=([$Bass.J182])" office:value-type="string" office:string-value="Buffalo Crush">
            <text:p>Buffalo Crush</text:p>
          </table:table-cell>
          <table:table-cell table:style-name="ce6" table:formula="of:=([$Bass.J183])" office:value-type="string" office:string-value="バッファロークラッシュ">
            <text:p>バッファロークラッシュ</text:p>
          </table:table-cell>
          <table:table-cell table:style-name="ce6" table:formula="of:=([$Bass.J185])" office:value-type="string" office:string-value="33P">
            <text:p>33P</text:p>
          </table:table-cell>
          <table:table-cell table:style-name="ce6" table:formula="of:=([$Bass.J187])" office:value-type="string" office:string-value="13Fh">
            <text:p>13Fh</text:p>
          </table:table-cell>
          <table:table-cell table:style-name="ce6" office:value-type="string">
            <text:p>0x013F</text:p>
          </table:table-cell>
          <table:table-cell table:number-columns-repeated="1019"/>
        </table:table-row>
        <table:table-row table:style-name="ro6">
          <table:table-cell table:style-name="ce6" table:formula="of:=([$Bass.J194])" office:value-type="string" office:string-value="Drop Kick">
            <text:p>Drop Kick</text:p>
          </table:table-cell>
          <table:table-cell table:style-name="ce6" table:formula="of:=([$Bass.J195])" office:value-type="string" office:string-value="ドロップキック">
            <text:p>ドロップキック</text:p>
          </table:table-cell>
          <table:table-cell table:style-name="ce6" table:formula="of:=([$Bass.J197])" office:value-type="string" office:string-value="HK">
            <text:p>HK</text:p>
          </table:table-cell>
          <table:table-cell table:style-name="ce6" table:formula="of:=([$Bass.J199])" office:value-type="string" office:string-value="14Ah">
            <text:p>14Ah</text:p>
          </table:table-cell>
          <table:table-cell table:style-name="ce6" office:value-type="string">
            <text:p>0x014A</text:p>
          </table:table-cell>
          <table:table-cell table:number-columns-repeated="1019"/>
        </table:table-row>
        <table:table-row table:style-name="ro6">
          <table:table-cell table:style-name="ce6" table:formula="of:=([$Bass.J206])" office:value-type="string" office:string-value="Flying Cross Chop">
            <text:p>Flying Cross Chop</text:p>
          </table:table-cell>
          <table:table-cell table:style-name="ce6" table:formula="of:=([$Bass.J207])" office:value-type="string" office:string-value="フライングクロスチョップ">
            <text:p>フライングクロスチョップ</text:p>
          </table:table-cell>
          <table:table-cell table:style-name="ce6" table:formula="of:=([$Bass.J209])" office:value-type="string" office:string-value="66P+K">
            <text:p>66P+K</text:p>
          </table:table-cell>
          <table:table-cell table:style-name="ce6" table:formula="of:=([$Bass.J211])" office:value-type="string" office:string-value="141h">
            <text:p>141h</text:p>
          </table:table-cell>
          <table:table-cell table:style-name="ce6" office:value-type="string">
            <text:p>0x0141</text:p>
          </table:table-cell>
          <table:table-cell table:number-columns-repeated="1019"/>
        </table:table-row>
        <table:table-row table:style-name="ro6">
          <table:table-cell table:style-name="ce6" table:formula="of:=([$Bass.J218])" office:value-type="string" office:string-value="Kenka Kick">
            <text:p>Kenka Kick</text:p>
          </table:table-cell>
          <table:table-cell table:style-name="ce6" table:formula="of:=([$Bass.J219])" office:value-type="string" office:string-value="ケンカキック">
            <text:p>ケンカキック</text:p>
          </table:table-cell>
          <table:table-cell table:style-name="ce6" table:formula="of:=([$Bass.J221])" office:value-type="string" office:string-value="66K">
            <text:p>66K</text:p>
          </table:table-cell>
          <table:table-cell table:style-name="ce6" table:formula="of:=([$Bass.J223])" office:value-type="string" office:string-value="142h">
            <text:p>142h</text:p>
          </table:table-cell>
          <table:table-cell table:style-name="ce6" office:value-type="string">
            <text:p>0x0142</text:p>
          </table:table-cell>
          <table:table-cell table:number-columns-repeated="1019"/>
        </table:table-row>
        <table:table-row table:style-name="ro6">
          <table:table-cell table:style-name="ce6" table:formula="of:=([$Bass.J230])" office:value-type="string" office:string-value="Hell Scissors">
            <text:p>Hell Scissors</text:p>
          </table:table-cell>
          <table:table-cell table:style-name="ce6" table:formula="of:=([$Bass.J231])" office:value-type="string" office:string-value="ヘルシザース">
            <text:p>ヘルシザース</text:p>
          </table:table-cell>
          <table:table-cell table:style-name="ce6" table:formula="of:=([$Bass.J233])" office:value-type="string" office:string-value="7PP">
            <text:p>7PP</text:p>
          </table:table-cell>
          <table:table-cell table:style-name="ce6" table:formula="of:=([$Bass.J235])" office:value-type="string" office:string-value="143h">
            <text:p>143h</text:p>
          </table:table-cell>
          <table:table-cell table:style-name="ce6" office:value-type="string">
            <text:p>0x0143</text:p>
          </table:table-cell>
          <table:table-cell table:number-columns-repeated="1019"/>
        </table:table-row>
        <table:table-row table:style-name="ro6">
          <table:table-cell table:style-name="ce6" table:formula="of:=([$Bass.J242])" office:value-type="string" office:string-value="Rolling Axe">
            <text:p>Rolling Axe</text:p>
          </table:table-cell>
          <table:table-cell table:style-name="ce6" table:formula="of:=([$Bass.J243])" office:value-type="string" office:string-value="ローリングアックス">
            <text:p>ローリングアックス</text:p>
          </table:table-cell>
          <table:table-cell table:style-name="ce6" table:formula="of:=([$Bass.J245])" office:value-type="string" office:string-value="46P">
            <text:p>46P</text:p>
          </table:table-cell>
          <table:table-cell table:style-name="ce6" table:formula="of:=([$Bass.J247])" office:value-type="string" office:string-value="144h">
            <text:p>144h</text:p>
          </table:table-cell>
          <table:table-cell table:style-name="ce6" office:value-type="string">
            <text:p>0x0144</text:p>
          </table:table-cell>
          <table:table-cell table:number-columns-repeated="1019"/>
        </table:table-row>
        <table:table-row table:style-name="ro6">
          <table:table-cell table:style-name="ce6" table:formula="of:=([$Bass.J254])" office:value-type="string" office:string-value="Bass Lariat">
            <text:p>Bass Lariat</text:p>
          </table:table-cell>
          <table:table-cell table:style-name="ce6" table:formula="of:=([$Bass.J255])" office:value-type="string" office:string-value="バースラリアット">
            <text:p>バースラリアット</text:p>
          </table:table-cell>
          <table:table-cell table:style-name="ce6" table:formula="of:=([$Bass.J257])" office:value-type="string" office:string-value="6P+K">
            <text:p>6P+K</text:p>
          </table:table-cell>
          <table:table-cell table:style-name="ce6" table:formula="of:=([$Bass.J259])" office:value-type="string" office:string-value="145h">
            <text:p>145h</text:p>
          </table:table-cell>
          <table:table-cell table:style-name="ce6" office:value-type="string">
            <text:p>0x0145</text:p>
          </table:table-cell>
          <table:table-cell table:number-columns-repeated="1019"/>
        </table:table-row>
        <table:table-row table:style-name="ro6">
          <table:table-cell table:style-name="ce6" table:formula="of:=([$Bass.J266])" office:value-type="string" office:string-value="Front Roll Kick">
            <text:p>Front Roll Kick</text:p>
          </table:table-cell>
          <table:table-cell table:style-name="ce6" table:formula="of:=([$Bass.J267])" office:value-type="string" office:string-value="フロントロールキック">
            <text:p>フロントロールキック</text:p>
          </table:table-cell>
          <table:table-cell table:style-name="ce6" table:formula="of:=([$Bass.J269])" office:value-type="string" office:string-value="6F+K">
            <text:p>6F+K</text:p>
          </table:table-cell>
          <table:table-cell table:style-name="ce6" table:formula="of:=([$Bass.J271])" office:value-type="string" office:string-value="149h">
            <text:p>149h</text:p>
          </table:table-cell>
          <table:table-cell table:style-name="ce6" office:value-type="string">
            <text:p>0x0149</text:p>
          </table:table-cell>
          <table:table-cell table:number-columns-repeated="1019"/>
        </table:table-row>
        <table:table-row table:style-name="ro6">
          <table:table-cell table:style-name="ce6" table:formula="of:=([$Bass.J278])" office:value-type="string" office:string-value="Leg Break">
            <text:p>Leg Break</text:p>
          </table:table-cell>
          <table:table-cell table:style-name="ce6" table:formula="of:=([$Bass.J279])" office:value-type="string" office:string-value="レッグブレイク">
            <text:p>レッグブレイク</text:p>
          </table:table-cell>
          <table:table-cell table:style-name="ce6" table:formula="of:=([$Bass.J281])" office:value-type="string" office:string-value="1K">
            <text:p>1K</text:p>
          </table:table-cell>
          <table:table-cell table:style-name="ce6" table:formula="of:=([$Bass.J283])" office:value-type="string" office:string-value="147h">
            <text:p>147h</text:p>
          </table:table-cell>
          <table:table-cell table:style-name="ce6" office:value-type="string">
            <text:p>0x0147</text:p>
          </table:table-cell>
          <table:table-cell table:number-columns-repeated="1019"/>
        </table:table-row>
        <table:table-row table:style-name="ro6">
          <table:table-cell table:style-name="ce6" table:formula="of:=([$Bass.J290])" office:value-type="string" office:string-value="Low Drop Kick">
            <text:p>Low Drop Kick</text:p>
          </table:table-cell>
          <table:table-cell table:style-name="ce6" table:formula="of:=([$Bass.J291])" office:value-type="string" office:string-value="ロードロップキック">
            <text:p>ロードロップキック</text:p>
          </table:table-cell>
          <table:table-cell table:style-name="ce6" table:formula="of:=([$Bass.J293])" office:value-type="string" office:string-value="2F+K">
            <text:p>2F+K</text:p>
          </table:table-cell>
          <table:table-cell table:style-name="ce6" table:formula="of:=([$Bass.J295])" office:value-type="string" office:string-value="148h">
            <text:p>148h</text:p>
          </table:table-cell>
          <table:table-cell table:style-name="ce6" office:value-type="string">
            <text:p>0x0148</text:p>
          </table:table-cell>
          <table:table-cell table:number-columns-repeated="1019"/>
        </table:table-row>
        <table:table-row table:style-name="ro6">
          <table:table-cell table:style-name="ce6" table:formula="of:=([$Bass.J302])" office:value-type="string" office:string-value="Muscle Elbow">
            <text:p>Muscle Elbow</text:p>
          </table:table-cell>
          <table:table-cell table:style-name="ce6" table:formula="of:=([$Bass.J303])" office:value-type="string" office:string-value="マッスルエルボー">
            <text:p>マッスルエルボー</text:p>
          </table:table-cell>
          <table:table-cell table:style-name="ce6" table:formula="of:=([$Bass.J305])" office:value-type="string" office:string-value="4P+K">
            <text:p>4P+K</text:p>
          </table:table-cell>
          <table:table-cell table:style-name="ce6" table:formula="of:=([$Bass.J307])" office:value-type="string" office:string-value="14Ch">
            <text:p>14Ch</text:p>
          </table:table-cell>
          <table:table-cell table:style-name="ce6" office:value-type="string">
            <text:p>0x014C</text:p>
          </table:table-cell>
          <table:table-cell table:number-columns-repeated="1019"/>
        </table:table-row>
        <table:table-row table:style-name="ro6">
          <table:table-cell table:style-name="ce6" table:formula="of:=([$Bass.J314])" office:value-type="string" office:string-value="Buffalo Train">
            <text:p>Buffalo Train</text:p>
          </table:table-cell>
          <table:table-cell table:style-name="ce6" table:formula="of:=([$Bass.J315])" office:value-type="string" office:string-value="アックスボンバー">
            <text:p>アックスボンバー</text:p>
          </table:table-cell>
          <table:table-cell table:style-name="ce6" table:formula="of:=([$Bass.J317])" office:value-type="string" office:string-value="2P+K.P+K">
            <text:p>2P+K.P+K</text:p>
          </table:table-cell>
          <table:table-cell table:style-name="ce6" table:formula="of:=([$Bass.J319])" office:value-type="string" office:string-value="154h">
            <text:p>154h</text:p>
          </table:table-cell>
          <table:table-cell table:style-name="ce6" office:value-type="string">
            <text:p>0x0154</text:p>
          </table:table-cell>
          <table:table-cell table:number-columns-repeated="1019"/>
        </table:table-row>
        <table:table-row table:style-name="ro6">
          <table:table-cell table:style-name="ce6" table:formula="of:=([$Bass.J326])" office:value-type="string" office:string-value="Trass Kick">
            <text:p>Trass Kick</text:p>
          </table:table-cell>
          <table:table-cell table:style-name="ce6" table:formula="of:=([$Bass.J327])" office:value-type="string" office:string-value="トラースキック">
            <text:p>トラースキック</text:p>
          </table:table-cell>
          <table:table-cell table:style-name="ce6" table:formula="of:=([$Bass.J329])" office:value-type="string" office:string-value="4K">
            <text:p>4K</text:p>
          </table:table-cell>
          <table:table-cell table:style-name="ce6" table:formula="of:=([$Bass.J331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338])" office:value-type="string" office:string-value="Round Muscle Elbow">
            <text:p>Round Muscle Elbow</text:p>
          </table:table-cell>
          <table:table-cell table:style-name="ce6" table:formula="of:=([$Bass.J339])" office:value-type="string" office:string-value="ラウンドマッスルエルボー">
            <text:p>ラウンドマッスルエルボー</text:p>
          </table:table-cell>
          <table:table-cell table:style-name="ce6" table:formula="of:=([$Bass.J341])" office:value-type="string" office:string-value="4P+K">
            <text:p>4P+K</text:p>
          </table:table-cell>
          <table:table-cell table:style-name="ce6" table:formula="of:=([$Bass.J343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350])" office:value-type="string" office:string-value="Rising Low Drop Kick">
            <text:p>Rising Low Drop Kick</text:p>
          </table:table-cell>
          <table:table-cell table:style-name="ce6" table:formula="of:=([$Bass.J351])" office:value-type="string" office:string-value="起きロードロップキック">
            <text:p>起きロードロップキック</text:p>
          </table:table-cell>
          <table:table-cell table:style-name="ce6" table:formula="of:=([$Bass.J353])" office:value-type="string" office:string-value="2_F+K">
            <text:p>2_F+K</text:p>
          </table:table-cell>
          <table:table-cell table:style-name="ce6" table:formula="of:=([$Bass.J355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362])" office:value-type="string" office:string-value="Falcon Arrow">
            <text:p>Falcon Arrow</text:p>
          </table:table-cell>
          <table:table-cell table:style-name="ce6" table:formula="of:=([$Bass.J363])" office:value-type="string" office:string-value="ファルコンアロー">
            <text:p>ファルコンアロー</text:p>
          </table:table-cell>
          <table:table-cell table:style-name="ce6" table:formula="of:=([$Bass.J365])" office:value-type="string" office:string-value="F+P">
            <text:p>F+P</text:p>
          </table:table-cell>
          <table:table-cell table:style-name="ce6" table:formula="of:=([$Bass.J367])" office:value-type="string" office:string-value="9Dh">
            <text:p>9Dh</text:p>
          </table:table-cell>
          <table:table-cell table:style-name="ce6" office:value-type="string">
            <text:p>0x009D</text:p>
          </table:table-cell>
          <table:table-cell table:number-columns-repeated="1019"/>
        </table:table-row>
        <table:table-row table:style-name="ro6">
          <table:table-cell table:style-name="ce6" table:formula="of:=([$Bass.J374])" office:value-type="string" office:string-value="Canyon Dunk">
            <text:p>Canyon Dunk</text:p>
          </table:table-cell>
          <table:table-cell table:style-name="ce6" table:formula="of:=([$Bass.J375])" office:value-type="string" office:string-value="キャニオンダンク">
            <text:p>キャニオンダンク</text:p>
          </table:table-cell>
          <table:table-cell table:style-name="ce6" table:formula="of:=([$Bass.J377])" office:value-type="string" office:string-value="F+P">
            <text:p>F+P</text:p>
          </table:table-cell>
          <table:table-cell table:style-name="ce6" table:formula="of:=([$Bass.J379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386])" office:value-type="string" office:string-value="One Leg Standing Head Butt">
            <text:p>One Leg Standing Head Butt</text:p>
          </table:table-cell>
          <table:table-cell table:style-name="ce6" table:formula="of:=([$Bass.J387])" office:value-type="string" office:string-value="一本足頭突き">
            <text:p>一本足頭突き</text:p>
          </table:table-cell>
          <table:table-cell table:style-name="ce6" table:formula="of:=([$Bass.J389])" office:value-type="string" office:string-value="3F+P">
            <text:p>3F+P</text:p>
          </table:table-cell>
          <table:table-cell table:style-name="ce6" table:formula="of:=([$Bass.J391])" office:value-type="string" office:string-value="1D8h">
            <text:p>1D8h</text:p>
          </table:table-cell>
          <table:table-cell table:style-name="ce6" office:value-type="string">
            <text:p>0x01D8</text:p>
          </table:table-cell>
          <table:table-cell table:number-columns-repeated="1019"/>
        </table:table-row>
        <table:table-row table:style-name="ro6">
          <table:table-cell table:style-name="ce6" table:formula="of:=([$Bass.J398])" office:value-type="string" office:string-value="Wild Bull Head Butt">
            <text:p>Wild Bull Head Butt</text:p>
          </table:table-cell>
          <table:table-cell table:style-name="ce6" table:formula="of:=([$Bass.J399])" office:value-type="string" office:string-value="猛牛頭突き">
            <text:p>猛牛頭突き</text:p>
          </table:table-cell>
          <table:table-cell table:style-name="ce6" table:formula="of:=([$Bass.J401])" office:value-type="string" office:string-value="3F+P">
            <text:p>3F+P</text:p>
          </table:table-cell>
          <table:table-cell table:style-name="ce6" table:formula="of:=([$Bass.J403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410])" office:value-type="string" office:string-value="Water Mill Drop">
            <text:p>Water Mill Drop</text:p>
          </table:table-cell>
          <table:table-cell table:style-name="ce6" table:formula="of:=([$Bass.J411])" office:value-type="string" office:string-value="水車落とし">
            <text:p>水車落とし</text:p>
          </table:table-cell>
          <table:table-cell table:style-name="ce6" table:formula="of:=([$Bass.J413])" office:value-type="string" office:string-value="4F+P">
            <text:p>4F+P</text:p>
          </table:table-cell>
          <table:table-cell table:style-name="ce6" table:formula="of:=([$Bass.J415])" office:value-type="string" office:string-value="198h">
            <text:p>198h</text:p>
          </table:table-cell>
          <table:table-cell table:style-name="ce6" office:value-type="string">
            <text:p>0x0198</text:p>
          </table:table-cell>
          <table:table-cell table:number-columns-repeated="1019"/>
        </table:table-row>
        <table:table-row table:style-name="ro6">
          <table:table-cell table:style-name="ce6" table:formula="of:=([$Bass.J422])" office:value-type="string" office:string-value="Bear Press">
            <text:p>Bear Press</text:p>
          </table:table-cell>
          <table:table-cell table:style-name="ce6" table:formula="of:=([$Bass.J423])" office:value-type="string" office:string-value="ベアプレス">
            <text:p>ベアプレス</text:p>
          </table:table-cell>
          <table:table-cell table:style-name="ce6" table:formula="of:=([$Bass.J425])" office:value-type="string" office:string-value="4F+P">
            <text:p>4F+P</text:p>
          </table:table-cell>
          <table:table-cell table:style-name="ce6" table:formula="of:=([$Bass.J427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434])" office:value-type="string" office:string-value="Bass Tornado">
            <text:p>Bass Tornado</text:p>
          </table:table-cell>
          <table:table-cell table:style-name="ce6" table:formula="of:=([$Bass.J435])" office:value-type="string" office:string-value="バース・トルネード">
            <text:p>バース・トルネード</text:p>
          </table:table-cell>
          <table:table-cell table:style-name="ce6" table:formula="of:=([$Bass.J437])" office:value-type="string" office:string-value="6F+P">
            <text:p>6F+P</text:p>
          </table:table-cell>
          <table:table-cell table:style-name="ce6" table:formula="of:=([$Bass.J439])" office:value-type="string" office:string-value="19Ah">
            <text:p>19Ah</text:p>
          </table:table-cell>
          <table:table-cell table:style-name="ce6" office:value-type="string">
            <text:p>0x019A</text:p>
          </table:table-cell>
          <table:table-cell table:number-columns-repeated="1019"/>
        </table:table-row>
        <table:table-row table:style-name="ro6">
          <table:table-cell table:style-name="ce6" table:formula="of:=([$Bass.J446])" office:value-type="string" office:string-value="Flying Body Scissors">
            <text:p>Flying Body Scissors</text:p>
          </table:table-cell>
          <table:table-cell table:style-name="ce6" table:formula="of:=([$Bass.J447])" office:value-type="string" office:string-value="フライングボディシザース">
            <text:p>フライングボディシザース</text:p>
          </table:table-cell>
          <table:table-cell table:style-name="ce6" table:formula="of:=([$Bass.J449])" office:value-type="string" office:string-value="8F+P">
            <text:p>8F+P</text:p>
          </table:table-cell>
          <table:table-cell table:style-name="ce6" table:formula="of:=([$Bass.J451])" office:value-type="string" office:string-value="1BEh">
            <text:p>1BEh</text:p>
          </table:table-cell>
          <table:table-cell table:style-name="ce6" office:value-type="string">
            <text:p>0x01BE</text:p>
          </table:table-cell>
          <table:table-cell table:number-columns-repeated="1019"/>
        </table:table-row>
        <table:table-row table:style-name="ro6">
          <table:table-cell table:style-name="ce6" table:formula="of:=([$Bass.J458])" office:value-type="string" office:string-value="Dynamite Lariat">
            <text:p>Dynamite Lariat</text:p>
          </table:table-cell>
          <table:table-cell table:style-name="ce6" table:formula="of:=([$Bass.J459])" office:value-type="string" office:string-value="ダイナマイトラリアット">
            <text:p>ダイナマイトラリアット</text:p>
          </table:table-cell>
          <table:table-cell table:style-name="ce6" table:formula="of:=([$Bass.J461])" office:value-type="string" office:string-value="46F+P">
            <text:p>46F+P</text:p>
          </table:table-cell>
          <table:table-cell table:style-name="ce6" table:formula="of:=([$Bass.J463])" office:value-type="string" office:string-value="1C0h">
            <text:p>1C0h</text:p>
          </table:table-cell>
          <table:table-cell table:style-name="ce6" office:value-type="string">
            <text:p>0x01C0</text:p>
          </table:table-cell>
          <table:table-cell table:number-columns-repeated="1019"/>
        </table:table-row>
        <table:table-row table:style-name="ro6">
          <table:table-cell table:style-name="ce6" table:formula="of:=([$Bass.J470])" office:value-type="string" office:string-value="Atomic Hammer Crash">
            <text:p>Atomic Hammer Crash</text:p>
          </table:table-cell>
          <table:table-cell table:style-name="ce6" table:formula="of:=([$Bass.J471])" office:value-type="string" office:string-value="アトミックハンマークラッシュ">
            <text:p>アトミックハンマークラッシュ</text:p>
          </table:table-cell>
          <table:table-cell table:style-name="ce6" table:formula="of:=([$Bass.J473])" office:value-type="string" office:string-value="46F+P">
            <text:p>46F+P</text:p>
          </table:table-cell>
          <table:table-cell table:style-name="ce6" table:formula="of:=([$Bass.J475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482])" office:value-type="string" office:string-value="Oklahoma Stampede">
            <text:p>Oklahoma Stampede</text:p>
          </table:table-cell>
          <table:table-cell table:style-name="ce6" table:formula="of:=([$Bass.J483])" office:value-type="string" office:string-value="オクラホマスタンピード">
            <text:p>オクラホマスタンピード</text:p>
          </table:table-cell>
          <table:table-cell table:style-name="ce6" table:formula="of:=([$Bass.J485])" office:value-type="string" office:string-value="66F+P.6F+P">
            <text:p>66F+P.6F+P</text:p>
          </table:table-cell>
          <table:table-cell table:style-name="ce6" table:formula="of:=([$Bass.J487])" office:value-type="string" office:string-value="1C8h">
            <text:p>1C8h</text:p>
          </table:table-cell>
          <table:table-cell table:style-name="ce6" office:value-type="string">
            <text:p>0x01C8</text:p>
          </table:table-cell>
          <table:table-cell table:number-columns-repeated="1019"/>
        </table:table-row>
        <table:table-row table:style-name="ro6">
          <table:table-cell table:style-name="ce6" table:formula="of:=([$Bass.J494])" office:value-type="string" office:string-value="Manhattan Driver">
            <text:p>Manhattan Driver</text:p>
          </table:table-cell>
          <table:table-cell table:style-name="ce6" table:formula="of:=([$Bass.J495])" office:value-type="string" office:string-value="マンハッタンドライバー">
            <text:p>マンハッタンドライバー</text:p>
          </table:table-cell>
          <table:table-cell table:style-name="ce6" table:formula="of:=([$Bass.J497])" office:value-type="string" office:string-value="hF+P.2F+P.">
            <text:p>hF+P.2F+P.</text:p>
          </table:table-cell>
          <table:table-cell table:style-name="ce6" table:formula="of:=([$Bass.J499])" office:value-type="string" office:string-value="1BAh">
            <text:p>1BAh</text:p>
          </table:table-cell>
          <table:table-cell table:style-name="ce6" office:value-type="string">
            <text:p>0x01BA</text:p>
          </table:table-cell>
          <table:table-cell table:number-columns-repeated="1019"/>
        </table:table-row>
        <table:table-row table:style-name="ro6">
          <table:table-cell table:style-name="ce6" table:formula="of:=([$Bass.J506])" office:value-type="float" office:value="0">
            <text:p>0</text:p>
          </table:table-cell>
          <table:table-cell table:style-name="ce6" table:formula="of:=([$Bass.J507])" office:value-type="float" office:value="0">
            <text:p>0</text:p>
          </table:table-cell>
          <table:table-cell table:style-name="ce6" table:formula="of:=([$Bass.J509])" office:value-type="string" office:string-value="28F+P">
            <text:p>28F+P</text:p>
          </table:table-cell>
          <table:table-cell table:style-name="ce6" table:formula="of:=([$Bass.J511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518])" office:value-type="string" office:string-value="Super Freak">
            <text:p>Super Freak</text:p>
          </table:table-cell>
          <table:table-cell table:style-name="ce6" table:formula="of:=([$Bass.J519])" office:value-type="string" office:string-value="スーパーフリーク">
            <text:p>スーパーフリーク</text:p>
          </table:table-cell>
          <table:table-cell table:style-name="ce6" table:formula="of:=([$Bass.J521])" office:value-type="string" office:string-value="YF+P">
            <text:p>YF+P</text:p>
          </table:table-cell>
          <table:table-cell table:style-name="ce6" table:formula="of:=([$Bass.J523])" office:value-type="string" office:string-value="1A8h">
            <text:p>1A8h</text:p>
          </table:table-cell>
          <table:table-cell table:style-name="ce6" office:value-type="string">
            <text:p>0x01A8</text:p>
          </table:table-cell>
          <table:table-cell table:number-columns-repeated="1019"/>
        </table:table-row>
        <table:table-row table:style-name="ro6">
          <table:table-cell table:style-name="ce6" table:formula="of:=([$Bass.J530])" office:value-type="string" office:string-value="T.F.B.B.">
            <text:p>T.F.B.B.</text:p>
          </table:table-cell>
          <table:table-cell table:style-name="ce6" table:formula="of:=([$Bass.J531])" office:value-type="string" office:string-value="Ｔ・Ｆ・Ｂ・Ｂ">
            <text:p>Ｔ・Ｆ・Ｂ・Ｂ</text:p>
          </table:table-cell>
          <table:table-cell table:style-name="ce6" table:formula="of:=([$Bass.J533])" office:value-type="string" office:string-value="2_64F+P">
            <text:p>2_64F+P</text:p>
          </table:table-cell>
          <table:table-cell table:style-name="ce6" table:formula="of:=([$Bass.J535])" office:value-type="string" office:string-value="1AEh">
            <text:p>1AEh</text:p>
          </table:table-cell>
          <table:table-cell table:style-name="ce6" office:value-type="string">
            <text:p>0x01AE</text:p>
          </table:table-cell>
          <table:table-cell table:number-columns-repeated="1019"/>
        </table:table-row>
        <table:table-row table:style-name="ro6">
          <table:table-cell table:style-name="ce6" table:formula="of:=([$Bass.J542])" office:value-type="string" office:string-value="T.F.B.C.">
            <text:p>T.F.B.C.</text:p>
          </table:table-cell>
          <table:table-cell table:style-name="ce6" table:formula="of:=([$Bass.J543])" office:value-type="string" office:string-value="Ｔ・Ｆ・Ｂ・Ｃ">
            <text:p>Ｔ・Ｆ・Ｂ・Ｃ</text:p>
          </table:table-cell>
          <table:table-cell table:style-name="ce6" table:formula="of:=([$Bass.J545])" office:value-type="string" office:string-value="2_64F+P">
            <text:p>2_64F+P</text:p>
          </table:table-cell>
          <table:table-cell table:style-name="ce6" table:formula="of:=([$Bass.J547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554])" office:value-type="string" office:string-value="Escape Back">
            <text:p>Escape Back</text:p>
          </table:table-cell>
          <table:table-cell table:style-name="ce6" table:formula="of:=([$Bass.J555])" office:value-type="string" office:string-value="エスケープバック">
            <text:p>エスケープバック</text:p>
          </table:table-cell>
          <table:table-cell table:style-name="ce6" table:formula="of:=([$Bass.J557])" office:value-type="string" office:string-value="F+P">
            <text:p>F+P</text:p>
          </table:table-cell>
          <table:table-cell table:style-name="ce6" table:formula="of:=([$Bass.J559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566])" office:value-type="string" office:string-value="Dangerous Back Drop">
            <text:p>Dangerous Back Drop</text:p>
          </table:table-cell>
          <table:table-cell table:style-name="ce6" table:formula="of:=([$Bass.J567])" office:value-type="string" office:string-value="デンジャラスバックドロップ">
            <text:p>デンジャラスバックドロップ</text:p>
          </table:table-cell>
          <table:table-cell table:style-name="ce6" table:formula="of:=([$Bass.J569])" office:value-type="string" office:string-value="F+P">
            <text:p>F+P</text:p>
          </table:table-cell>
          <table:table-cell table:style-name="ce6" table:formula="of:=([$Bass.J571])" office:value-type="string" office:string-value="A1h">
            <text:p>A1h</text:p>
          </table:table-cell>
          <table:table-cell table:style-name="ce6" office:value-type="string">
            <text:p>0x00A1</text:p>
          </table:table-cell>
          <table:table-cell table:number-columns-repeated="1019"/>
        </table:table-row>
        <table:table-row table:style-name="ro6">
          <table:table-cell table:style-name="ce6" table:formula="of:=([$Bass.J578])" office:value-type="string" office:string-value="Locomotion Back Drop">
            <text:p>Locomotion Back Drop</text:p>
          </table:table-cell>
          <table:table-cell table:style-name="ce6" table:formula="of:=([$Bass.J579])" office:value-type="string" office:string-value="ロコモーションバックドロップ">
            <text:p>ロコモーションバックドロップ</text:p>
          </table:table-cell>
          <table:table-cell table:style-name="ce6" table:formula="of:=([$Bass.J581])" office:value-type="string" office:string-value="F+P">
            <text:p>F+P</text:p>
          </table:table-cell>
          <table:table-cell table:style-name="ce6" table:formula="of:=([$Bass.J583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590])" office:value-type="string" office:string-value="Argentine Back Breaker">
            <text:p>Argentine Back Breaker</text:p>
          </table:table-cell>
          <table:table-cell table:style-name="ce6" table:formula="of:=([$Bass.J591])" office:value-type="string" office:string-value="アルゼンチンバックブリーカー">
            <text:p>アルゼンチンバックブリーカー</text:p>
          </table:table-cell>
          <table:table-cell table:style-name="ce6" table:formula="of:=([$Bass.J593])" office:value-type="string" office:string-value="4F+P">
            <text:p>4F+P</text:p>
          </table:table-cell>
          <table:table-cell table:style-name="ce6" table:formula="of:=([$Bass.J595])" office:value-type="string" office:string-value="23Ch">
            <text:p>23Ch</text:p>
          </table:table-cell>
          <table:table-cell table:style-name="ce6" office:value-type="string">
            <text:p>0x023C</text:p>
          </table:table-cell>
          <table:table-cell table:number-columns-repeated="1019"/>
        </table:table-row>
        <table:table-row table:style-name="ro6">
          <table:table-cell table:style-name="ce6" table:formula="of:=([$Bass.J602])" office:value-type="string" office:string-value="Reverse Power Bomb">
            <text:p>Reverse Power Bomb</text:p>
          </table:table-cell>
          <table:table-cell table:style-name="ce6" table:formula="of:=([$Bass.J603])" office:value-type="string" office:string-value="リバースパワーボム">
            <text:p>リバースパワーボム</text:p>
          </table:table-cell>
          <table:table-cell table:style-name="ce6" table:formula="of:=([$Bass.J605])" office:value-type="string" office:string-value="8F+P">
            <text:p>8F+P</text:p>
          </table:table-cell>
          <table:table-cell table:style-name="ce6" table:formula="of:=([$Bass.J607])" office:value-type="string" office:string-value="224h">
            <text:p>224h</text:p>
          </table:table-cell>
          <table:table-cell table:style-name="ce6" office:value-type="string">
            <text:p>0x0224</text:p>
          </table:table-cell>
          <table:table-cell table:number-columns-repeated="1019"/>
        </table:table-row>
        <table:table-row table:style-name="ro6">
          <table:table-cell table:style-name="ce6" table:formula="of:=([$Bass.J614])" office:value-type="string" office:string-value="Face Crasher">
            <text:p>Face Crasher</text:p>
          </table:table-cell>
          <table:table-cell table:style-name="ce6" table:formula="of:=([$Bass.J615])" office:value-type="string" office:string-value="フェイスクラッシャー">
            <text:p>フェイスクラッシャー</text:p>
          </table:table-cell>
          <table:table-cell table:style-name="ce6" table:formula="of:=([$Bass.J617])" office:value-type="string" office:string-value="66F+P.6F+P">
            <text:p>66F+P.6F+P</text:p>
          </table:table-cell>
          <table:table-cell table:style-name="ce6" table:formula="of:=([$Bass.J619])" office:value-type="string" office:string-value="21Eh">
            <text:p>21Eh</text:p>
          </table:table-cell>
          <table:table-cell table:style-name="ce6" office:value-type="string">
            <text:p>0x021E</text:p>
          </table:table-cell>
          <table:table-cell table:number-columns-repeated="1019"/>
        </table:table-row>
        <table:table-row table:style-name="ro6">
          <table:table-cell table:style-name="ce6" table:formula="of:=([$Bass.J626])" office:value-type="string" office:string-value="Grizzly Launcher">
            <text:p>Grizzly Launcher</text:p>
          </table:table-cell>
          <table:table-cell table:style-name="ce6" table:formula="of:=([$Bass.J627])" office:value-type="string" office:string-value="グリズリーランチャー">
            <text:p>グリズリーランチャー</text:p>
          </table:table-cell>
          <table:table-cell table:style-name="ce6" table:formula="of:=([$Bass.J629])" office:value-type="string" office:string-value="YF+P.22F+P">
            <text:p>YF+P.22F+P</text:p>
          </table:table-cell>
          <table:table-cell table:style-name="ce6" table:formula="of:=([$Bass.J631])" office:value-type="string" office:string-value="22Ch">
            <text:p>22Ch</text:p>
          </table:table-cell>
          <table:table-cell table:style-name="ce6" office:value-type="string">
            <text:p>0x022C</text:p>
          </table:table-cell>
          <table:table-cell table:number-columns-repeated="1019"/>
        </table:table-row>
        <table:table-row table:style-name="ro6">
          <table:table-cell table:style-name="ce6" table:formula="of:=([$Bass.J638])" office:value-type="string" office:string-value="Grizzly Crash">
            <text:p>Grizzly Crash</text:p>
          </table:table-cell>
          <table:table-cell table:style-name="ce6" table:formula="of:=([$Bass.J639])" office:value-type="string" office:string-value="グリズリークラッシュ">
            <text:p>グリズリークラッシュ</text:p>
          </table:table-cell>
          <table:table-cell table:style-name="ce6" table:formula="of:=([$Bass.J641])" office:value-type="string" office:string-value="YF+P.22F+P">
            <text:p>YF+P.22F+P</text:p>
          </table:table-cell>
          <table:table-cell table:style-name="ce6" table:formula="of:=([$Bass.J643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650])" office:value-type="string" office:string-value="Bass Bomb">
            <text:p>Bass Bomb</text:p>
          </table:table-cell>
          <table:table-cell table:style-name="ce6" table:formula="of:=([$Bass.J651])" office:value-type="string" office:string-value="バースボム">
            <text:p>バースボム</text:p>
          </table:table-cell>
          <table:table-cell table:style-name="ce6" table:formula="of:=([$Bass.J653])" office:value-type="string" office:string-value="2F+P">
            <text:p>2F+P</text:p>
          </table:table-cell>
          <table:table-cell table:style-name="ce6" table:formula="of:=([$Bass.J655])" office:value-type="string" office:string-value="1CEh">
            <text:p>1CEh</text:p>
          </table:table-cell>
          <table:table-cell table:style-name="ce6" office:value-type="string">
            <text:p>0x01CE</text:p>
          </table:table-cell>
          <table:table-cell table:number-columns-repeated="1019"/>
        </table:table-row>
        <table:table-row table:style-name="ro6">
          <table:table-cell table:style-name="ce6" table:formula="of:=([$Bass.J662])" office:value-type="string" office:string-value="Spiral Bomb">
            <text:p>Spiral Bomb</text:p>
          </table:table-cell>
          <table:table-cell table:style-name="ce6" table:formula="of:=([$Bass.J663])" office:value-type="string" office:string-value="スパイラルボム">
            <text:p>スパイラルボム</text:p>
          </table:table-cell>
          <table:table-cell table:style-name="ce6" table:formula="of:=([$Bass.J665])" office:value-type="string" office:string-value="1F+P">
            <text:p>1F+P</text:p>
          </table:table-cell>
          <table:table-cell table:style-name="ce6" table:formula="of:=([$Bass.J667])" office:value-type="string" office:string-value="1DEh">
            <text:p>1DEh</text:p>
          </table:table-cell>
          <table:table-cell table:style-name="ce6" office:value-type="string">
            <text:p>0x01DE</text:p>
          </table:table-cell>
          <table:table-cell table:number-columns-repeated="1019"/>
        </table:table-row>
        <table:table-row table:style-name="ro6">
          <table:table-cell table:style-name="ce6" table:formula="of:=([$Bass.J674])" office:value-type="string" office:string-value="Double Arm Driver">
            <text:p>Double Arm Driver</text:p>
          </table:table-cell>
          <table:table-cell table:style-name="ce6" table:formula="of:=([$Bass.J675])" office:value-type="string" office:string-value="ダブルアームＤＤＴ">
            <text:p>ダブルアームＤＤＴ</text:p>
          </table:table-cell>
          <table:table-cell table:style-name="ce6" table:formula="of:=([$Bass.J677])" office:value-type="string" office:string-value="33F+P">
            <text:p>33F+P</text:p>
          </table:table-cell>
          <table:table-cell table:style-name="ce6" table:formula="of:=([$Bass.J679])" office:value-type="string" office:string-value="1D2h">
            <text:p>1D2h</text:p>
          </table:table-cell>
          <table:table-cell table:style-name="ce6" office:value-type="string">
            <text:p>0x01D2</text:p>
          </table:table-cell>
          <table:table-cell table:number-columns-repeated="1019"/>
        </table:table-row>
        <table:table-row table:style-name="ro6">
          <table:table-cell table:style-name="ce6" table:formula="of:=([$Bass.J686])" office:value-type="string" office:string-value="Calf Branding">
            <text:p>Calf Branding</text:p>
          </table:table-cell>
          <table:table-cell table:style-name="ce6" table:formula="of:=([$Bass.J687])" office:value-type="string" office:string-value="カーフブランディング">
            <text:p>カーフブランディング</text:p>
          </table:table-cell>
          <table:table-cell table:style-name="ce6" table:formula="of:=([$Bass.J689])" office:value-type="string" office:string-value="2F+P">
            <text:p>2F+P</text:p>
          </table:table-cell>
          <table:table-cell table:style-name="ce6" table:formula="of:=([$Bass.J691])" office:value-type="string" office:string-value="238h">
            <text:p>238h</text:p>
          </table:table-cell>
          <table:table-cell table:style-name="ce6" office:value-type="string">
            <text:p>0x0238</text:p>
          </table:table-cell>
          <table:table-cell table:number-columns-repeated="1019"/>
        </table:table-row>
        <table:table-row table:style-name="ro6">
          <table:table-cell table:style-name="ce6" table:formula="of:=([$Bass.J698])" office:value-type="string" office:string-value="Half Lock Suplex">
            <text:p>Half Lock Suplex</text:p>
          </table:table-cell>
          <table:table-cell table:style-name="ce6" table:formula="of:=([$Bass.J699])" office:value-type="string" office:string-value="ハーフロックスープレックス">
            <text:p>ハーフロックスープレックス</text:p>
          </table:table-cell>
          <table:table-cell table:style-name="ce6" table:formula="of:=([$Bass.J701])" office:value-type="string" office:string-value="7F">
            <text:p>7F</text:p>
          </table:table-cell>
          <table:table-cell table:style-name="ce6" table:formula="of:=([$Bass.J703])" office:value-type="string" office:string-value="244h">
            <text:p>244h</text:p>
          </table:table-cell>
          <table:table-cell table:style-name="ce6" office:value-type="string">
            <text:p>0x0244</text:p>
          </table:table-cell>
          <table:table-cell table:number-columns-repeated="1019"/>
        </table:table-row>
        <table:table-row table:style-name="ro6">
          <table:table-cell table:style-name="ce6" table:formula="of:=([$Bass.J710])" office:value-type="string" office:string-value="Rolling Press">
            <text:p>Rolling Press</text:p>
          </table:table-cell>
          <table:table-cell table:style-name="ce6" table:formula="of:=([$Bass.J711])" office:value-type="string" office:string-value="ローリングセントーン">
            <text:p>ローリングセントーン</text:p>
          </table:table-cell>
          <table:table-cell table:style-name="ce6" table:formula="of:=([$Bass.J713])" office:value-type="string" office:string-value="7F">
            <text:p>7F</text:p>
          </table:table-cell>
          <table:table-cell table:style-name="ce6" table:formula="of:=([$Bass.J715])" office:value-type="string" office:string-value="246h">
            <text:p>246h</text:p>
          </table:table-cell>
          <table:table-cell table:style-name="ce6" office:value-type="string">
            <text:p>0x0246</text:p>
          </table:table-cell>
          <table:table-cell table:number-columns-repeated="1019"/>
        </table:table-row>
        <table:table-row table:style-name="ro6">
          <table:table-cell table:style-name="ce6" table:formula="of:=([$Bass.J722])" office:value-type="string" office:string-value="Shoulder Through">
            <text:p>Shoulder Through</text:p>
          </table:table-cell>
          <table:table-cell table:style-name="ce6" table:formula="of:=([$Bass.J723])" office:value-type="string" office:string-value="ショルダースルー">
            <text:p>ショルダースルー</text:p>
          </table:table-cell>
          <table:table-cell table:style-name="ce6" table:formula="of:=([$Bass.J725])" office:value-type="string" office:string-value="4F">
            <text:p>4F</text:p>
          </table:table-cell>
          <table:table-cell table:style-name="ce6" table:formula="of:=([$Bass.J727])" office:value-type="string" office:string-value="248h">
            <text:p>248h</text:p>
          </table:table-cell>
          <table:table-cell table:style-name="ce6" office:value-type="string">
            <text:p>0x0248</text:p>
          </table:table-cell>
          <table:table-cell table:number-columns-repeated="1019"/>
        </table:table-row>
        <table:table-row table:style-name="ro6">
          <table:table-cell table:style-name="ce6" table:formula="of:=([$Bass.J734])" office:value-type="string" office:string-value="Blast Through">
            <text:p>Blast Through</text:p>
          </table:table-cell>
          <table:table-cell table:style-name="ce6" table:formula="of:=([$Bass.J735])" office:value-type="string" office:string-value="ブラストスルー">
            <text:p>ブラストスルー</text:p>
          </table:table-cell>
          <table:table-cell table:style-name="ce6" table:formula="of:=([$Bass.J737])" office:value-type="string" office:string-value="4F">
            <text:p>4F</text:p>
          </table:table-cell>
          <table:table-cell table:style-name="ce6" table:formula="of:=([$Bass.J739])" office:value-type="float" office:value="0">
            <text:p>0</text:p>
          </table:table-cell>
          <table:table-cell table:style-name="ce6"/>
          <table:table-cell table:number-columns-repeated="1019"/>
        </table:table-row>
        <table:table-row table:style-name="ro6">
          <table:table-cell table:style-name="ce6" table:formula="of:=([$Bass.J746])" office:value-type="string" office:string-value="Jurassic Trailer">
            <text:p>Jurassic Trailer</text:p>
          </table:table-cell>
          <table:table-cell table:style-name="ce6" table:formula="of:=([$Bass.J747])" office:value-type="string" office:string-value="ジュラシックトレーラー">
            <text:p>ジュラシックトレーラー</text:p>
          </table:table-cell>
          <table:table-cell table:style-name="ce6" table:formula="of:=([$Bass.J749])" office:value-type="string" office:string-value="6F.44F">
            <text:p>6F.44F</text:p>
          </table:table-cell>
          <table:table-cell table:style-name="ce6" table:formula="of:=([$Bass.J751])" office:value-type="string" office:string-value="24Eh">
            <text:p>24Eh</text:p>
          </table:table-cell>
          <table:table-cell table:style-name="ce6" office:value-type="string">
            <text:p>0x024E</text:p>
          </table:table-cell>
          <table:table-cell table:number-columns-repeated="1019"/>
        </table:table-row>
        <table:table-row table:style-name="ro6">
          <table:table-cell table:style-name="ce6" table:formula="of:=([$Bass.J758])" office:value-type="string" office:string-value="Guillotine Drop">
            <text:p>Guillotine Drop</text:p>
          </table:table-cell>
          <table:table-cell table:style-name="ce6" table:formula="of:=([$Bass.J759])" office:value-type="string" office:string-value="ギロチンドロップ">
            <text:p>ギロチンドロップ</text:p>
          </table:table-cell>
          <table:table-cell table:style-name="ce6" table:formula="of:=([$Bass.J761])" office:value-type="string" office:string-value="1F">
            <text:p>1F</text:p>
          </table:table-cell>
          <table:table-cell table:style-name="ce6" table:formula="of:=([$Bass.J763])" office:value-type="string" office:string-value="254h">
            <text:p>254h</text:p>
          </table:table-cell>
          <table:table-cell table:style-name="ce6" office:value-type="string">
            <text:p>0x0254</text:p>
          </table:table-cell>
          <table:table-cell table:number-columns-repeated="1019"/>
        </table:table-row>
        <table:table-row table:style-name="ro6">
          <table:table-cell table:style-name="ce6" table:formula="of:=([$Bass.J770])" office:value-type="string" office:string-value="Giant Hammer Throw">
            <text:p>Giant Hammer Throw</text:p>
          </table:table-cell>
          <table:table-cell table:style-name="ce6" table:formula="of:=([$Bass.J771])" office:value-type="string" office:string-value="ジャイアントハンマースロー">
            <text:p>ジャイアントハンマースロー</text:p>
          </table:table-cell>
          <table:table-cell table:style-name="ce6" table:formula="of:=([$Bass.J773])" office:value-type="string" office:string-value="1F">
            <text:p>1F</text:p>
          </table:table-cell>
          <table:table-cell table:style-name="ce6" table:formula="of:=([$Bass.J775])" office:value-type="string" office:string-value="256h">
            <text:p>256h</text:p>
          </table:table-cell>
          <table:table-cell table:style-name="ce6" office:value-type="string">
            <text:p>0x0256</text:p>
          </table:table-cell>
          <table:table-cell table:number-columns-repeated="1019"/>
        </table:table-row>
        <table:table-row table:style-name="ro6">
          <table:table-cell table:style-name="ce6" table:formula="of:=([$Bass.J782])" office:value-type="string" office:string-value="Iron Hammer Press">
            <text:p>Iron Hammer Press</text:p>
          </table:table-cell>
          <table:table-cell table:style-name="ce6" table:formula="of:=([$Bass.J783])" office:value-type="string" office:string-value="アイアンハンマープレス">
            <text:p>アイアンハンマープレス</text:p>
          </table:table-cell>
          <table:table-cell table:style-name="ce6" table:formula="of:=([$Bass.J785])" office:value-type="string" office:string-value="4F">
            <text:p>4F</text:p>
          </table:table-cell>
          <table:table-cell table:style-name="ce6" table:formula="of:=([$Bass.J787])" office:value-type="string" office:string-value="25Ah">
            <text:p>25Ah</text:p>
          </table:table-cell>
          <table:table-cell table:style-name="ce6" office:value-type="string">
            <text:p>0x025A</text:p>
          </table:table-cell>
          <table:table-cell table:number-columns-repeated="1019"/>
        </table:table-row>
        <table:table-row table:style-name="ro6">
          <table:table-cell table:style-name="ce6" table:formula="of:=([$Bass.J794])" office:value-type="string" office:string-value="Double Knee Drop">
            <text:p>Double Knee Drop</text:p>
          </table:table-cell>
          <table:table-cell table:style-name="ce6" table:formula="of:=([$Bass.J795])" office:value-type="string" office:string-value="ダブルニードロップ">
            <text:p>ダブルニードロップ</text:p>
          </table:table-cell>
          <table:table-cell table:style-name="ce6" table:formula="of:=([$Bass.J797])" office:value-type="string" office:string-value="8P+K">
            <text:p>8P+K</text:p>
          </table:table-cell>
          <table:table-cell table:style-name="ce6" table:formula="of:=([$Bass.J799])" office:value-type="string" office:string-value="E1h">
            <text:p>E1h</text:p>
          </table:table-cell>
          <table:table-cell table:style-name="ce6" office:value-type="string">
            <text:p>0x00E1</text:p>
          </table:table-cell>
          <table:table-cell table:number-columns-repeated="1019"/>
        </table:table-row>
        <table:table-row table:style-name="ro6">
          <table:table-cell table:style-name="ce6" table:formula="of:=([$Bass.J806])" office:value-type="string" office:string-value="Stomping">
            <text:p>Stomping</text:p>
          </table:table-cell>
          <table:table-cell table:style-name="ce6" table:formula="of:=([$Bass.J807])" office:value-type="string" office:string-value="ストンピング">
            <text:p>ストンピング</text:p>
          </table:table-cell>
          <table:table-cell table:style-name="ce6" table:formula="of:=([$Bass.J809])" office:value-type="string" office:string-value="2K">
            <text:p>2K</text:p>
          </table:table-cell>
          <table:table-cell table:style-name="ce6" table:formula="of:=([$Bass.J811])" office:value-type="string" office:string-value="260h">
            <text:p>260h</text:p>
          </table:table-cell>
          <table:table-cell table:style-name="ce6" office:value-type="string">
            <text:p>0x0260</text:p>
          </table:table-cell>
          <table:table-cell table:number-columns-repeated="1019"/>
        </table:table-row>
        <table:table-row table:style-name="ro6">
          <table:table-cell table:style-name="ce6" table:formula="of:=([$Bass.J818])" office:value-type="string" office:string-value="Appeal: I LOVE TINA">
            <text:p>Appeal: I LOVE TINA</text:p>
          </table:table-cell>
          <table:table-cell table:style-name="ce6" table:formula="of:=([$Bass.J819])" office:value-type="string" office:string-value="アピール：Ｉ・ＬＯＶＥ・ＴＩＮＡ">
            <text:p>アピール：Ｉ・ＬＯＶＥ・ＴＩＮＡ</text:p>
          </table:table-cell>
          <table:table-cell table:style-name="ce6" table:formula="of:=([$Bass.J821])" office:value-type="string" office:string-value="464F+P+K">
            <text:p>464F+P+K</text:p>
          </table:table-cell>
          <table:table-cell table:style-name="ce6" table:formula="of:=([$Bass.J823])" office:value-type="string" office:string-value="121h">
            <text:p>121h</text:p>
          </table:table-cell>
          <table:table-cell table:style-name="ce6" office:value-type="string">
            <text:p>0x0121</text:p>
          </table:table-cell>
          <table:table-cell table:number-columns-repeated="1019"/>
        </table:table-row>
        <table:table-row table:style-name="ro6">
          <table:table-cell table:style-name="ce6" table:formula="of:=([$Bass.J830])" office:value-type="string" office:string-value="Appeal: Show Time">
            <text:p>Appeal: Show Time</text:p>
          </table:table-cell>
          <table:table-cell table:style-name="ce6" table:formula="of:=([$Bass.J831])" office:value-type="string" office:string-value="アピール：ＳＨＯＷ　ＴＩＭＥ">
            <text:p>アピール：ＳＨＯＷ　ＴＩＭＥ</text:p>
          </table:table-cell>
          <table:table-cell table:style-name="ce6" table:formula="of:=([$Bass.J833])" office:value-type="string" office:string-value="22F+P+K">
            <text:p>22F+P+K</text:p>
          </table:table-cell>
          <table:table-cell table:style-name="ce6" table:formula="of:=([$Bass.J835])" office:value-type="string" office:string-value="123h">
            <text:p>123h</text:p>
          </table:table-cell>
          <table:table-cell table:style-name="ce6" office:value-type="string">
            <text:p>0x0123 </text:p>
          </table:table-cell>
          <table:table-cell table:number-columns-repeated="1019"/>
        </table:table-row>
        <table:table-row table:style-name="ro6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1" svg:font-family="Cumberland, 'Cumberland AMT', 'Courier New', Cousine, 'Liberation Mono', 'Nimbus Mono L', 'DejaVu Sans Mono', 'Bitstream Vera Sans Mono', Courier, 'Lucida Sans Typewriter', 'Lucida Typewriter', Monaco, Monospaced" style:font-family-generic="swiss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20">02/20/2024</text:date>, <text:time>12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0T09:54:26.44</meta:creation-date>
    <dc:date>2024-02-20T12:29:51.38</dc:date>
    <meta:editing-duration>PT1M11S</meta:editing-duration>
    <meta:editing-cycles>1</meta:editing-cycles>
    <meta:document-statistic meta:table-count="6" meta:cell-count="3789" meta:object-count="0"/>
    <meta:generator>OpenOffice/4.1.6$Win32 OpenOffice.org_project/416m1$Build-9790</meta:generator>
  </office:meta>
</office:document-meta>
</file>